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64in"/>
    </style:style>
    <style:style style:name="co4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7ceeb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7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4" table:default-cell-style-name="ce8"/>
        <table:table-column table:style-name="co2" table:number-columns-repeated="8" table:default-cell-style-name="ce8"/>
        <table:table-column table:style-name="co2" table:number-columns-repeated="4" table:default-cell-style-name="Default"/>
        <table:table-row table:style-name="ro1">
          <table:table-cell office:value-type="string">
            <text:p>F_CPU (Hz)</text:p>
          </table:table-cell>
          <table:table-cell table:style-name="ce3" office:value-type="float" office:value="8000000">
            <text:p>8000000</text:p>
          </table:table-cell>
          <table:table-cell table:style-name="ce3" table:number-columns-repeated="2"/>
          <table:table-cell table:style-name="ce7" table:number-columns-repeated="9"/>
          <table:table-cell table:number-columns-repeated="4"/>
        </table:table-row>
        <table:table-row table:style-name="ro1">
          <table:table-cell/>
          <table:table-cell table:style-name="ce3" office:value-type="string">
            <text:p>\</text:p>
          </table:table-cell>
          <table:table-cell table:style-name="ce3" table:number-columns-repeated="2"/>
          <table:table-cell table:style-name="ce7" table:number-columns-repeated="9"/>
          <table:table-cell table:number-columns-repeated="4"/>
        </table:table-row>
        <table:table-row table:style-name="ro1" table:number-rows-repeated="2">
          <table:table-cell/>
          <table:table-cell table:style-name="ce3" table:number-columns-repeated="3"/>
          <table:table-cell table:style-name="ce7" table:number-columns-repeated="9"/>
          <table:table-cell table:number-columns-repeated="4"/>
        </table:table-row>
        <table:table-row table:style-name="ro1">
          <table:table-cell office:value-type="string">
            <text:p>Key Number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Freq. (Hz)</text:p>
          </table:table-cell>
          <table:table-cell table:style-name="ce3" office:value-type="float" office:value="2048">
            <text:p>2048</text:p>
          </table:table-cell>
          <table:table-cell table:style-name="ce6" office:value-type="float" office:value="1024">
            <text:p>1024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3"/>
          <table:table-cell table:style-name="ce7" table:number-columns-repeated="9"/>
          <table:table-cell table:number-columns-repeated="4"/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3" office:value-type="string">
            <text:p><text:a xlink:href="http://en.wikipedia.org/wiki/Eighth_octave_C">C8</text:a> Eighth octave</text:p>
          </table:table-cell>
          <table:table-cell table:style-name="ce3" office:value-type="float" office:value="4186.01">
            <text:p>4186.01</text:p>
          </table:table-cell>
          <table:table-cell table:style-name="ce6" table:formula="of:=(INDIRECT(&quot;B1&quot;) - (2*INDIRECT(&quot;D5&quot;)*[.C7])) / (2 * INDIRECT(&quot;D5&quot;) * [.C7])" office:value-type="float" office:value="-0.533416069240159">
            <text:p>-1</text:p>
          </table:table-cell>
          <table:table-cell table:style-name="ce6" table:formula="of:=(INDIRECT(&quot;B1&quot;) - (2*INDIRECT(&quot;E5&quot;)*[.C7])) / (2 * INDIRECT(&quot;E5&quot;) * [.C7])" office:value-type="float" office:value="-0.066832138480319">
            <text:p>0</text:p>
          </table:table-cell>
          <table:table-cell table:style-name="ce6" table:formula="of:=(INDIRECT(&quot;B1&quot;) - (2*INDIRECT(&quot;F5&quot;)*[.C7])) / (2 * INDIRECT(&quot;F5&quot;) * [.C7])" office:value-type="float" office:value="0.866335723039362">
            <text:p>1</text:p>
          </table:table-cell>
          <table:table-cell table:style-name="ce6" table:formula="of:=(INDIRECT(&quot;B1&quot;) - (2*INDIRECT(&quot;G5&quot;)*[.C7])) / (2 * INDIRECT(&quot;G5&quot;) * [.C7])" office:value-type="float" office:value="2.73267144607872">
            <text:p>3</text:p>
          </table:table-cell>
          <table:table-cell table:style-name="ce6" table:formula="of:=(INDIRECT(&quot;B1&quot;) - (2*INDIRECT(&quot;H5&quot;)*[.C7])) / (2 * INDIRECT(&quot;H5&quot;) * [.C7])" office:value-type="float" office:value="6.46534289215745">
            <text:p>6</text:p>
          </table:table-cell>
          <table:table-cell table:style-name="ce6" table:formula="of:=(INDIRECT(&quot;B1&quot;) - (2*INDIRECT(&quot;I5&quot;)*[.C7])) / (2 * INDIRECT(&quot;I5&quot;) * [.C7])" office:value-type="float" office:value="13.9306857843149">
            <text:p>14</text:p>
          </table:table-cell>
          <table:table-cell table:style-name="ce6" table:formula="of:=(INDIRECT(&quot;B1&quot;) - (2*INDIRECT(&quot;J5&quot;)*[.C7])) / (2 * INDIRECT(&quot;J5&quot;) * [.C7])" office:value-type="float" office:value="28.8613715686298">
            <text:p>29</text:p>
          </table:table-cell>
          <table:table-cell table:style-name="ce6" table:formula="of:=(INDIRECT(&quot;B1&quot;) - (2*INDIRECT(&quot;K5&quot;)*[.C7])) / (2 * INDIRECT(&quot;K5&quot;) * [.C7])" office:value-type="float" office:value="58.7227431372596">
            <text:p>59</text:p>
          </table:table-cell>
          <table:table-cell table:style-name="ce6" table:formula="of:=(INDIRECT(&quot;B1&quot;) - (2*INDIRECT(&quot;L5&quot;)*[.C7])) / (2 * INDIRECT(&quot;L5&quot;) * [.C7])" office:value-type="float" office:value="118.445486274519">
            <text:p>118</text:p>
          </table:table-cell>
          <table:table-cell table:style-name="ce6" table:formula="of:=(INDIRECT(&quot;B1&quot;) - (2*INDIRECT(&quot;M5&quot;)*[.C7])) / (2 * INDIRECT(&quot;M5&quot;) * [.C7])" office:value-type="float" office:value="954.563890196153">
            <text:p>955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3" office:value-type="string">
            <text:p>B7</text:p>
          </table:table-cell>
          <table:table-cell table:style-name="ce3" office:value-type="float" office:value="3951.07">
            <text:p>3951.07</text:p>
          </table:table-cell>
          <table:table-cell table:style-name="ce6" table:formula="of:=(INDIRECT(&quot;B1&quot;) - (2*INDIRECT(&quot;D5&quot;)*[.C8])) / (2 * INDIRECT(&quot;D5&quot;) * [.C8])" office:value-type="float" office:value="-0.505671881287854">
            <text:p>-1</text:p>
          </table:table-cell>
          <table:table-cell table:style-name="ce6" table:formula="of:=(INDIRECT(&quot;B1&quot;) - (2*INDIRECT(&quot;E5&quot;)*[.C8])) / (2 * INDIRECT(&quot;E5&quot;) * [.C8])" office:value-type="float" office:value="-0.0113437625757074">
            <text:p>0</text:p>
          </table:table-cell>
          <table:table-cell table:style-name="ce6" table:formula="of:=(INDIRECT(&quot;B1&quot;) - (2*INDIRECT(&quot;F5&quot;)*[.C8])) / (2 * INDIRECT(&quot;F5&quot;) * [.C8])" office:value-type="float" office:value="0.977312474848585">
            <text:p>1</text:p>
          </table:table-cell>
          <table:table-cell table:style-name="ce6" table:formula="of:=(INDIRECT(&quot;B1&quot;) - (2*INDIRECT(&quot;G5&quot;)*[.C8])) / (2 * INDIRECT(&quot;G5&quot;) * [.C8])" office:value-type="float" office:value="2.95462494969717">
            <text:p>3</text:p>
          </table:table-cell>
          <table:table-cell table:style-name="ce6" table:formula="of:=(INDIRECT(&quot;B1&quot;) - (2*INDIRECT(&quot;H5&quot;)*[.C8])) / (2 * INDIRECT(&quot;H5&quot;) * [.C8])" office:value-type="float" office:value="6.90924989939434">
            <text:p>7</text:p>
          </table:table-cell>
          <table:table-cell table:style-name="ce6" table:formula="of:=(INDIRECT(&quot;B1&quot;) - (2*INDIRECT(&quot;I5&quot;)*[.C8])) / (2 * INDIRECT(&quot;I5&quot;) * [.C8])" office:value-type="float" office:value="14.8184997987887">
            <text:p>15</text:p>
          </table:table-cell>
          <table:table-cell table:style-name="ce6" table:formula="of:=(INDIRECT(&quot;B1&quot;) - (2*INDIRECT(&quot;J5&quot;)*[.C8])) / (2 * INDIRECT(&quot;J5&quot;) * [.C8])" office:value-type="float" office:value="30.6369995975774">
            <text:p>31</text:p>
          </table:table-cell>
          <table:table-cell table:style-name="ce6" table:formula="of:=(INDIRECT(&quot;B1&quot;) - (2*INDIRECT(&quot;K5&quot;)*[.C8])) / (2 * INDIRECT(&quot;K5&quot;) * [.C8])" office:value-type="float" office:value="62.2739991951547">
            <text:p>62</text:p>
          </table:table-cell>
          <table:table-cell table:style-name="ce6" table:formula="of:=(INDIRECT(&quot;B1&quot;) - (2*INDIRECT(&quot;L5&quot;)*[.C8])) / (2 * INDIRECT(&quot;L5&quot;) * [.C8])" office:value-type="float" office:value="125.547998390309">
            <text:p>126</text:p>
          </table:table-cell>
          <table:table-cell table:style-name="ce6" table:formula="of:=(INDIRECT(&quot;B1&quot;) - (2*INDIRECT(&quot;M5&quot;)*[.C8])) / (2 * INDIRECT(&quot;M5&quot;) * [.C8])" office:value-type="float" office:value="1011.38398712248">
            <text:p>101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3" office:value-type="string">
            <text:p>A♯7/B♭7</text:p>
          </table:table-cell>
          <table:table-cell table:style-name="ce3" office:value-type="float" office:value="3729.31">
            <text:p>3729.31</text:p>
          </table:table-cell>
          <table:table-cell table:style-name="ce6" table:formula="of:=(INDIRECT(&quot;B1&quot;) - (2*INDIRECT(&quot;D5&quot;)*[.C9])) / (2 * INDIRECT(&quot;D5&quot;) * [.C9])" office:value-type="float" office:value="-0.476277112924375">
            <text:p>0</text:p>
          </table:table-cell>
          <table:table-cell table:style-name="ce6" table:formula="of:=(INDIRECT(&quot;B1&quot;) - (2*INDIRECT(&quot;E5&quot;)*[.C9])) / (2 * INDIRECT(&quot;E5&quot;) * [.C9])" office:value-type="float" office:value="0.0474457741512505">
            <text:p>0</text:p>
          </table:table-cell>
          <table:table-cell table:style-name="ce6" table:formula="of:=(INDIRECT(&quot;B1&quot;) - (2*INDIRECT(&quot;F5&quot;)*[.C9])) / (2 * INDIRECT(&quot;F5&quot;) * [.C9])" office:value-type="float" office:value="1.0948915483025">
            <text:p>1</text:p>
          </table:table-cell>
          <table:table-cell table:style-name="ce6" table:formula="of:=(INDIRECT(&quot;B1&quot;) - (2*INDIRECT(&quot;G5&quot;)*[.C9])) / (2 * INDIRECT(&quot;G5&quot;) * [.C9])" office:value-type="float" office:value="3.189783096605">
            <text:p>3</text:p>
          </table:table-cell>
          <table:table-cell table:style-name="ce6" table:formula="of:=(INDIRECT(&quot;B1&quot;) - (2*INDIRECT(&quot;H5&quot;)*[.C9])) / (2 * INDIRECT(&quot;H5&quot;) * [.C9])" office:value-type="float" office:value="7.37956619321">
            <text:p>7</text:p>
          </table:table-cell>
          <table:table-cell table:style-name="ce6" table:formula="of:=(INDIRECT(&quot;B1&quot;) - (2*INDIRECT(&quot;I5&quot;)*[.C9])) / (2 * INDIRECT(&quot;I5&quot;) * [.C9])" office:value-type="float" office:value="15.75913238642">
            <text:p>16</text:p>
          </table:table-cell>
          <table:table-cell table:style-name="ce6" table:formula="of:=(INDIRECT(&quot;B1&quot;) - (2*INDIRECT(&quot;J5&quot;)*[.C9])) / (2 * INDIRECT(&quot;J5&quot;) * [.C9])" office:value-type="float" office:value="32.51826477284">
            <text:p>33</text:p>
          </table:table-cell>
          <table:table-cell table:style-name="ce6" table:formula="of:=(INDIRECT(&quot;B1&quot;) - (2*INDIRECT(&quot;K5&quot;)*[.C9])) / (2 * INDIRECT(&quot;K5&quot;) * [.C9])" office:value-type="float" office:value="66.03652954568">
            <text:p>66</text:p>
          </table:table-cell>
          <table:table-cell table:style-name="ce6" table:formula="of:=(INDIRECT(&quot;B1&quot;) - (2*INDIRECT(&quot;L5&quot;)*[.C9])) / (2 * INDIRECT(&quot;L5&quot;) * [.C9])" office:value-type="float" office:value="133.07305909136">
            <text:p>133</text:p>
          </table:table-cell>
          <table:table-cell table:style-name="ce6" table:formula="of:=(INDIRECT(&quot;B1&quot;) - (2*INDIRECT(&quot;M5&quot;)*[.C9])) / (2 * INDIRECT(&quot;M5&quot;) * [.C9])" office:value-type="float" office:value="1071.58447273088">
            <text:p>1072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3" office:value-type="string">
            <text:p>A7</text:p>
          </table:table-cell>
          <table:table-cell table:style-name="ce3" office:value-type="float" office:value="3520">
            <text:p>3520</text:p>
          </table:table-cell>
          <table:table-cell table:style-name="ce6" table:formula="of:=(INDIRECT(&quot;B1&quot;) - (2*INDIRECT(&quot;D5&quot;)*[.C10])) / (2 * INDIRECT(&quot;D5&quot;) * [.C10])" office:value-type="float" office:value="-0.445134943181818">
            <text:p>0</text:p>
          </table:table-cell>
          <table:table-cell table:style-name="ce6" table:formula="of:=(INDIRECT(&quot;B1&quot;) - (2*INDIRECT(&quot;E5&quot;)*[.C10])) / (2 * INDIRECT(&quot;E5&quot;) * [.C10])" office:value-type="float" office:value="0.109730113636364">
            <text:p>0</text:p>
          </table:table-cell>
          <table:table-cell table:style-name="ce6" table:formula="of:=(INDIRECT(&quot;B1&quot;) - (2*INDIRECT(&quot;F5&quot;)*[.C10])) / (2 * INDIRECT(&quot;F5&quot;) * [.C10])" office:value-type="float" office:value="1.21946022727273">
            <text:p>1</text:p>
          </table:table-cell>
          <table:table-cell table:style-name="ce6" table:formula="of:=(INDIRECT(&quot;B1&quot;) - (2*INDIRECT(&quot;G5&quot;)*[.C10])) / (2 * INDIRECT(&quot;G5&quot;) * [.C10])" office:value-type="float" office:value="3.43892045454545">
            <text:p>3</text:p>
          </table:table-cell>
          <table:table-cell table:style-name="ce6" table:formula="of:=(INDIRECT(&quot;B1&quot;) - (2*INDIRECT(&quot;H5&quot;)*[.C10])) / (2 * INDIRECT(&quot;H5&quot;) * [.C10])" office:value-type="float" office:value="7.87784090909091">
            <text:p>8</text:p>
          </table:table-cell>
          <table:table-cell table:style-name="ce6" table:formula="of:=(INDIRECT(&quot;B1&quot;) - (2*INDIRECT(&quot;I5&quot;)*[.C10])) / (2 * INDIRECT(&quot;I5&quot;) * [.C10])" office:value-type="float" office:value="16.7556818181818">
            <text:p>17</text:p>
          </table:table-cell>
          <table:table-cell table:style-name="ce6" table:formula="of:=(INDIRECT(&quot;B1&quot;) - (2*INDIRECT(&quot;J5&quot;)*[.C10])) / (2 * INDIRECT(&quot;J5&quot;) * [.C10])" office:value-type="float" office:value="34.5113636363636">
            <text:p>35</text:p>
          </table:table-cell>
          <table:table-cell table:style-name="ce6" table:formula="of:=(INDIRECT(&quot;B1&quot;) - (2*INDIRECT(&quot;K5&quot;)*[.C10])) / (2 * INDIRECT(&quot;K5&quot;) * [.C10])" office:value-type="float" office:value="70.0227272727273">
            <text:p>70</text:p>
          </table:table-cell>
          <table:table-cell table:style-name="ce6" table:formula="of:=(INDIRECT(&quot;B1&quot;) - (2*INDIRECT(&quot;L5&quot;)*[.C10])) / (2 * INDIRECT(&quot;L5&quot;) * [.C10])" office:value-type="float" office:value="141.045454545455">
            <text:p>141</text:p>
          </table:table-cell>
          <table:table-cell table:style-name="ce6" table:formula="of:=(INDIRECT(&quot;B1&quot;) - (2*INDIRECT(&quot;M5&quot;)*[.C10])) / (2 * INDIRECT(&quot;M5&quot;) * [.C10])" office:value-type="float" office:value="1135.36363636364">
            <text:p>1135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3" office:value-type="string">
            <text:p>G♯7/A♭7</text:p>
          </table:table-cell>
          <table:table-cell table:style-name="ce3" office:value-type="float" office:value="3322.44">
            <text:p>3322.44</text:p>
          </table:table-cell>
          <table:table-cell table:style-name="ce6" table:formula="of:=(INDIRECT(&quot;B1&quot;) - (2*INDIRECT(&quot;D5&quot;)*[.C11])) / (2 * INDIRECT(&quot;D5&quot;) * [.C11])" office:value-type="float" office:value="-0.41214137802338">
            <text:p>0</text:p>
          </table:table-cell>
          <table:table-cell table:style-name="ce6" table:formula="of:=(INDIRECT(&quot;B1&quot;) - (2*INDIRECT(&quot;E5&quot;)*[.C11])) / (2 * INDIRECT(&quot;E5&quot;) * [.C11])" office:value-type="float" office:value="0.175717243953239">
            <text:p>0</text:p>
          </table:table-cell>
          <table:table-cell table:style-name="ce6" table:formula="of:=(INDIRECT(&quot;B1&quot;) - (2*INDIRECT(&quot;F5&quot;)*[.C11])) / (2 * INDIRECT(&quot;F5&quot;) * [.C11])" office:value-type="float" office:value="1.35143448790648">
            <text:p>1</text:p>
          </table:table-cell>
          <table:table-cell table:style-name="ce6" table:formula="of:=(INDIRECT(&quot;B1&quot;) - (2*INDIRECT(&quot;G5&quot;)*[.C11])) / (2 * INDIRECT(&quot;G5&quot;) * [.C11])" office:value-type="float" office:value="3.70286897581296">
            <text:p>4</text:p>
          </table:table-cell>
          <table:table-cell table:style-name="ce6" table:formula="of:=(INDIRECT(&quot;B1&quot;) - (2*INDIRECT(&quot;H5&quot;)*[.C11])) / (2 * INDIRECT(&quot;H5&quot;) * [.C11])" office:value-type="float" office:value="8.40573795162591">
            <text:p>8</text:p>
          </table:table-cell>
          <table:table-cell table:style-name="ce6" table:formula="of:=(INDIRECT(&quot;B1&quot;) - (2*INDIRECT(&quot;I5&quot;)*[.C11])) / (2 * INDIRECT(&quot;I5&quot;) * [.C11])" office:value-type="float" office:value="17.8114759032518">
            <text:p>18</text:p>
          </table:table-cell>
          <table:table-cell table:style-name="ce6" table:formula="of:=(INDIRECT(&quot;B1&quot;) - (2*INDIRECT(&quot;J5&quot;)*[.C11])) / (2 * INDIRECT(&quot;J5&quot;) * [.C11])" office:value-type="float" office:value="36.6229518065037">
            <text:p>37</text:p>
          </table:table-cell>
          <table:table-cell table:style-name="ce6" table:formula="of:=(INDIRECT(&quot;B1&quot;) - (2*INDIRECT(&quot;K5&quot;)*[.C11])) / (2 * INDIRECT(&quot;K5&quot;) * [.C11])" office:value-type="float" office:value="74.2459036130073">
            <text:p>74</text:p>
          </table:table-cell>
          <table:table-cell table:style-name="ce6" table:formula="of:=(INDIRECT(&quot;B1&quot;) - (2*INDIRECT(&quot;L5&quot;)*[.C11])) / (2 * INDIRECT(&quot;L5&quot;) * [.C11])" office:value-type="float" office:value="149.491807226015">
            <text:p>149</text:p>
          </table:table-cell>
          <table:table-cell table:style-name="ce6" table:formula="of:=(INDIRECT(&quot;B1&quot;) - (2*INDIRECT(&quot;M5&quot;)*[.C11])) / (2 * INDIRECT(&quot;M5&quot;) * [.C11])" office:value-type="float" office:value="1202.93445780812">
            <text:p>120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3" office:value-type="string">
            <text:p>G7</text:p>
          </table:table-cell>
          <table:table-cell table:style-name="ce3" office:value-type="float" office:value="3135.96">
            <text:p>3135.96</text:p>
          </table:table-cell>
          <table:table-cell table:style-name="ce6" table:formula="of:=(INDIRECT(&quot;B1&quot;) - (2*INDIRECT(&quot;D5&quot;)*[.C12])) / (2 * INDIRECT(&quot;D5&quot;) * [.C12])" office:value-type="float" office:value="-0.377184339085958">
            <text:p>0</text:p>
          </table:table-cell>
          <table:table-cell table:style-name="ce6" table:formula="of:=(INDIRECT(&quot;B1&quot;) - (2*INDIRECT(&quot;E5&quot;)*[.C12])) / (2 * INDIRECT(&quot;E5&quot;) * [.C12])" office:value-type="float" office:value="0.245631321828085">
            <text:p>0</text:p>
          </table:table-cell>
          <table:table-cell table:style-name="ce6" table:formula="of:=(INDIRECT(&quot;B1&quot;) - (2*INDIRECT(&quot;F5&quot;)*[.C12])) / (2 * INDIRECT(&quot;F5&quot;) * [.C12])" office:value-type="float" office:value="1.49126264365617">
            <text:p>1</text:p>
          </table:table-cell>
          <table:table-cell table:style-name="ce6" table:formula="of:=(INDIRECT(&quot;B1&quot;) - (2*INDIRECT(&quot;G5&quot;)*[.C12])) / (2 * INDIRECT(&quot;G5&quot;) * [.C12])" office:value-type="float" office:value="3.98252528731234">
            <text:p>4</text:p>
          </table:table-cell>
          <table:table-cell table:style-name="ce6" table:formula="of:=(INDIRECT(&quot;B1&quot;) - (2*INDIRECT(&quot;H5&quot;)*[.C12])) / (2 * INDIRECT(&quot;H5&quot;) * [.C12])" office:value-type="float" office:value="8.96505057462468">
            <text:p>9</text:p>
          </table:table-cell>
          <table:table-cell table:style-name="ce6" table:formula="of:=(INDIRECT(&quot;B1&quot;) - (2*INDIRECT(&quot;I5&quot;)*[.C12])) / (2 * INDIRECT(&quot;I5&quot;) * [.C12])" office:value-type="float" office:value="18.9301011492494">
            <text:p>19</text:p>
          </table:table-cell>
          <table:table-cell table:style-name="ce6" table:formula="of:=(INDIRECT(&quot;B1&quot;) - (2*INDIRECT(&quot;J5&quot;)*[.C12])) / (2 * INDIRECT(&quot;J5&quot;) * [.C12])" office:value-type="float" office:value="38.8602022984987">
            <text:p>39</text:p>
          </table:table-cell>
          <table:table-cell table:style-name="ce6" table:formula="of:=(INDIRECT(&quot;B1&quot;) - (2*INDIRECT(&quot;K5&quot;)*[.C12])) / (2 * INDIRECT(&quot;K5&quot;) * [.C12])" office:value-type="float" office:value="78.7204045969974">
            <text:p>79</text:p>
          </table:table-cell>
          <table:table-cell table:style-name="ce6" table:formula="of:=(INDIRECT(&quot;B1&quot;) - (2*INDIRECT(&quot;L5&quot;)*[.C12])) / (2 * INDIRECT(&quot;L5&quot;) * [.C12])" office:value-type="float" office:value="158.440809193995">
            <text:p>158</text:p>
          </table:table-cell>
          <table:table-cell table:style-name="ce6" table:formula="of:=(INDIRECT(&quot;B1&quot;) - (2*INDIRECT(&quot;M5&quot;)*[.C12])) / (2 * INDIRECT(&quot;M5&quot;) * [.C12])" office:value-type="float" office:value="1274.52647355196">
            <text:p>1275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3" office:value-type="string">
            <text:p>F♯7/G♭7</text:p>
          </table:table-cell>
          <table:table-cell table:style-name="ce3" office:value-type="float" office:value="2959.96">
            <text:p>2959.96</text:p>
          </table:table-cell>
          <table:table-cell table:style-name="ce6" table:formula="of:=(INDIRECT(&quot;B1&quot;) - (2*INDIRECT(&quot;D5&quot;)*[.C13])) / (2 * INDIRECT(&quot;D5&quot;) * [.C13])" office:value-type="float" office:value="-0.340151556102109">
            <text:p>0</text:p>
          </table:table-cell>
          <table:table-cell table:style-name="ce6" table:formula="of:=(INDIRECT(&quot;B1&quot;) - (2*INDIRECT(&quot;E5&quot;)*[.C13])) / (2 * INDIRECT(&quot;E5&quot;) * [.C13])" office:value-type="float" office:value="0.319696887795781">
            <text:p>0</text:p>
          </table:table-cell>
          <table:table-cell table:style-name="ce6" table:formula="of:=(INDIRECT(&quot;B1&quot;) - (2*INDIRECT(&quot;F5&quot;)*[.C13])) / (2 * INDIRECT(&quot;F5&quot;) * [.C13])" office:value-type="float" office:value="1.63939377559156">
            <text:p>2</text:p>
          </table:table-cell>
          <table:table-cell table:style-name="ce6" table:formula="of:=(INDIRECT(&quot;B1&quot;) - (2*INDIRECT(&quot;G5&quot;)*[.C13])) / (2 * INDIRECT(&quot;G5&quot;) * [.C13])" office:value-type="float" office:value="4.27878755118312">
            <text:p>4</text:p>
          </table:table-cell>
          <table:table-cell table:style-name="ce6" table:formula="of:=(INDIRECT(&quot;B1&quot;) - (2*INDIRECT(&quot;H5&quot;)*[.C13])) / (2 * INDIRECT(&quot;H5&quot;) * [.C13])" office:value-type="float" office:value="9.55757510236625">
            <text:p>10</text:p>
          </table:table-cell>
          <table:table-cell table:style-name="ce6" table:formula="of:=(INDIRECT(&quot;B1&quot;) - (2*INDIRECT(&quot;I5&quot;)*[.C13])) / (2 * INDIRECT(&quot;I5&quot;) * [.C13])" office:value-type="float" office:value="20.1151502047325">
            <text:p>20</text:p>
          </table:table-cell>
          <table:table-cell table:style-name="ce6" table:formula="of:=(INDIRECT(&quot;B1&quot;) - (2*INDIRECT(&quot;J5&quot;)*[.C13])) / (2 * INDIRECT(&quot;J5&quot;) * [.C13])" office:value-type="float" office:value="41.230300409465">
            <text:p>41</text:p>
          </table:table-cell>
          <table:table-cell table:style-name="ce6" table:formula="of:=(INDIRECT(&quot;B1&quot;) - (2*INDIRECT(&quot;K5&quot;)*[.C13])) / (2 * INDIRECT(&quot;K5&quot;) * [.C13])" office:value-type="float" office:value="83.46060081893">
            <text:p>83</text:p>
          </table:table-cell>
          <table:table-cell table:style-name="ce6" table:formula="of:=(INDIRECT(&quot;B1&quot;) - (2*INDIRECT(&quot;L5&quot;)*[.C13])) / (2 * INDIRECT(&quot;L5&quot;) * [.C13])" office:value-type="float" office:value="167.92120163786">
            <text:p>168</text:p>
          </table:table-cell>
          <table:table-cell table:style-name="ce6" table:formula="of:=(INDIRECT(&quot;B1&quot;) - (2*INDIRECT(&quot;M5&quot;)*[.C13])) / (2 * INDIRECT(&quot;M5&quot;) * [.C13])" office:value-type="float" office:value="1350.36961310288">
            <text:p>135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3" office:value-type="string">
            <text:p>F7</text:p>
          </table:table-cell>
          <table:table-cell table:style-name="ce3" office:value-type="float" office:value="2793.83">
            <text:p>2793.83</text:p>
          </table:table-cell>
          <table:table-cell table:style-name="ce6" table:formula="of:=(INDIRECT(&quot;B1&quot;) - (2*INDIRECT(&quot;D5&quot;)*[.C14])) / (2 * INDIRECT(&quot;D5&quot;) * [.C14])" office:value-type="float" office:value="-0.30091487313115">
            <text:p>0</text:p>
          </table:table-cell>
          <table:table-cell table:style-name="ce6" table:formula="of:=(INDIRECT(&quot;B1&quot;) - (2*INDIRECT(&quot;E5&quot;)*[.C14])) / (2 * INDIRECT(&quot;E5&quot;) * [.C14])" office:value-type="float" office:value="0.398170253737701">
            <text:p>0</text:p>
          </table:table-cell>
          <table:table-cell table:style-name="ce6" table:formula="of:=(INDIRECT(&quot;B1&quot;) - (2*INDIRECT(&quot;F5&quot;)*[.C14])) / (2 * INDIRECT(&quot;F5&quot;) * [.C14])" office:value-type="float" office:value="1.7963405074754">
            <text:p>2</text:p>
          </table:table-cell>
          <table:table-cell table:style-name="ce6" table:formula="of:=(INDIRECT(&quot;B1&quot;) - (2*INDIRECT(&quot;G5&quot;)*[.C14])) / (2 * INDIRECT(&quot;G5&quot;) * [.C14])" office:value-type="float" office:value="4.5926810149508">
            <text:p>5</text:p>
          </table:table-cell>
          <table:table-cell table:style-name="ce6" table:formula="of:=(INDIRECT(&quot;B1&quot;) - (2*INDIRECT(&quot;H5&quot;)*[.C14])) / (2 * INDIRECT(&quot;H5&quot;) * [.C14])" office:value-type="float" office:value="10.1853620299016">
            <text:p>10</text:p>
          </table:table-cell>
          <table:table-cell table:style-name="ce6" table:formula="of:=(INDIRECT(&quot;B1&quot;) - (2*INDIRECT(&quot;I5&quot;)*[.C14])) / (2 * INDIRECT(&quot;I5&quot;) * [.C14])" office:value-type="float" office:value="21.3707240598032">
            <text:p>21</text:p>
          </table:table-cell>
          <table:table-cell table:style-name="ce6" table:formula="of:=(INDIRECT(&quot;B1&quot;) - (2*INDIRECT(&quot;J5&quot;)*[.C14])) / (2 * INDIRECT(&quot;J5&quot;) * [.C14])" office:value-type="float" office:value="43.7414481196064">
            <text:p>44</text:p>
          </table:table-cell>
          <table:table-cell table:style-name="ce6" table:formula="of:=(INDIRECT(&quot;B1&quot;) - (2*INDIRECT(&quot;K5&quot;)*[.C14])) / (2 * INDIRECT(&quot;K5&quot;) * [.C14])" office:value-type="float" office:value="88.4828962392129">
            <text:p>88</text:p>
          </table:table-cell>
          <table:table-cell table:style-name="ce6" table:formula="of:=(INDIRECT(&quot;B1&quot;) - (2*INDIRECT(&quot;L5&quot;)*[.C14])) / (2 * INDIRECT(&quot;L5&quot;) * [.C14])" office:value-type="float" office:value="177.965792478426">
            <text:p>178</text:p>
          </table:table-cell>
          <table:table-cell table:style-name="ce6" table:formula="of:=(INDIRECT(&quot;B1&quot;) - (2*INDIRECT(&quot;M5&quot;)*[.C14])) / (2 * INDIRECT(&quot;M5&quot;) * [.C14])" office:value-type="float" office:value="1430.72633982741">
            <text:p>143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3" office:value-type="string">
            <text:p>E7</text:p>
          </table:table-cell>
          <table:table-cell table:style-name="ce3" office:value-type="float" office:value="2637.02">
            <text:p>2637.02</text:p>
          </table:table-cell>
          <table:table-cell table:style-name="ce6" table:formula="of:=(INDIRECT(&quot;B1&quot;) - (2*INDIRECT(&quot;D5&quot;)*[.C15])) / (2 * INDIRECT(&quot;D5&quot;) * [.C15])" office:value-type="float" office:value="-0.259343880592487">
            <text:p>0</text:p>
          </table:table-cell>
          <table:table-cell table:style-name="ce6" table:formula="of:=(INDIRECT(&quot;B1&quot;) - (2*INDIRECT(&quot;E5&quot;)*[.C15])) / (2 * INDIRECT(&quot;E5&quot;) * [.C15])" office:value-type="float" office:value="0.481312238815026">
            <text:p>0</text:p>
          </table:table-cell>
          <table:table-cell table:style-name="ce6" table:formula="of:=(INDIRECT(&quot;B1&quot;) - (2*INDIRECT(&quot;F5&quot;)*[.C15])) / (2 * INDIRECT(&quot;F5&quot;) * [.C15])" office:value-type="float" office:value="1.96262447763005">
            <text:p>2</text:p>
          </table:table-cell>
          <table:table-cell table:style-name="ce6" table:formula="of:=(INDIRECT(&quot;B1&quot;) - (2*INDIRECT(&quot;G5&quot;)*[.C15])) / (2 * INDIRECT(&quot;G5&quot;) * [.C15])" office:value-type="float" office:value="4.9252489552601">
            <text:p>5</text:p>
          </table:table-cell>
          <table:table-cell table:style-name="ce6" table:formula="of:=(INDIRECT(&quot;B1&quot;) - (2*INDIRECT(&quot;H5&quot;)*[.C15])) / (2 * INDIRECT(&quot;H5&quot;) * [.C15])" office:value-type="float" office:value="10.8504979105202">
            <text:p>11</text:p>
          </table:table-cell>
          <table:table-cell table:style-name="ce6" table:formula="of:=(INDIRECT(&quot;B1&quot;) - (2*INDIRECT(&quot;I5&quot;)*[.C15])) / (2 * INDIRECT(&quot;I5&quot;) * [.C15])" office:value-type="float" office:value="22.7009958210404">
            <text:p>23</text:p>
          </table:table-cell>
          <table:table-cell table:style-name="ce6" table:formula="of:=(INDIRECT(&quot;B1&quot;) - (2*INDIRECT(&quot;J5&quot;)*[.C15])) / (2 * INDIRECT(&quot;J5&quot;) * [.C15])" office:value-type="float" office:value="46.4019916420808">
            <text:p>46</text:p>
          </table:table-cell>
          <table:table-cell table:style-name="ce6" table:formula="of:=(INDIRECT(&quot;B1&quot;) - (2*INDIRECT(&quot;K5&quot;)*[.C15])) / (2 * INDIRECT(&quot;K5&quot;) * [.C15])" office:value-type="float" office:value="93.8039832841617">
            <text:p>94</text:p>
          </table:table-cell>
          <table:table-cell table:style-name="ce6" table:formula="of:=(INDIRECT(&quot;B1&quot;) - (2*INDIRECT(&quot;L5&quot;)*[.C15])) / (2 * INDIRECT(&quot;L5&quot;) * [.C15])" office:value-type="float" office:value="188.607966568323">
            <text:p>189</text:p>
          </table:table-cell>
          <table:table-cell table:style-name="ce6" table:formula="of:=(INDIRECT(&quot;B1&quot;) - (2*INDIRECT(&quot;M5&quot;)*[.C15])) / (2 * INDIRECT(&quot;M5&quot;) * [.C15])" office:value-type="float" office:value="1515.86373254659">
            <text:p>1516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3" office:value-type="string">
            <text:p>D♯7/E♭7</text:p>
          </table:table-cell>
          <table:table-cell table:style-name="ce3" office:value-type="float" office:value="2489.02">
            <text:p>2489.02</text:p>
          </table:table-cell>
          <table:table-cell table:style-name="ce6" table:formula="of:=(INDIRECT(&quot;B1&quot;) - (2*INDIRECT(&quot;D5&quot;)*[.C16])) / (2 * INDIRECT(&quot;D5&quot;) * [.C16])" office:value-type="float" office:value="-0.215303613470362">
            <text:p>0</text:p>
          </table:table-cell>
          <table:table-cell table:style-name="ce6" table:formula="of:=(INDIRECT(&quot;B1&quot;) - (2*INDIRECT(&quot;E5&quot;)*[.C16])) / (2 * INDIRECT(&quot;E5&quot;) * [.C16])" office:value-type="float" office:value="0.569392773059276">
            <text:p>1</text:p>
          </table:table-cell>
          <table:table-cell table:style-name="ce6" table:formula="of:=(INDIRECT(&quot;B1&quot;) - (2*INDIRECT(&quot;F5&quot;)*[.C16])) / (2 * INDIRECT(&quot;F5&quot;) * [.C16])" office:value-type="float" office:value="2.13878554611855">
            <text:p>2</text:p>
          </table:table-cell>
          <table:table-cell table:style-name="ce6" table:formula="of:=(INDIRECT(&quot;B1&quot;) - (2*INDIRECT(&quot;G5&quot;)*[.C16])) / (2 * INDIRECT(&quot;G5&quot;) * [.C16])" office:value-type="float" office:value="5.27757109223711">
            <text:p>5</text:p>
          </table:table-cell>
          <table:table-cell table:style-name="ce6" table:formula="of:=(INDIRECT(&quot;B1&quot;) - (2*INDIRECT(&quot;H5&quot;)*[.C16])) / (2 * INDIRECT(&quot;H5&quot;) * [.C16])" office:value-type="float" office:value="11.5551421844742">
            <text:p>12</text:p>
          </table:table-cell>
          <table:table-cell table:style-name="ce6" table:formula="of:=(INDIRECT(&quot;B1&quot;) - (2*INDIRECT(&quot;I5&quot;)*[.C16])) / (2 * INDIRECT(&quot;I5&quot;) * [.C16])" office:value-type="float" office:value="24.1102843689484">
            <text:p>24</text:p>
          </table:table-cell>
          <table:table-cell table:style-name="ce6" table:formula="of:=(INDIRECT(&quot;B1&quot;) - (2*INDIRECT(&quot;J5&quot;)*[.C16])) / (2 * INDIRECT(&quot;J5&quot;) * [.C16])" office:value-type="float" office:value="49.2205687378968">
            <text:p>49</text:p>
          </table:table-cell>
          <table:table-cell table:style-name="ce6" table:formula="of:=(INDIRECT(&quot;B1&quot;) - (2*INDIRECT(&quot;K5&quot;)*[.C16])) / (2 * INDIRECT(&quot;K5&quot;) * [.C16])" office:value-type="float" office:value="99.4411374757937">
            <text:p>99</text:p>
          </table:table-cell>
          <table:table-cell table:style-name="ce6" table:formula="of:=(INDIRECT(&quot;B1&quot;) - (2*INDIRECT(&quot;L5&quot;)*[.C16])) / (2 * INDIRECT(&quot;L5&quot;) * [.C16])" office:value-type="float" office:value="199.882274951587">
            <text:p>200</text:p>
          </table:table-cell>
          <table:table-cell table:style-name="ce6" table:formula="of:=(INDIRECT(&quot;B1&quot;) - (2*INDIRECT(&quot;M5&quot;)*[.C16])) / (2 * INDIRECT(&quot;M5&quot;) * [.C16])" office:value-type="float" office:value="1606.0581996127">
            <text:p>1606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3" office:value-type="string">
            <text:p>D7</text:p>
          </table:table-cell>
          <table:table-cell table:style-name="ce3" office:value-type="float" office:value="2349.32">
            <text:p>2349.32</text:p>
          </table:table-cell>
          <table:table-cell table:style-name="ce6" table:formula="of:=(INDIRECT(&quot;B1&quot;) - (2*INDIRECT(&quot;D5&quot;)*[.C17])) / (2 * INDIRECT(&quot;D5&quot;) * [.C17])" office:value-type="float" office:value="-0.168642415677728">
            <text:p>0</text:p>
          </table:table-cell>
          <table:table-cell table:style-name="ce6" table:formula="of:=(INDIRECT(&quot;B1&quot;) - (2*INDIRECT(&quot;E5&quot;)*[.C17])) / (2 * INDIRECT(&quot;E5&quot;) * [.C17])" office:value-type="float" office:value="0.662715168644544">
            <text:p>1</text:p>
          </table:table-cell>
          <table:table-cell table:style-name="ce6" table:formula="of:=(INDIRECT(&quot;B1&quot;) - (2*INDIRECT(&quot;F5&quot;)*[.C17])) / (2 * INDIRECT(&quot;F5&quot;) * [.C17])" office:value-type="float" office:value="2.32543033728909">
            <text:p>2</text:p>
          </table:table-cell>
          <table:table-cell table:style-name="ce6" table:formula="of:=(INDIRECT(&quot;B1&quot;) - (2*INDIRECT(&quot;G5&quot;)*[.C17])) / (2 * INDIRECT(&quot;G5&quot;) * [.C17])" office:value-type="float" office:value="5.65086067457818">
            <text:p>6</text:p>
          </table:table-cell>
          <table:table-cell table:style-name="ce6" table:formula="of:=(INDIRECT(&quot;B1&quot;) - (2*INDIRECT(&quot;H5&quot;)*[.C17])) / (2 * INDIRECT(&quot;H5&quot;) * [.C17])" office:value-type="float" office:value="12.3017213491564">
            <text:p>12</text:p>
          </table:table-cell>
          <table:table-cell table:style-name="ce6" table:formula="of:=(INDIRECT(&quot;B1&quot;) - (2*INDIRECT(&quot;I5&quot;)*[.C17])) / (2 * INDIRECT(&quot;I5&quot;) * [.C17])" office:value-type="float" office:value="25.6034426983127">
            <text:p>26</text:p>
          </table:table-cell>
          <table:table-cell table:style-name="ce6" table:formula="of:=(INDIRECT(&quot;B1&quot;) - (2*INDIRECT(&quot;J5&quot;)*[.C17])) / (2 * INDIRECT(&quot;J5&quot;) * [.C17])" office:value-type="float" office:value="52.2068853966254">
            <text:p>52</text:p>
          </table:table-cell>
          <table:table-cell table:style-name="ce6" table:formula="of:=(INDIRECT(&quot;B1&quot;) - (2*INDIRECT(&quot;K5&quot;)*[.C17])) / (2 * INDIRECT(&quot;K5&quot;) * [.C17])" office:value-type="float" office:value="105.413770793251">
            <text:p>105</text:p>
          </table:table-cell>
          <table:table-cell table:style-name="ce6" table:formula="of:=(INDIRECT(&quot;B1&quot;) - (2*INDIRECT(&quot;L5&quot;)*[.C17])) / (2 * INDIRECT(&quot;L5&quot;) * [.C17])" office:value-type="float" office:value="211.827541586502">
            <text:p>212</text:p>
          </table:table-cell>
          <table:table-cell table:style-name="ce6" table:formula="of:=(INDIRECT(&quot;B1&quot;) - (2*INDIRECT(&quot;M5&quot;)*[.C17])) / (2 * INDIRECT(&quot;M5&quot;) * [.C17])" office:value-type="float" office:value="1701.62033269201">
            <text:p>1702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3" office:value-type="string">
            <text:p>C♯7/D♭7</text:p>
          </table:table-cell>
          <table:table-cell table:style-name="ce3" office:value-type="float" office:value="2217.46">
            <text:p>2217.46</text:p>
          </table:table-cell>
          <table:table-cell table:style-name="ce6" table:formula="of:=(INDIRECT(&quot;B1&quot;) - (2*INDIRECT(&quot;D5&quot;)*[.C18])) / (2 * INDIRECT(&quot;D5&quot;) * [.C18])" office:value-type="float" office:value="-0.119206208905685">
            <text:p>0</text:p>
          </table:table-cell>
          <table:table-cell table:style-name="ce6" table:formula="of:=(INDIRECT(&quot;B1&quot;) - (2*INDIRECT(&quot;E5&quot;)*[.C18])) / (2 * INDIRECT(&quot;E5&quot;) * [.C18])" office:value-type="float" office:value="0.76158758218863">
            <text:p>1</text:p>
          </table:table-cell>
          <table:table-cell table:style-name="ce6" table:formula="of:=(INDIRECT(&quot;B1&quot;) - (2*INDIRECT(&quot;F5&quot;)*[.C18])) / (2 * INDIRECT(&quot;F5&quot;) * [.C18])" office:value-type="float" office:value="2.52317516437726">
            <text:p>3</text:p>
          </table:table-cell>
          <table:table-cell table:style-name="ce6" table:formula="of:=(INDIRECT(&quot;B1&quot;) - (2*INDIRECT(&quot;G5&quot;)*[.C18])) / (2 * INDIRECT(&quot;G5&quot;) * [.C18])" office:value-type="float" office:value="6.04635032875452">
            <text:p>6</text:p>
          </table:table-cell>
          <table:table-cell table:style-name="ce6" table:formula="of:=(INDIRECT(&quot;B1&quot;) - (2*INDIRECT(&quot;H5&quot;)*[.C18])) / (2 * INDIRECT(&quot;H5&quot;) * [.C18])" office:value-type="float" office:value="13.092700657509">
            <text:p>13</text:p>
          </table:table-cell>
          <table:table-cell table:style-name="ce6" table:formula="of:=(INDIRECT(&quot;B1&quot;) - (2*INDIRECT(&quot;I5&quot;)*[.C18])) / (2 * INDIRECT(&quot;I5&quot;) * [.C18])" office:value-type="float" office:value="27.1854013150181">
            <text:p>27</text:p>
          </table:table-cell>
          <table:table-cell table:style-name="ce6" table:formula="of:=(INDIRECT(&quot;B1&quot;) - (2*INDIRECT(&quot;J5&quot;)*[.C18])) / (2 * INDIRECT(&quot;J5&quot;) * [.C18])" office:value-type="float" office:value="55.3708026300362">
            <text:p>55</text:p>
          </table:table-cell>
          <table:table-cell table:style-name="ce6" table:formula="of:=(INDIRECT(&quot;B1&quot;) - (2*INDIRECT(&quot;K5&quot;)*[.C18])) / (2 * INDIRECT(&quot;K5&quot;) * [.C18])" office:value-type="float" office:value="111.741605260072">
            <text:p>112</text:p>
          </table:table-cell>
          <table:table-cell table:style-name="ce6" table:formula="of:=(INDIRECT(&quot;B1&quot;) - (2*INDIRECT(&quot;L5&quot;)*[.C18])) / (2 * INDIRECT(&quot;L5&quot;) * [.C18])" office:value-type="float" office:value="224.483210520145">
            <text:p>224</text:p>
          </table:table-cell>
          <table:table-cell table:style-name="ce6" table:formula="of:=(INDIRECT(&quot;B1&quot;) - (2*INDIRECT(&quot;M5&quot;)*[.C18])) / (2 * INDIRECT(&quot;M5&quot;) * [.C18])" office:value-type="float" office:value="1802.86568416116">
            <text:p>180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3" office:value-type="string">
            <text:p>C7 <text:a xlink:href="http://en.wikipedia.org/wiki/Double_high_C">Double high C</text:a></text:p>
          </table:table-cell>
          <table:table-cell table:style-name="ce3" office:value-type="float" office:value="2093">
            <text:p>2093</text:p>
          </table:table-cell>
          <table:table-cell table:style-name="ce6" table:formula="of:=(INDIRECT(&quot;B1&quot;) - (2*INDIRECT(&quot;D5&quot;)*[.C19])) / (2 * INDIRECT(&quot;D5&quot;) * [.C19])" office:value-type="float" office:value="-0.0668299092212136">
            <text:p>0</text:p>
          </table:table-cell>
          <table:table-cell table:style-name="ce6" table:formula="of:=(INDIRECT(&quot;B1&quot;) - (2*INDIRECT(&quot;E5&quot;)*[.C19])) / (2 * INDIRECT(&quot;E5&quot;) * [.C19])" office:value-type="float" office:value="0.866340181557573">
            <text:p>1</text:p>
          </table:table-cell>
          <table:table-cell table:style-name="ce6" table:formula="of:=(INDIRECT(&quot;B1&quot;) - (2*INDIRECT(&quot;F5&quot;)*[.C19])) / (2 * INDIRECT(&quot;F5&quot;) * [.C19])" office:value-type="float" office:value="2.73268036311515">
            <text:p>3</text:p>
          </table:table-cell>
          <table:table-cell table:style-name="ce6" table:formula="of:=(INDIRECT(&quot;B1&quot;) - (2*INDIRECT(&quot;G5&quot;)*[.C19])) / (2 * INDIRECT(&quot;G5&quot;) * [.C19])" office:value-type="float" office:value="6.46536072623029">
            <text:p>6</text:p>
          </table:table-cell>
          <table:table-cell table:style-name="ce6" table:formula="of:=(INDIRECT(&quot;B1&quot;) - (2*INDIRECT(&quot;H5&quot;)*[.C19])) / (2 * INDIRECT(&quot;H5&quot;) * [.C19])" office:value-type="float" office:value="13.9307214524606">
            <text:p>14</text:p>
          </table:table-cell>
          <table:table-cell table:style-name="ce6" table:formula="of:=(INDIRECT(&quot;B1&quot;) - (2*INDIRECT(&quot;I5&quot;)*[.C19])) / (2 * INDIRECT(&quot;I5&quot;) * [.C19])" office:value-type="float" office:value="28.8614429049212">
            <text:p>29</text:p>
          </table:table-cell>
          <table:table-cell table:style-name="ce6" table:formula="of:=(INDIRECT(&quot;B1&quot;) - (2*INDIRECT(&quot;J5&quot;)*[.C19])) / (2 * INDIRECT(&quot;J5&quot;) * [.C19])" office:value-type="float" office:value="58.7228858098423">
            <text:p>59</text:p>
          </table:table-cell>
          <table:table-cell table:style-name="ce6" table:formula="of:=(INDIRECT(&quot;B1&quot;) - (2*INDIRECT(&quot;K5&quot;)*[.C19])) / (2 * INDIRECT(&quot;K5&quot;) * [.C19])" office:value-type="float" office:value="118.445771619685">
            <text:p>118</text:p>
          </table:table-cell>
          <table:table-cell table:style-name="ce6" table:formula="of:=(INDIRECT(&quot;B1&quot;) - (2*INDIRECT(&quot;L5&quot;)*[.C19])) / (2 * INDIRECT(&quot;L5&quot;) * [.C19])" office:value-type="float" office:value="237.891543239369">
            <text:p>238</text:p>
          </table:table-cell>
          <table:table-cell table:style-name="ce6" table:formula="of:=(INDIRECT(&quot;B1&quot;) - (2*INDIRECT(&quot;M5&quot;)*[.C19])) / (2 * INDIRECT(&quot;M5&quot;) * [.C19])" office:value-type="float" office:value="1910.13234591495">
            <text:p>191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3" office:value-type="string">
            <text:p>B6</text:p>
          </table:table-cell>
          <table:table-cell table:style-name="ce3" office:value-type="float" office:value="1975.53">
            <text:p>1975.53</text:p>
          </table:table-cell>
          <table:table-cell table:style-name="ce6" table:formula="of:=(INDIRECT(&quot;B1&quot;) - (2*INDIRECT(&quot;D5&quot;)*[.C20])) / (2 * INDIRECT(&quot;D5&quot;) * [.C20])" office:value-type="float" office:value="-0.0113412603200154">
            <text:p>0</text:p>
          </table:table-cell>
          <table:table-cell table:style-name="ce6" table:formula="of:=(INDIRECT(&quot;B1&quot;) - (2*INDIRECT(&quot;E5&quot;)*[.C20])) / (2 * INDIRECT(&quot;E5&quot;) * [.C20])" office:value-type="float" office:value="0.977317479359969">
            <text:p>1</text:p>
          </table:table-cell>
          <table:table-cell table:style-name="ce6" table:formula="of:=(INDIRECT(&quot;B1&quot;) - (2*INDIRECT(&quot;F5&quot;)*[.C20])) / (2 * INDIRECT(&quot;F5&quot;) * [.C20])" office:value-type="float" office:value="2.95463495871994">
            <text:p>3</text:p>
          </table:table-cell>
          <table:table-cell table:style-name="ce6" table:formula="of:=(INDIRECT(&quot;B1&quot;) - (2*INDIRECT(&quot;G5&quot;)*[.C20])) / (2 * INDIRECT(&quot;G5&quot;) * [.C20])" office:value-type="float" office:value="6.90926991743988">
            <text:p>7</text:p>
          </table:table-cell>
          <table:table-cell table:style-name="ce6" table:formula="of:=(INDIRECT(&quot;B1&quot;) - (2*INDIRECT(&quot;H5&quot;)*[.C20])) / (2 * INDIRECT(&quot;H5&quot;) * [.C20])" office:value-type="float" office:value="14.8185398348798">
            <text:p>15</text:p>
          </table:table-cell>
          <table:table-cell table:style-name="ce6" table:formula="of:=(INDIRECT(&quot;B1&quot;) - (2*INDIRECT(&quot;I5&quot;)*[.C20])) / (2 * INDIRECT(&quot;I5&quot;) * [.C20])" office:value-type="float" office:value="30.6370796697595">
            <text:p>31</text:p>
          </table:table-cell>
          <table:table-cell table:style-name="ce6" table:formula="of:=(INDIRECT(&quot;B1&quot;) - (2*INDIRECT(&quot;J5&quot;)*[.C20])) / (2 * INDIRECT(&quot;J5&quot;) * [.C20])" office:value-type="float" office:value="62.274159339519">
            <text:p>62</text:p>
          </table:table-cell>
          <table:table-cell table:style-name="ce6" table:formula="of:=(INDIRECT(&quot;B1&quot;) - (2*INDIRECT(&quot;K5&quot;)*[.C20])) / (2 * INDIRECT(&quot;K5&quot;) * [.C20])" office:value-type="float" office:value="125.548318679038">
            <text:p>126</text:p>
          </table:table-cell>
          <table:table-cell table:style-name="ce6" table:formula="of:=(INDIRECT(&quot;B1&quot;) - (2*INDIRECT(&quot;L5&quot;)*[.C20])) / (2 * INDIRECT(&quot;L5&quot;) * [.C20])" office:value-type="float" office:value="252.096637358076">
            <text:p>252</text:p>
          </table:table-cell>
          <table:table-cell table:style-name="ce6" table:formula="of:=(INDIRECT(&quot;B1&quot;) - (2*INDIRECT(&quot;M5&quot;)*[.C20])) / (2 * INDIRECT(&quot;M5&quot;) * [.C20])" office:value-type="float" office:value="2023.77309886461">
            <text:p>202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3" office:value-type="string">
            <text:p>A♯6/B♭6</text:p>
          </table:table-cell>
          <table:table-cell table:style-name="ce3" office:value-type="float" office:value="1864.66">
            <text:p>1864.66</text:p>
          </table:table-cell>
          <table:table-cell table:style-name="ce6" table:formula="of:=(INDIRECT(&quot;B1&quot;) - (2*INDIRECT(&quot;D5&quot;)*[.C21])) / (2 * INDIRECT(&quot;D5&quot;) * [.C21])" office:value-type="float" office:value="0.0474429654735984">
            <text:p>0</text:p>
          </table:table-cell>
          <table:table-cell table:style-name="ce6" table:formula="of:=(INDIRECT(&quot;B1&quot;) - (2*INDIRECT(&quot;E5&quot;)*[.C21])) / (2 * INDIRECT(&quot;E5&quot;) * [.C21])" office:value-type="float" office:value="1.0948859309472">
            <text:p>1</text:p>
          </table:table-cell>
          <table:table-cell table:style-name="ce6" table:formula="of:=(INDIRECT(&quot;B1&quot;) - (2*INDIRECT(&quot;F5&quot;)*[.C21])) / (2 * INDIRECT(&quot;F5&quot;) * [.C21])" office:value-type="float" office:value="3.18977186189439">
            <text:p>3</text:p>
          </table:table-cell>
          <table:table-cell table:style-name="ce6" table:formula="of:=(INDIRECT(&quot;B1&quot;) - (2*INDIRECT(&quot;G5&quot;)*[.C21])) / (2 * INDIRECT(&quot;G5&quot;) * [.C21])" office:value-type="float" office:value="7.37954372378879">
            <text:p>7</text:p>
          </table:table-cell>
          <table:table-cell table:style-name="ce6" table:formula="of:=(INDIRECT(&quot;B1&quot;) - (2*INDIRECT(&quot;H5&quot;)*[.C21])) / (2 * INDIRECT(&quot;H5&quot;) * [.C21])" office:value-type="float" office:value="15.7590874475776">
            <text:p>16</text:p>
          </table:table-cell>
          <table:table-cell table:style-name="ce6" table:formula="of:=(INDIRECT(&quot;B1&quot;) - (2*INDIRECT(&quot;I5&quot;)*[.C21])) / (2 * INDIRECT(&quot;I5&quot;) * [.C21])" office:value-type="float" office:value="32.5181748951551">
            <text:p>33</text:p>
          </table:table-cell>
          <table:table-cell table:style-name="ce6" table:formula="of:=(INDIRECT(&quot;B1&quot;) - (2*INDIRECT(&quot;J5&quot;)*[.C21])) / (2 * INDIRECT(&quot;J5&quot;) * [.C21])" office:value-type="float" office:value="66.0363497903103">
            <text:p>66</text:p>
          </table:table-cell>
          <table:table-cell table:style-name="ce6" table:formula="of:=(INDIRECT(&quot;B1&quot;) - (2*INDIRECT(&quot;K5&quot;)*[.C21])) / (2 * INDIRECT(&quot;K5&quot;) * [.C21])" office:value-type="float" office:value="133.072699580621">
            <text:p>133</text:p>
          </table:table-cell>
          <table:table-cell table:style-name="ce6" table:formula="of:=(INDIRECT(&quot;B1&quot;) - (2*INDIRECT(&quot;L5&quot;)*[.C21])) / (2 * INDIRECT(&quot;L5&quot;) * [.C21])" office:value-type="float" office:value="267.145399161241">
            <text:p>267</text:p>
          </table:table-cell>
          <table:table-cell table:style-name="ce6" table:formula="of:=(INDIRECT(&quot;B1&quot;) - (2*INDIRECT(&quot;M5&quot;)*[.C21])) / (2 * INDIRECT(&quot;M5&quot;) * [.C21])" office:value-type="float" office:value="2144.16319328993">
            <text:p>214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3" office:value-type="string">
            <text:p>A6</text:p>
          </table:table-cell>
          <table:table-cell table:style-name="ce3" office:value-type="float" office:value="1760">
            <text:p>1760</text:p>
          </table:table-cell>
          <table:table-cell table:style-name="ce6" table:formula="of:=(INDIRECT(&quot;B1&quot;) - (2*INDIRECT(&quot;D5&quot;)*[.C22])) / (2 * INDIRECT(&quot;D5&quot;) * [.C22])" office:value-type="float" office:value="0.109730113636364">
            <text:p>0</text:p>
          </table:table-cell>
          <table:table-cell table:style-name="ce6" table:formula="of:=(INDIRECT(&quot;B1&quot;) - (2*INDIRECT(&quot;E5&quot;)*[.C22])) / (2 * INDIRECT(&quot;E5&quot;) * [.C22])" office:value-type="float" office:value="1.21946022727273">
            <text:p>1</text:p>
          </table:table-cell>
          <table:table-cell table:style-name="ce6" table:formula="of:=(INDIRECT(&quot;B1&quot;) - (2*INDIRECT(&quot;F5&quot;)*[.C22])) / (2 * INDIRECT(&quot;F5&quot;) * [.C22])" office:value-type="float" office:value="3.43892045454545">
            <text:p>3</text:p>
          </table:table-cell>
          <table:table-cell table:style-name="ce6" table:formula="of:=(INDIRECT(&quot;B1&quot;) - (2*INDIRECT(&quot;G5&quot;)*[.C22])) / (2 * INDIRECT(&quot;G5&quot;) * [.C22])" office:value-type="float" office:value="7.87784090909091">
            <text:p>8</text:p>
          </table:table-cell>
          <table:table-cell table:style-name="ce6" table:formula="of:=(INDIRECT(&quot;B1&quot;) - (2*INDIRECT(&quot;H5&quot;)*[.C22])) / (2 * INDIRECT(&quot;H5&quot;) * [.C22])" office:value-type="float" office:value="16.7556818181818">
            <text:p>17</text:p>
          </table:table-cell>
          <table:table-cell table:style-name="ce6" table:formula="of:=(INDIRECT(&quot;B1&quot;) - (2*INDIRECT(&quot;I5&quot;)*[.C22])) / (2 * INDIRECT(&quot;I5&quot;) * [.C22])" office:value-type="float" office:value="34.5113636363636">
            <text:p>35</text:p>
          </table:table-cell>
          <table:table-cell table:style-name="ce6" table:formula="of:=(INDIRECT(&quot;B1&quot;) - (2*INDIRECT(&quot;J5&quot;)*[.C22])) / (2 * INDIRECT(&quot;J5&quot;) * [.C22])" office:value-type="float" office:value="70.0227272727273">
            <text:p>70</text:p>
          </table:table-cell>
          <table:table-cell table:style-name="ce6" table:formula="of:=(INDIRECT(&quot;B1&quot;) - (2*INDIRECT(&quot;K5&quot;)*[.C22])) / (2 * INDIRECT(&quot;K5&quot;) * [.C22])" office:value-type="float" office:value="141.045454545455">
            <text:p>141</text:p>
          </table:table-cell>
          <table:table-cell table:style-name="ce6" table:formula="of:=(INDIRECT(&quot;B1&quot;) - (2*INDIRECT(&quot;L5&quot;)*[.C22])) / (2 * INDIRECT(&quot;L5&quot;) * [.C22])" office:value-type="float" office:value="283.090909090909">
            <text:p>283</text:p>
          </table:table-cell>
          <table:table-cell table:style-name="ce6" table:formula="of:=(INDIRECT(&quot;B1&quot;) - (2*INDIRECT(&quot;M5&quot;)*[.C22])) / (2 * INDIRECT(&quot;M5&quot;) * [.C22])" office:value-type="float" office:value="2271.72727272727">
            <text:p>2272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3" office:value-type="string">
            <text:p>G♯6/A♭6</text:p>
          </table:table-cell>
          <table:table-cell table:style-name="ce3" office:value-type="float" office:value="1661.22">
            <text:p>1661.22</text:p>
          </table:table-cell>
          <table:table-cell table:style-name="ce6" table:formula="of:=(INDIRECT(&quot;B1&quot;) - (2*INDIRECT(&quot;D5&quot;)*[.C23])) / (2 * INDIRECT(&quot;D5&quot;) * [.C23])" office:value-type="float" office:value="0.175717243953239">
            <text:p>0</text:p>
          </table:table-cell>
          <table:table-cell table:style-name="ce6" table:formula="of:=(INDIRECT(&quot;B1&quot;) - (2*INDIRECT(&quot;E5&quot;)*[.C23])) / (2 * INDIRECT(&quot;E5&quot;) * [.C23])" office:value-type="float" office:value="1.35143448790648">
            <text:p>1</text:p>
          </table:table-cell>
          <table:table-cell table:style-name="ce6" table:formula="of:=(INDIRECT(&quot;B1&quot;) - (2*INDIRECT(&quot;F5&quot;)*[.C23])) / (2 * INDIRECT(&quot;F5&quot;) * [.C23])" office:value-type="float" office:value="3.70286897581296">
            <text:p>4</text:p>
          </table:table-cell>
          <table:table-cell table:style-name="ce6" table:formula="of:=(INDIRECT(&quot;B1&quot;) - (2*INDIRECT(&quot;G5&quot;)*[.C23])) / (2 * INDIRECT(&quot;G5&quot;) * [.C23])" office:value-type="float" office:value="8.40573795162591">
            <text:p>8</text:p>
          </table:table-cell>
          <table:table-cell table:style-name="ce6" table:formula="of:=(INDIRECT(&quot;B1&quot;) - (2*INDIRECT(&quot;H5&quot;)*[.C23])) / (2 * INDIRECT(&quot;H5&quot;) * [.C23])" office:value-type="float" office:value="17.8114759032518">
            <text:p>18</text:p>
          </table:table-cell>
          <table:table-cell table:style-name="ce6" table:formula="of:=(INDIRECT(&quot;B1&quot;) - (2*INDIRECT(&quot;I5&quot;)*[.C23])) / (2 * INDIRECT(&quot;I5&quot;) * [.C23])" office:value-type="float" office:value="36.6229518065037">
            <text:p>37</text:p>
          </table:table-cell>
          <table:table-cell table:style-name="ce6" table:formula="of:=(INDIRECT(&quot;B1&quot;) - (2*INDIRECT(&quot;J5&quot;)*[.C23])) / (2 * INDIRECT(&quot;J5&quot;) * [.C23])" office:value-type="float" office:value="74.2459036130073">
            <text:p>74</text:p>
          </table:table-cell>
          <table:table-cell table:style-name="ce6" table:formula="of:=(INDIRECT(&quot;B1&quot;) - (2*INDIRECT(&quot;K5&quot;)*[.C23])) / (2 * INDIRECT(&quot;K5&quot;) * [.C23])" office:value-type="float" office:value="149.491807226015">
            <text:p>149</text:p>
          </table:table-cell>
          <table:table-cell table:style-name="ce6" table:formula="of:=(INDIRECT(&quot;B1&quot;) - (2*INDIRECT(&quot;L5&quot;)*[.C23])) / (2 * INDIRECT(&quot;L5&quot;) * [.C23])" office:value-type="float" office:value="299.983614452029">
            <text:p>300</text:p>
          </table:table-cell>
          <table:table-cell table:style-name="ce6" table:formula="of:=(INDIRECT(&quot;B1&quot;) - (2*INDIRECT(&quot;M5&quot;)*[.C23])) / (2 * INDIRECT(&quot;M5&quot;) * [.C23])" office:value-type="float" office:value="2406.86891561623">
            <text:p>2407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3" office:value-type="string">
            <text:p>G6</text:p>
          </table:table-cell>
          <table:table-cell table:style-name="ce3" office:value-type="float" office:value="1567.98">
            <text:p>1567.98</text:p>
          </table:table-cell>
          <table:table-cell table:style-name="ce6" table:formula="of:=(INDIRECT(&quot;B1&quot;) - (2*INDIRECT(&quot;D5&quot;)*[.C24])) / (2 * INDIRECT(&quot;D5&quot;) * [.C24])" office:value-type="float" office:value="0.245631321828085">
            <text:p>0</text:p>
          </table:table-cell>
          <table:table-cell table:style-name="ce6" table:formula="of:=(INDIRECT(&quot;B1&quot;) - (2*INDIRECT(&quot;E5&quot;)*[.C24])) / (2 * INDIRECT(&quot;E5&quot;) * [.C24])" office:value-type="float" office:value="1.49126264365617">
            <text:p>1</text:p>
          </table:table-cell>
          <table:table-cell table:style-name="ce6" table:formula="of:=(INDIRECT(&quot;B1&quot;) - (2*INDIRECT(&quot;F5&quot;)*[.C24])) / (2 * INDIRECT(&quot;F5&quot;) * [.C24])" office:value-type="float" office:value="3.98252528731234">
            <text:p>4</text:p>
          </table:table-cell>
          <table:table-cell table:style-name="ce6" table:formula="of:=(INDIRECT(&quot;B1&quot;) - (2*INDIRECT(&quot;G5&quot;)*[.C24])) / (2 * INDIRECT(&quot;G5&quot;) * [.C24])" office:value-type="float" office:value="8.96505057462468">
            <text:p>9</text:p>
          </table:table-cell>
          <table:table-cell table:style-name="ce6" table:formula="of:=(INDIRECT(&quot;B1&quot;) - (2*INDIRECT(&quot;H5&quot;)*[.C24])) / (2 * INDIRECT(&quot;H5&quot;) * [.C24])" office:value-type="float" office:value="18.9301011492494">
            <text:p>19</text:p>
          </table:table-cell>
          <table:table-cell table:style-name="ce6" table:formula="of:=(INDIRECT(&quot;B1&quot;) - (2*INDIRECT(&quot;I5&quot;)*[.C24])) / (2 * INDIRECT(&quot;I5&quot;) * [.C24])" office:value-type="float" office:value="38.8602022984987">
            <text:p>39</text:p>
          </table:table-cell>
          <table:table-cell table:style-name="ce6" table:formula="of:=(INDIRECT(&quot;B1&quot;) - (2*INDIRECT(&quot;J5&quot;)*[.C24])) / (2 * INDIRECT(&quot;J5&quot;) * [.C24])" office:value-type="float" office:value="78.7204045969974">
            <text:p>79</text:p>
          </table:table-cell>
          <table:table-cell table:style-name="ce6" table:formula="of:=(INDIRECT(&quot;B1&quot;) - (2*INDIRECT(&quot;K5&quot;)*[.C24])) / (2 * INDIRECT(&quot;K5&quot;) * [.C24])" office:value-type="float" office:value="158.440809193995">
            <text:p>158</text:p>
          </table:table-cell>
          <table:table-cell table:style-name="ce6" table:formula="of:=(INDIRECT(&quot;B1&quot;) - (2*INDIRECT(&quot;L5&quot;)*[.C24])) / (2 * INDIRECT(&quot;L5&quot;) * [.C24])" office:value-type="float" office:value="317.88161838799">
            <text:p>318</text:p>
          </table:table-cell>
          <table:table-cell table:style-name="ce6" table:formula="of:=(INDIRECT(&quot;B1&quot;) - (2*INDIRECT(&quot;M5&quot;)*[.C24])) / (2 * INDIRECT(&quot;M5&quot;) * [.C24])" office:value-type="float" office:value="2550.05294710392">
            <text:p>255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3" office:value-type="string">
            <text:p>F♯6/G♭6</text:p>
          </table:table-cell>
          <table:table-cell table:style-name="ce3" office:value-type="float" office:value="1479.98">
            <text:p>1479.98</text:p>
          </table:table-cell>
          <table:table-cell table:style-name="ce6" table:formula="of:=(INDIRECT(&quot;B1&quot;) - (2*INDIRECT(&quot;D5&quot;)*[.C25])) / (2 * INDIRECT(&quot;D5&quot;) * [.C25])" office:value-type="float" office:value="0.319696887795781">
            <text:p>0</text:p>
          </table:table-cell>
          <table:table-cell table:style-name="ce6" table:formula="of:=(INDIRECT(&quot;B1&quot;) - (2*INDIRECT(&quot;E5&quot;)*[.C25])) / (2 * INDIRECT(&quot;E5&quot;) * [.C25])" office:value-type="float" office:value="1.63939377559156">
            <text:p>2</text:p>
          </table:table-cell>
          <table:table-cell table:style-name="ce6" table:formula="of:=(INDIRECT(&quot;B1&quot;) - (2*INDIRECT(&quot;F5&quot;)*[.C25])) / (2 * INDIRECT(&quot;F5&quot;) * [.C25])" office:value-type="float" office:value="4.27878755118312">
            <text:p>4</text:p>
          </table:table-cell>
          <table:table-cell table:style-name="ce6" table:formula="of:=(INDIRECT(&quot;B1&quot;) - (2*INDIRECT(&quot;G5&quot;)*[.C25])) / (2 * INDIRECT(&quot;G5&quot;) * [.C25])" office:value-type="float" office:value="9.55757510236625">
            <text:p>10</text:p>
          </table:table-cell>
          <table:table-cell table:style-name="ce6" table:formula="of:=(INDIRECT(&quot;B1&quot;) - (2*INDIRECT(&quot;H5&quot;)*[.C25])) / (2 * INDIRECT(&quot;H5&quot;) * [.C25])" office:value-type="float" office:value="20.1151502047325">
            <text:p>20</text:p>
          </table:table-cell>
          <table:table-cell table:style-name="ce6" table:formula="of:=(INDIRECT(&quot;B1&quot;) - (2*INDIRECT(&quot;I5&quot;)*[.C25])) / (2 * INDIRECT(&quot;I5&quot;) * [.C25])" office:value-type="float" office:value="41.230300409465">
            <text:p>41</text:p>
          </table:table-cell>
          <table:table-cell table:style-name="ce6" table:formula="of:=(INDIRECT(&quot;B1&quot;) - (2*INDIRECT(&quot;J5&quot;)*[.C25])) / (2 * INDIRECT(&quot;J5&quot;) * [.C25])" office:value-type="float" office:value="83.46060081893">
            <text:p>83</text:p>
          </table:table-cell>
          <table:table-cell table:style-name="ce6" table:formula="of:=(INDIRECT(&quot;B1&quot;) - (2*INDIRECT(&quot;K5&quot;)*[.C25])) / (2 * INDIRECT(&quot;K5&quot;) * [.C25])" office:value-type="float" office:value="167.92120163786">
            <text:p>168</text:p>
          </table:table-cell>
          <table:table-cell table:style-name="ce6" table:formula="of:=(INDIRECT(&quot;B1&quot;) - (2*INDIRECT(&quot;L5&quot;)*[.C25])) / (2 * INDIRECT(&quot;L5&quot;) * [.C25])" office:value-type="float" office:value="336.84240327572">
            <text:p>337</text:p>
          </table:table-cell>
          <table:table-cell table:style-name="ce6" table:formula="of:=(INDIRECT(&quot;B1&quot;) - (2*INDIRECT(&quot;M5&quot;)*[.C25])) / (2 * INDIRECT(&quot;M5&quot;) * [.C25])" office:value-type="float" office:value="2701.73922620576">
            <text:p>2702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3" office:value-type="string">
            <text:p>F6</text:p>
          </table:table-cell>
          <table:table-cell table:style-name="ce3" office:value-type="float" office:value="1396.91">
            <text:p>1396.91</text:p>
          </table:table-cell>
          <table:table-cell table:style-name="ce6" table:formula="of:=(INDIRECT(&quot;B1&quot;) - (2*INDIRECT(&quot;D5&quot;)*[.C26])) / (2 * INDIRECT(&quot;D5&quot;) * [.C26])" office:value-type="float" office:value="0.398175258248563">
            <text:p>0</text:p>
          </table:table-cell>
          <table:table-cell table:style-name="ce6" table:formula="of:=(INDIRECT(&quot;B1&quot;) - (2*INDIRECT(&quot;E5&quot;)*[.C26])) / (2 * INDIRECT(&quot;E5&quot;) * [.C26])" office:value-type="float" office:value="1.79635051649713">
            <text:p>2</text:p>
          </table:table-cell>
          <table:table-cell table:style-name="ce6" table:formula="of:=(INDIRECT(&quot;B1&quot;) - (2*INDIRECT(&quot;F5&quot;)*[.C26])) / (2 * INDIRECT(&quot;F5&quot;) * [.C26])" office:value-type="float" office:value="4.59270103299425">
            <text:p>5</text:p>
          </table:table-cell>
          <table:table-cell table:style-name="ce6" table:formula="of:=(INDIRECT(&quot;B1&quot;) - (2*INDIRECT(&quot;G5&quot;)*[.C26])) / (2 * INDIRECT(&quot;G5&quot;) * [.C26])" office:value-type="float" office:value="10.1854020659885">
            <text:p>10</text:p>
          </table:table-cell>
          <table:table-cell table:style-name="ce6" table:formula="of:=(INDIRECT(&quot;B1&quot;) - (2*INDIRECT(&quot;H5&quot;)*[.C26])) / (2 * INDIRECT(&quot;H5&quot;) * [.C26])" office:value-type="float" office:value="21.370804131977">
            <text:p>21</text:p>
          </table:table-cell>
          <table:table-cell table:style-name="ce6" table:formula="of:=(INDIRECT(&quot;B1&quot;) - (2*INDIRECT(&quot;I5&quot;)*[.C26])) / (2 * INDIRECT(&quot;I5&quot;) * [.C26])" office:value-type="float" office:value="43.741608263954">
            <text:p>44</text:p>
          </table:table-cell>
          <table:table-cell table:style-name="ce6" table:formula="of:=(INDIRECT(&quot;B1&quot;) - (2*INDIRECT(&quot;J5&quot;)*[.C26])) / (2 * INDIRECT(&quot;J5&quot;) * [.C26])" office:value-type="float" office:value="88.483216527908">
            <text:p>88</text:p>
          </table:table-cell>
          <table:table-cell table:style-name="ce6" table:formula="of:=(INDIRECT(&quot;B1&quot;) - (2*INDIRECT(&quot;K5&quot;)*[.C26])) / (2 * INDIRECT(&quot;K5&quot;) * [.C26])" office:value-type="float" office:value="177.966433055816">
            <text:p>178</text:p>
          </table:table-cell>
          <table:table-cell table:style-name="ce6" table:formula="of:=(INDIRECT(&quot;B1&quot;) - (2*INDIRECT(&quot;L5&quot;)*[.C26])) / (2 * INDIRECT(&quot;L5&quot;) * [.C26])" office:value-type="float" office:value="356.932866111632">
            <text:p>357</text:p>
          </table:table-cell>
          <table:table-cell table:style-name="ce6" table:formula="of:=(INDIRECT(&quot;B1&quot;) - (2*INDIRECT(&quot;M5&quot;)*[.C26])) / (2 * INDIRECT(&quot;M5&quot;) * [.C26])" office:value-type="float" office:value="2862.46292889306">
            <text:p>2862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3" office:value-type="string">
            <text:p>E6</text:p>
          </table:table-cell>
          <table:table-cell table:style-name="ce3" office:value-type="float" office:value="1318.51">
            <text:p>1318.51</text:p>
          </table:table-cell>
          <table:table-cell table:style-name="ce6" table:formula="of:=(INDIRECT(&quot;B1&quot;) - (2*INDIRECT(&quot;D5&quot;)*[.C27])) / (2 * INDIRECT(&quot;D5&quot;) * [.C27])" office:value-type="float" office:value="0.481312238815026">
            <text:p>0</text:p>
          </table:table-cell>
          <table:table-cell table:style-name="ce6" table:formula="of:=(INDIRECT(&quot;B1&quot;) - (2*INDIRECT(&quot;E5&quot;)*[.C27])) / (2 * INDIRECT(&quot;E5&quot;) * [.C27])" office:value-type="float" office:value="1.96262447763005">
            <text:p>2</text:p>
          </table:table-cell>
          <table:table-cell table:style-name="ce6" table:formula="of:=(INDIRECT(&quot;B1&quot;) - (2*INDIRECT(&quot;F5&quot;)*[.C27])) / (2 * INDIRECT(&quot;F5&quot;) * [.C27])" office:value-type="float" office:value="4.9252489552601">
            <text:p>5</text:p>
          </table:table-cell>
          <table:table-cell table:style-name="ce6" table:formula="of:=(INDIRECT(&quot;B1&quot;) - (2*INDIRECT(&quot;G5&quot;)*[.C27])) / (2 * INDIRECT(&quot;G5&quot;) * [.C27])" office:value-type="float" office:value="10.8504979105202">
            <text:p>11</text:p>
          </table:table-cell>
          <table:table-cell table:style-name="ce6" table:formula="of:=(INDIRECT(&quot;B1&quot;) - (2*INDIRECT(&quot;H5&quot;)*[.C27])) / (2 * INDIRECT(&quot;H5&quot;) * [.C27])" office:value-type="float" office:value="22.7009958210404">
            <text:p>23</text:p>
          </table:table-cell>
          <table:table-cell table:style-name="ce6" table:formula="of:=(INDIRECT(&quot;B1&quot;) - (2*INDIRECT(&quot;I5&quot;)*[.C27])) / (2 * INDIRECT(&quot;I5&quot;) * [.C27])" office:value-type="float" office:value="46.4019916420808">
            <text:p>46</text:p>
          </table:table-cell>
          <table:table-cell table:style-name="ce6" table:formula="of:=(INDIRECT(&quot;B1&quot;) - (2*INDIRECT(&quot;J5&quot;)*[.C27])) / (2 * INDIRECT(&quot;J5&quot;) * [.C27])" office:value-type="float" office:value="93.8039832841617">
            <text:p>94</text:p>
          </table:table-cell>
          <table:table-cell table:style-name="ce6" table:formula="of:=(INDIRECT(&quot;B1&quot;) - (2*INDIRECT(&quot;K5&quot;)*[.C27])) / (2 * INDIRECT(&quot;K5&quot;) * [.C27])" office:value-type="float" office:value="188.607966568323">
            <text:p>189</text:p>
          </table:table-cell>
          <table:table-cell table:style-name="ce6" table:formula="of:=(INDIRECT(&quot;B1&quot;) - (2*INDIRECT(&quot;L5&quot;)*[.C27])) / (2 * INDIRECT(&quot;L5&quot;) * [.C27])" office:value-type="float" office:value="378.215933136647">
            <text:p>378</text:p>
          </table:table-cell>
          <table:table-cell table:style-name="ce6" table:formula="of:=(INDIRECT(&quot;B1&quot;) - (2*INDIRECT(&quot;M5&quot;)*[.C27])) / (2 * INDIRECT(&quot;M5&quot;) * [.C27])" office:value-type="float" office:value="3032.72746509317">
            <text:p>303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3" office:value-type="string">
            <text:p>D♯6/E♭6</text:p>
          </table:table-cell>
          <table:table-cell table:style-name="ce3" office:value-type="float" office:value="1244.51">
            <text:p>1244.51</text:p>
          </table:table-cell>
          <table:table-cell table:style-name="ce6" table:formula="of:=(INDIRECT(&quot;B1&quot;) - (2*INDIRECT(&quot;D5&quot;)*[.C28])) / (2 * INDIRECT(&quot;D5&quot;) * [.C28])" office:value-type="float" office:value="0.569392773059276">
            <text:p>1</text:p>
          </table:table-cell>
          <table:table-cell table:style-name="ce6" table:formula="of:=(INDIRECT(&quot;B1&quot;) - (2*INDIRECT(&quot;E5&quot;)*[.C28])) / (2 * INDIRECT(&quot;E5&quot;) * [.C28])" office:value-type="float" office:value="2.13878554611855">
            <text:p>2</text:p>
          </table:table-cell>
          <table:table-cell table:style-name="ce6" table:formula="of:=(INDIRECT(&quot;B1&quot;) - (2*INDIRECT(&quot;F5&quot;)*[.C28])) / (2 * INDIRECT(&quot;F5&quot;) * [.C28])" office:value-type="float" office:value="5.27757109223711">
            <text:p>5</text:p>
          </table:table-cell>
          <table:table-cell table:style-name="ce6" table:formula="of:=(INDIRECT(&quot;B1&quot;) - (2*INDIRECT(&quot;G5&quot;)*[.C28])) / (2 * INDIRECT(&quot;G5&quot;) * [.C28])" office:value-type="float" office:value="11.5551421844742">
            <text:p>12</text:p>
          </table:table-cell>
          <table:table-cell table:style-name="ce6" table:formula="of:=(INDIRECT(&quot;B1&quot;) - (2*INDIRECT(&quot;H5&quot;)*[.C28])) / (2 * INDIRECT(&quot;H5&quot;) * [.C28])" office:value-type="float" office:value="24.1102843689484">
            <text:p>24</text:p>
          </table:table-cell>
          <table:table-cell table:style-name="ce6" table:formula="of:=(INDIRECT(&quot;B1&quot;) - (2*INDIRECT(&quot;I5&quot;)*[.C28])) / (2 * INDIRECT(&quot;I5&quot;) * [.C28])" office:value-type="float" office:value="49.2205687378968">
            <text:p>49</text:p>
          </table:table-cell>
          <table:table-cell table:style-name="ce6" table:formula="of:=(INDIRECT(&quot;B1&quot;) - (2*INDIRECT(&quot;J5&quot;)*[.C28])) / (2 * INDIRECT(&quot;J5&quot;) * [.C28])" office:value-type="float" office:value="99.4411374757937">
            <text:p>99</text:p>
          </table:table-cell>
          <table:table-cell table:style-name="ce6" table:formula="of:=(INDIRECT(&quot;B1&quot;) - (2*INDIRECT(&quot;K5&quot;)*[.C28])) / (2 * INDIRECT(&quot;K5&quot;) * [.C28])" office:value-type="float" office:value="199.882274951587">
            <text:p>200</text:p>
          </table:table-cell>
          <table:table-cell table:style-name="ce6" table:formula="of:=(INDIRECT(&quot;B1&quot;) - (2*INDIRECT(&quot;L5&quot;)*[.C28])) / (2 * INDIRECT(&quot;L5&quot;) * [.C28])" office:value-type="float" office:value="400.764549903175">
            <text:p>401</text:p>
          </table:table-cell>
          <table:table-cell table:style-name="ce6" table:formula="of:=(INDIRECT(&quot;B1&quot;) - (2*INDIRECT(&quot;M5&quot;)*[.C28])) / (2 * INDIRECT(&quot;M5&quot;) * [.C28])" office:value-type="float" office:value="3213.1163992254">
            <text:p>321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3" office:value-type="string">
            <text:p>D6</text:p>
          </table:table-cell>
          <table:table-cell table:style-name="ce3" office:value-type="float" office:value="1174.66">
            <text:p>1174.66</text:p>
          </table:table-cell>
          <table:table-cell table:style-name="ce6" table:formula="of:=(INDIRECT(&quot;B1&quot;) - (2*INDIRECT(&quot;D5&quot;)*[.C29])) / (2 * INDIRECT(&quot;D5&quot;) * [.C29])" office:value-type="float" office:value="0.662715168644544">
            <text:p>1</text:p>
          </table:table-cell>
          <table:table-cell table:style-name="ce6" table:formula="of:=(INDIRECT(&quot;B1&quot;) - (2*INDIRECT(&quot;E5&quot;)*[.C29])) / (2 * INDIRECT(&quot;E5&quot;) * [.C29])" office:value-type="float" office:value="2.32543033728909">
            <text:p>2</text:p>
          </table:table-cell>
          <table:table-cell table:style-name="ce6" table:formula="of:=(INDIRECT(&quot;B1&quot;) - (2*INDIRECT(&quot;F5&quot;)*[.C29])) / (2 * INDIRECT(&quot;F5&quot;) * [.C29])" office:value-type="float" office:value="5.65086067457818">
            <text:p>6</text:p>
          </table:table-cell>
          <table:table-cell table:style-name="ce6" table:formula="of:=(INDIRECT(&quot;B1&quot;) - (2*INDIRECT(&quot;G5&quot;)*[.C29])) / (2 * INDIRECT(&quot;G5&quot;) * [.C29])" office:value-type="float" office:value="12.3017213491564">
            <text:p>12</text:p>
          </table:table-cell>
          <table:table-cell table:style-name="ce6" table:formula="of:=(INDIRECT(&quot;B1&quot;) - (2*INDIRECT(&quot;H5&quot;)*[.C29])) / (2 * INDIRECT(&quot;H5&quot;) * [.C29])" office:value-type="float" office:value="25.6034426983127">
            <text:p>26</text:p>
          </table:table-cell>
          <table:table-cell table:style-name="ce6" table:formula="of:=(INDIRECT(&quot;B1&quot;) - (2*INDIRECT(&quot;I5&quot;)*[.C29])) / (2 * INDIRECT(&quot;I5&quot;) * [.C29])" office:value-type="float" office:value="52.2068853966254">
            <text:p>52</text:p>
          </table:table-cell>
          <table:table-cell table:style-name="ce6" table:formula="of:=(INDIRECT(&quot;B1&quot;) - (2*INDIRECT(&quot;J5&quot;)*[.C29])) / (2 * INDIRECT(&quot;J5&quot;) * [.C29])" office:value-type="float" office:value="105.413770793251">
            <text:p>105</text:p>
          </table:table-cell>
          <table:table-cell table:style-name="ce6" table:formula="of:=(INDIRECT(&quot;B1&quot;) - (2*INDIRECT(&quot;K5&quot;)*[.C29])) / (2 * INDIRECT(&quot;K5&quot;) * [.C29])" office:value-type="float" office:value="211.827541586502">
            <text:p>212</text:p>
          </table:table-cell>
          <table:table-cell table:style-name="ce6" table:formula="of:=(INDIRECT(&quot;B1&quot;) - (2*INDIRECT(&quot;L5&quot;)*[.C29])) / (2 * INDIRECT(&quot;L5&quot;) * [.C29])" office:value-type="float" office:value="424.655083173003">
            <text:p>425</text:p>
          </table:table-cell>
          <table:table-cell table:style-name="ce6" table:formula="of:=(INDIRECT(&quot;B1&quot;) - (2*INDIRECT(&quot;M5&quot;)*[.C29])) / (2 * INDIRECT(&quot;M5&quot;) * [.C29])" office:value-type="float" office:value="3404.24066538403">
            <text:p>340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3" office:value-type="string">
            <text:p>C♯6/D♭6</text:p>
          </table:table-cell>
          <table:table-cell table:style-name="ce3" office:value-type="float" office:value="1108.73">
            <text:p>1108.73</text:p>
          </table:table-cell>
          <table:table-cell table:style-name="ce6" table:formula="of:=(INDIRECT(&quot;B1&quot;) - (2*INDIRECT(&quot;D5&quot;)*[.C30])) / (2 * INDIRECT(&quot;D5&quot;) * [.C30])" office:value-type="float" office:value="0.76158758218863">
            <text:p>1</text:p>
          </table:table-cell>
          <table:table-cell table:style-name="ce6" table:formula="of:=(INDIRECT(&quot;B1&quot;) - (2*INDIRECT(&quot;E5&quot;)*[.C30])) / (2 * INDIRECT(&quot;E5&quot;) * [.C30])" office:value-type="float" office:value="2.52317516437726">
            <text:p>3</text:p>
          </table:table-cell>
          <table:table-cell table:style-name="ce6" table:formula="of:=(INDIRECT(&quot;B1&quot;) - (2*INDIRECT(&quot;F5&quot;)*[.C30])) / (2 * INDIRECT(&quot;F5&quot;) * [.C30])" office:value-type="float" office:value="6.04635032875452">
            <text:p>6</text:p>
          </table:table-cell>
          <table:table-cell table:style-name="ce6" table:formula="of:=(INDIRECT(&quot;B1&quot;) - (2*INDIRECT(&quot;G5&quot;)*[.C30])) / (2 * INDIRECT(&quot;G5&quot;) * [.C30])" office:value-type="float" office:value="13.092700657509">
            <text:p>13</text:p>
          </table:table-cell>
          <table:table-cell table:style-name="ce6" table:formula="of:=(INDIRECT(&quot;B1&quot;) - (2*INDIRECT(&quot;H5&quot;)*[.C30])) / (2 * INDIRECT(&quot;H5&quot;) * [.C30])" office:value-type="float" office:value="27.1854013150181">
            <text:p>27</text:p>
          </table:table-cell>
          <table:table-cell table:style-name="ce6" table:formula="of:=(INDIRECT(&quot;B1&quot;) - (2*INDIRECT(&quot;I5&quot;)*[.C30])) / (2 * INDIRECT(&quot;I5&quot;) * [.C30])" office:value-type="float" office:value="55.3708026300362">
            <text:p>55</text:p>
          </table:table-cell>
          <table:table-cell table:style-name="ce6" table:formula="of:=(INDIRECT(&quot;B1&quot;) - (2*INDIRECT(&quot;J5&quot;)*[.C30])) / (2 * INDIRECT(&quot;J5&quot;) * [.C30])" office:value-type="float" office:value="111.741605260072">
            <text:p>112</text:p>
          </table:table-cell>
          <table:table-cell table:style-name="ce6" table:formula="of:=(INDIRECT(&quot;B1&quot;) - (2*INDIRECT(&quot;K5&quot;)*[.C30])) / (2 * INDIRECT(&quot;K5&quot;) * [.C30])" office:value-type="float" office:value="224.483210520145">
            <text:p>224</text:p>
          </table:table-cell>
          <table:table-cell table:style-name="ce6" table:formula="of:=(INDIRECT(&quot;B1&quot;) - (2*INDIRECT(&quot;L5&quot;)*[.C30])) / (2 * INDIRECT(&quot;L5&quot;) * [.C30])" office:value-type="float" office:value="449.966421040289">
            <text:p>450</text:p>
          </table:table-cell>
          <table:table-cell table:style-name="ce6" table:formula="of:=(INDIRECT(&quot;B1&quot;) - (2*INDIRECT(&quot;M5&quot;)*[.C30])) / (2 * INDIRECT(&quot;M5&quot;) * [.C30])" office:value-type="float" office:value="3606.73136832231">
            <text:p>3607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3" office:value-type="string">
            <text:p>C6 <text:a xlink:href="http://en.wikipedia.org/wiki/Soprano_C">Soprano C</text:a> (High C)</text:p>
          </table:table-cell>
          <table:table-cell table:style-name="ce3" office:value-type="float" office:value="1046.5">
            <text:p>1046.5</text:p>
          </table:table-cell>
          <table:table-cell table:style-name="ce6" table:formula="of:=(INDIRECT(&quot;B1&quot;) - (2*INDIRECT(&quot;D5&quot;)*[.C31])) / (2 * INDIRECT(&quot;D5&quot;) * [.C31])" office:value-type="float" office:value="0.866340181557573">
            <text:p>1</text:p>
          </table:table-cell>
          <table:table-cell table:style-name="ce6" table:formula="of:=(INDIRECT(&quot;B1&quot;) - (2*INDIRECT(&quot;E5&quot;)*[.C31])) / (2 * INDIRECT(&quot;E5&quot;) * [.C31])" office:value-type="float" office:value="2.73268036311515">
            <text:p>3</text:p>
          </table:table-cell>
          <table:table-cell table:style-name="ce6" table:formula="of:=(INDIRECT(&quot;B1&quot;) - (2*INDIRECT(&quot;F5&quot;)*[.C31])) / (2 * INDIRECT(&quot;F5&quot;) * [.C31])" office:value-type="float" office:value="6.46536072623029">
            <text:p>6</text:p>
          </table:table-cell>
          <table:table-cell table:style-name="ce6" table:formula="of:=(INDIRECT(&quot;B1&quot;) - (2*INDIRECT(&quot;G5&quot;)*[.C31])) / (2 * INDIRECT(&quot;G5&quot;) * [.C31])" office:value-type="float" office:value="13.9307214524606">
            <text:p>14</text:p>
          </table:table-cell>
          <table:table-cell table:style-name="ce6" table:formula="of:=(INDIRECT(&quot;B1&quot;) - (2*INDIRECT(&quot;H5&quot;)*[.C31])) / (2 * INDIRECT(&quot;H5&quot;) * [.C31])" office:value-type="float" office:value="28.8614429049212">
            <text:p>29</text:p>
          </table:table-cell>
          <table:table-cell table:style-name="ce6" table:formula="of:=(INDIRECT(&quot;B1&quot;) - (2*INDIRECT(&quot;I5&quot;)*[.C31])) / (2 * INDIRECT(&quot;I5&quot;) * [.C31])" office:value-type="float" office:value="58.7228858098423">
            <text:p>59</text:p>
          </table:table-cell>
          <table:table-cell table:style-name="ce6" table:formula="of:=(INDIRECT(&quot;B1&quot;) - (2*INDIRECT(&quot;J5&quot;)*[.C31])) / (2 * INDIRECT(&quot;J5&quot;) * [.C31])" office:value-type="float" office:value="118.445771619685">
            <text:p>118</text:p>
          </table:table-cell>
          <table:table-cell table:style-name="ce6" table:formula="of:=(INDIRECT(&quot;B1&quot;) - (2*INDIRECT(&quot;K5&quot;)*[.C31])) / (2 * INDIRECT(&quot;K5&quot;) * [.C31])" office:value-type="float" office:value="237.891543239369">
            <text:p>238</text:p>
          </table:table-cell>
          <table:table-cell table:style-name="ce6" table:formula="of:=(INDIRECT(&quot;B1&quot;) - (2*INDIRECT(&quot;L5&quot;)*[.C31])) / (2 * INDIRECT(&quot;L5&quot;) * [.C31])" office:value-type="float" office:value="476.783086478739">
            <text:p>477</text:p>
          </table:table-cell>
          <table:table-cell table:style-name="ce6" table:formula="of:=(INDIRECT(&quot;B1&quot;) - (2*INDIRECT(&quot;M5&quot;)*[.C31])) / (2 * INDIRECT(&quot;M5&quot;) * [.C31])" office:value-type="float" office:value="3821.26469182991">
            <text:p>382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3" office:value-type="string">
            <text:p>B5</text:p>
          </table:table-cell>
          <table:table-cell table:style-name="ce3" office:value-type="float" office:value="987.767">
            <text:p>987.767</text:p>
          </table:table-cell>
          <table:table-cell table:style-name="ce6" table:formula="of:=(INDIRECT(&quot;B1&quot;) - (2*INDIRECT(&quot;D5&quot;)*[.C32])) / (2 * INDIRECT(&quot;D5&quot;) * [.C32])" office:value-type="float" office:value="0.977313475748835">
            <text:p>1</text:p>
          </table:table-cell>
          <table:table-cell table:style-name="ce6" table:formula="of:=(INDIRECT(&quot;B1&quot;) - (2*INDIRECT(&quot;E5&quot;)*[.C32])) / (2 * INDIRECT(&quot;E5&quot;) * [.C32])" office:value-type="float" office:value="2.95462695149767">
            <text:p>3</text:p>
          </table:table-cell>
          <table:table-cell table:style-name="ce6" table:formula="of:=(INDIRECT(&quot;B1&quot;) - (2*INDIRECT(&quot;F5&quot;)*[.C32])) / (2 * INDIRECT(&quot;F5&quot;) * [.C32])" office:value-type="float" office:value="6.90925390299534">
            <text:p>7</text:p>
          </table:table-cell>
          <table:table-cell table:style-name="ce6" table:formula="of:=(INDIRECT(&quot;B1&quot;) - (2*INDIRECT(&quot;G5&quot;)*[.C32])) / (2 * INDIRECT(&quot;G5&quot;) * [.C32])" office:value-type="float" office:value="14.8185078059907">
            <text:p>15</text:p>
          </table:table-cell>
          <table:table-cell table:style-name="ce6" table:formula="of:=(INDIRECT(&quot;B1&quot;) - (2*INDIRECT(&quot;H5&quot;)*[.C32])) / (2 * INDIRECT(&quot;H5&quot;) * [.C32])" office:value-type="float" office:value="30.6370156119814">
            <text:p>31</text:p>
          </table:table-cell>
          <table:table-cell table:style-name="ce6" table:formula="of:=(INDIRECT(&quot;B1&quot;) - (2*INDIRECT(&quot;I5&quot;)*[.C32])) / (2 * INDIRECT(&quot;I5&quot;) * [.C32])" office:value-type="float" office:value="62.2740312239627">
            <text:p>62</text:p>
          </table:table-cell>
          <table:table-cell table:style-name="ce6" table:formula="of:=(INDIRECT(&quot;B1&quot;) - (2*INDIRECT(&quot;J5&quot;)*[.C32])) / (2 * INDIRECT(&quot;J5&quot;) * [.C32])" office:value-type="float" office:value="125.548062447925">
            <text:p>126</text:p>
          </table:table-cell>
          <table:table-cell table:style-name="ce6" table:formula="of:=(INDIRECT(&quot;B1&quot;) - (2*INDIRECT(&quot;K5&quot;)*[.C32])) / (2 * INDIRECT(&quot;K5&quot;) * [.C32])" office:value-type="float" office:value="252.096124895851">
            <text:p>252</text:p>
          </table:table-cell>
          <table:table-cell table:style-name="ce6" table:formula="of:=(INDIRECT(&quot;B1&quot;) - (2*INDIRECT(&quot;L5&quot;)*[.C32])) / (2 * INDIRECT(&quot;L5&quot;) * [.C32])" office:value-type="float" office:value="505.192249791702">
            <text:p>505</text:p>
          </table:table-cell>
          <table:table-cell table:style-name="ce6" table:formula="of:=(INDIRECT(&quot;B1&quot;) - (2*INDIRECT(&quot;M5&quot;)*[.C32])) / (2 * INDIRECT(&quot;M5&quot;) * [.C32])" office:value-type="float" office:value="4048.53799833361">
            <text:p>4049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3" office:value-type="string">
            <text:p>A♯5/B♭5</text:p>
          </table:table-cell>
          <table:table-cell table:style-name="ce3" office:value-type="float" office:value="932.328">
            <text:p>932.328</text:p>
          </table:table-cell>
          <table:table-cell table:style-name="ce6" table:formula="of:=(INDIRECT(&quot;B1&quot;) - (2*INDIRECT(&quot;D5&quot;)*[.C33])) / (2 * INDIRECT(&quot;D5&quot;) * [.C33])" office:value-type="float" office:value="1.09489042482903">
            <text:p>1</text:p>
          </table:table-cell>
          <table:table-cell table:style-name="ce6" table:formula="of:=(INDIRECT(&quot;B1&quot;) - (2*INDIRECT(&quot;E5&quot;)*[.C33])) / (2 * INDIRECT(&quot;E5&quot;) * [.C33])" office:value-type="float" office:value="3.18978084965806">
            <text:p>3</text:p>
          </table:table-cell>
          <table:table-cell table:style-name="ce6" table:formula="of:=(INDIRECT(&quot;B1&quot;) - (2*INDIRECT(&quot;F5&quot;)*[.C33])) / (2 * INDIRECT(&quot;F5&quot;) * [.C33])" office:value-type="float" office:value="7.37956169931612">
            <text:p>7</text:p>
          </table:table-cell>
          <table:table-cell table:style-name="ce6" table:formula="of:=(INDIRECT(&quot;B1&quot;) - (2*INDIRECT(&quot;G5&quot;)*[.C33])) / (2 * INDIRECT(&quot;G5&quot;) * [.C33])" office:value-type="float" office:value="15.7591233986322">
            <text:p>16</text:p>
          </table:table-cell>
          <table:table-cell table:style-name="ce6" table:formula="of:=(INDIRECT(&quot;B1&quot;) - (2*INDIRECT(&quot;H5&quot;)*[.C33])) / (2 * INDIRECT(&quot;H5&quot;) * [.C33])" office:value-type="float" office:value="32.5182467972645">
            <text:p>33</text:p>
          </table:table-cell>
          <table:table-cell table:style-name="ce6" table:formula="of:=(INDIRECT(&quot;B1&quot;) - (2*INDIRECT(&quot;I5&quot;)*[.C33])) / (2 * INDIRECT(&quot;I5&quot;) * [.C33])" office:value-type="float" office:value="66.036493594529">
            <text:p>66</text:p>
          </table:table-cell>
          <table:table-cell table:style-name="ce6" table:formula="of:=(INDIRECT(&quot;B1&quot;) - (2*INDIRECT(&quot;J5&quot;)*[.C33])) / (2 * INDIRECT(&quot;J5&quot;) * [.C33])" office:value-type="float" office:value="133.072987189058">
            <text:p>133</text:p>
          </table:table-cell>
          <table:table-cell table:style-name="ce6" table:formula="of:=(INDIRECT(&quot;B1&quot;) - (2*INDIRECT(&quot;K5&quot;)*[.C33])) / (2 * INDIRECT(&quot;K5&quot;) * [.C33])" office:value-type="float" office:value="267.145974378116">
            <text:p>267</text:p>
          </table:table-cell>
          <table:table-cell table:style-name="ce6" table:formula="of:=(INDIRECT(&quot;B1&quot;) - (2*INDIRECT(&quot;L5&quot;)*[.C33])) / (2 * INDIRECT(&quot;L5&quot;) * [.C33])" office:value-type="float" office:value="535.291948756232">
            <text:p>535</text:p>
          </table:table-cell>
          <table:table-cell table:style-name="ce6" table:formula="of:=(INDIRECT(&quot;B1&quot;) - (2*INDIRECT(&quot;M5&quot;)*[.C33])) / (2 * INDIRECT(&quot;M5&quot;) * [.C33])" office:value-type="float" office:value="4289.33559004985">
            <text:p>4289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3" office:value-type="string">
            <text:p>A5</text:p>
          </table:table-cell>
          <table:table-cell table:style-name="ce3" office:value-type="float" office:value="880">
            <text:p>880</text:p>
          </table:table-cell>
          <table:table-cell table:style-name="ce6" table:formula="of:=(INDIRECT(&quot;B1&quot;) - (2*INDIRECT(&quot;D5&quot;)*[.C34])) / (2 * INDIRECT(&quot;D5&quot;) * [.C34])" office:value-type="float" office:value="1.21946022727273">
            <text:p>1</text:p>
          </table:table-cell>
          <table:table-cell table:style-name="ce6" table:formula="of:=(INDIRECT(&quot;B1&quot;) - (2*INDIRECT(&quot;E5&quot;)*[.C34])) / (2 * INDIRECT(&quot;E5&quot;) * [.C34])" office:value-type="float" office:value="3.43892045454545">
            <text:p>3</text:p>
          </table:table-cell>
          <table:table-cell table:style-name="ce6" table:formula="of:=(INDIRECT(&quot;B1&quot;) - (2*INDIRECT(&quot;F5&quot;)*[.C34])) / (2 * INDIRECT(&quot;F5&quot;) * [.C34])" office:value-type="float" office:value="7.87784090909091">
            <text:p>8</text:p>
          </table:table-cell>
          <table:table-cell table:style-name="ce6" table:formula="of:=(INDIRECT(&quot;B1&quot;) - (2*INDIRECT(&quot;G5&quot;)*[.C34])) / (2 * INDIRECT(&quot;G5&quot;) * [.C34])" office:value-type="float" office:value="16.7556818181818">
            <text:p>17</text:p>
          </table:table-cell>
          <table:table-cell table:style-name="ce6" table:formula="of:=(INDIRECT(&quot;B1&quot;) - (2*INDIRECT(&quot;H5&quot;)*[.C34])) / (2 * INDIRECT(&quot;H5&quot;) * [.C34])" office:value-type="float" office:value="34.5113636363636">
            <text:p>35</text:p>
          </table:table-cell>
          <table:table-cell table:style-name="ce6" table:formula="of:=(INDIRECT(&quot;B1&quot;) - (2*INDIRECT(&quot;I5&quot;)*[.C34])) / (2 * INDIRECT(&quot;I5&quot;) * [.C34])" office:value-type="float" office:value="70.0227272727273">
            <text:p>70</text:p>
          </table:table-cell>
          <table:table-cell table:style-name="ce6" table:formula="of:=(INDIRECT(&quot;B1&quot;) - (2*INDIRECT(&quot;J5&quot;)*[.C34])) / (2 * INDIRECT(&quot;J5&quot;) * [.C34])" office:value-type="float" office:value="141.045454545455">
            <text:p>141</text:p>
          </table:table-cell>
          <table:table-cell table:style-name="ce6" table:formula="of:=(INDIRECT(&quot;B1&quot;) - (2*INDIRECT(&quot;K5&quot;)*[.C34])) / (2 * INDIRECT(&quot;K5&quot;) * [.C34])" office:value-type="float" office:value="283.090909090909">
            <text:p>283</text:p>
          </table:table-cell>
          <table:table-cell table:style-name="ce6" table:formula="of:=(INDIRECT(&quot;B1&quot;) - (2*INDIRECT(&quot;L5&quot;)*[.C34])) / (2 * INDIRECT(&quot;L5&quot;) * [.C34])" office:value-type="float" office:value="567.181818181818">
            <text:p>567</text:p>
          </table:table-cell>
          <table:table-cell table:style-name="ce6" table:formula="of:=(INDIRECT(&quot;B1&quot;) - (2*INDIRECT(&quot;M5&quot;)*[.C34])) / (2 * INDIRECT(&quot;M5&quot;) * [.C34])" office:value-type="float" office:value="4544.45454545454">
            <text:p>454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3" office:value-type="string">
            <text:p>G♯5/A♭5</text:p>
          </table:table-cell>
          <table:table-cell table:style-name="ce3" office:value-type="float" office:value="830.609">
            <text:p>830.609</text:p>
          </table:table-cell>
          <table:table-cell table:style-name="ce6" table:formula="of:=(INDIRECT(&quot;B1&quot;) - (2*INDIRECT(&quot;D5&quot;)*[.C35])) / (2 * INDIRECT(&quot;D5&quot;) * [.C35])" office:value-type="float" office:value="1.35143731888289">
            <text:p>1</text:p>
          </table:table-cell>
          <table:table-cell table:style-name="ce6" table:formula="of:=(INDIRECT(&quot;B1&quot;) - (2*INDIRECT(&quot;E5&quot;)*[.C35])) / (2 * INDIRECT(&quot;E5&quot;) * [.C35])" office:value-type="float" office:value="3.70287463776578">
            <text:p>4</text:p>
          </table:table-cell>
          <table:table-cell table:style-name="ce6" table:formula="of:=(INDIRECT(&quot;B1&quot;) - (2*INDIRECT(&quot;F5&quot;)*[.C35])) / (2 * INDIRECT(&quot;F5&quot;) * [.C35])" office:value-type="float" office:value="8.40574927553157">
            <text:p>8</text:p>
          </table:table-cell>
          <table:table-cell table:style-name="ce6" table:formula="of:=(INDIRECT(&quot;B1&quot;) - (2*INDIRECT(&quot;G5&quot;)*[.C35])) / (2 * INDIRECT(&quot;G5&quot;) * [.C35])" office:value-type="float" office:value="17.8114985510631">
            <text:p>18</text:p>
          </table:table-cell>
          <table:table-cell table:style-name="ce6" table:formula="of:=(INDIRECT(&quot;B1&quot;) - (2*INDIRECT(&quot;H5&quot;)*[.C35])) / (2 * INDIRECT(&quot;H5&quot;) * [.C35])" office:value-type="float" office:value="36.6229971021263">
            <text:p>37</text:p>
          </table:table-cell>
          <table:table-cell table:style-name="ce6" table:formula="of:=(INDIRECT(&quot;B1&quot;) - (2*INDIRECT(&quot;I5&quot;)*[.C35])) / (2 * INDIRECT(&quot;I5&quot;) * [.C35])" office:value-type="float" office:value="74.2459942042525">
            <text:p>74</text:p>
          </table:table-cell>
          <table:table-cell table:style-name="ce6" table:formula="of:=(INDIRECT(&quot;B1&quot;) - (2*INDIRECT(&quot;J5&quot;)*[.C35])) / (2 * INDIRECT(&quot;J5&quot;) * [.C35])" office:value-type="float" office:value="149.491988408505">
            <text:p>149</text:p>
          </table:table-cell>
          <table:table-cell table:style-name="ce6" table:formula="of:=(INDIRECT(&quot;B1&quot;) - (2*INDIRECT(&quot;K5&quot;)*[.C35])) / (2 * INDIRECT(&quot;K5&quot;) * [.C35])" office:value-type="float" office:value="299.98397681701">
            <text:p>300</text:p>
          </table:table-cell>
          <table:table-cell table:style-name="ce6" table:formula="of:=(INDIRECT(&quot;B1&quot;) - (2*INDIRECT(&quot;L5&quot;)*[.C35])) / (2 * INDIRECT(&quot;L5&quot;) * [.C35])" office:value-type="float" office:value="600.96795363402">
            <text:p>601</text:p>
          </table:table-cell>
          <table:table-cell table:style-name="ce6" table:formula="of:=(INDIRECT(&quot;B1&quot;) - (2*INDIRECT(&quot;M5&quot;)*[.C35])) / (2 * INDIRECT(&quot;M5&quot;) * [.C35])" office:value-type="float" office:value="4814.74362907216">
            <text:p>4815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3" office:value-type="string">
            <text:p>G5</text:p>
          </table:table-cell>
          <table:table-cell table:style-name="ce3" office:value-type="float" office:value="783.991">
            <text:p>783.991</text:p>
          </table:table-cell>
          <table:table-cell table:style-name="ce6" table:formula="of:=(INDIRECT(&quot;B1&quot;) - (2*INDIRECT(&quot;D5&quot;)*[.C36])) / (2 * INDIRECT(&quot;D5&quot;) * [.C36])" office:value-type="float" office:value="1.49125946598877">
            <text:p>1</text:p>
          </table:table-cell>
          <table:table-cell table:style-name="ce6" table:formula="of:=(INDIRECT(&quot;B1&quot;) - (2*INDIRECT(&quot;E5&quot;)*[.C36])) / (2 * INDIRECT(&quot;E5&quot;) * [.C36])" office:value-type="float" office:value="3.98251893197754">
            <text:p>4</text:p>
          </table:table-cell>
          <table:table-cell table:style-name="ce6" table:formula="of:=(INDIRECT(&quot;B1&quot;) - (2*INDIRECT(&quot;F5&quot;)*[.C36])) / (2 * INDIRECT(&quot;F5&quot;) * [.C36])" office:value-type="float" office:value="8.96503786395507">
            <text:p>9</text:p>
          </table:table-cell>
          <table:table-cell table:style-name="ce6" table:formula="of:=(INDIRECT(&quot;B1&quot;) - (2*INDIRECT(&quot;G5&quot;)*[.C36])) / (2 * INDIRECT(&quot;G5&quot;) * [.C36])" office:value-type="float" office:value="18.9300757279101">
            <text:p>19</text:p>
          </table:table-cell>
          <table:table-cell table:style-name="ce6" table:formula="of:=(INDIRECT(&quot;B1&quot;) - (2*INDIRECT(&quot;H5&quot;)*[.C36])) / (2 * INDIRECT(&quot;H5&quot;) * [.C36])" office:value-type="float" office:value="38.8601514558203">
            <text:p>39</text:p>
          </table:table-cell>
          <table:table-cell table:style-name="ce6" table:formula="of:=(INDIRECT(&quot;B1&quot;) - (2*INDIRECT(&quot;I5&quot;)*[.C36])) / (2 * INDIRECT(&quot;I5&quot;) * [.C36])" office:value-type="float" office:value="78.7203029116406">
            <text:p>79</text:p>
          </table:table-cell>
          <table:table-cell table:style-name="ce6" table:formula="of:=(INDIRECT(&quot;B1&quot;) - (2*INDIRECT(&quot;J5&quot;)*[.C36])) / (2 * INDIRECT(&quot;J5&quot;) * [.C36])" office:value-type="float" office:value="158.440605823281">
            <text:p>158</text:p>
          </table:table-cell>
          <table:table-cell table:style-name="ce6" table:formula="of:=(INDIRECT(&quot;B1&quot;) - (2*INDIRECT(&quot;K5&quot;)*[.C36])) / (2 * INDIRECT(&quot;K5&quot;) * [.C36])" office:value-type="float" office:value="317.881211646562">
            <text:p>318</text:p>
          </table:table-cell>
          <table:table-cell table:style-name="ce6" table:formula="of:=(INDIRECT(&quot;B1&quot;) - (2*INDIRECT(&quot;L5&quot;)*[.C36])) / (2 * INDIRECT(&quot;L5&quot;) * [.C36])" office:value-type="float" office:value="636.762423293125">
            <text:p>637</text:p>
          </table:table-cell>
          <table:table-cell table:style-name="ce6" table:formula="of:=(INDIRECT(&quot;B1&quot;) - (2*INDIRECT(&quot;M5&quot;)*[.C36])) / (2 * INDIRECT(&quot;M5&quot;) * [.C36])" office:value-type="float" office:value="5101.099386345">
            <text:p>510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3" office:value-type="string">
            <text:p>F♯5/G♭5</text:p>
          </table:table-cell>
          <table:table-cell table:style-name="ce3" office:value-type="float" office:value="739.989">
            <text:p>739.989</text:p>
          </table:table-cell>
          <table:table-cell table:style-name="ce6" table:formula="of:=(INDIRECT(&quot;B1&quot;) - (2*INDIRECT(&quot;D5&quot;)*[.C37])) / (2 * INDIRECT(&quot;D5&quot;) * [.C37])" office:value-type="float" office:value="1.63939734239293">
            <text:p>2</text:p>
          </table:table-cell>
          <table:table-cell table:style-name="ce6" table:formula="of:=(INDIRECT(&quot;B1&quot;) - (2*INDIRECT(&quot;E5&quot;)*[.C37])) / (2 * INDIRECT(&quot;E5&quot;) * [.C37])" office:value-type="float" office:value="4.27879468478586">
            <text:p>4</text:p>
          </table:table-cell>
          <table:table-cell table:style-name="ce6" table:formula="of:=(INDIRECT(&quot;B1&quot;) - (2*INDIRECT(&quot;F5&quot;)*[.C37])) / (2 * INDIRECT(&quot;F5&quot;) * [.C37])" office:value-type="float" office:value="9.55758936957171">
            <text:p>10</text:p>
          </table:table-cell>
          <table:table-cell table:style-name="ce6" table:formula="of:=(INDIRECT(&quot;B1&quot;) - (2*INDIRECT(&quot;G5&quot;)*[.C37])) / (2 * INDIRECT(&quot;G5&quot;) * [.C37])" office:value-type="float" office:value="20.1151787391434">
            <text:p>20</text:p>
          </table:table-cell>
          <table:table-cell table:style-name="ce6" table:formula="of:=(INDIRECT(&quot;B1&quot;) - (2*INDIRECT(&quot;H5&quot;)*[.C37])) / (2 * INDIRECT(&quot;H5&quot;) * [.C37])" office:value-type="float" office:value="41.2303574782868">
            <text:p>41</text:p>
          </table:table-cell>
          <table:table-cell table:style-name="ce6" table:formula="of:=(INDIRECT(&quot;B1&quot;) - (2*INDIRECT(&quot;I5&quot;)*[.C37])) / (2 * INDIRECT(&quot;I5&quot;) * [.C37])" office:value-type="float" office:value="83.4607149565737">
            <text:p>83</text:p>
          </table:table-cell>
          <table:table-cell table:style-name="ce6" table:formula="of:=(INDIRECT(&quot;B1&quot;) - (2*INDIRECT(&quot;J5&quot;)*[.C37])) / (2 * INDIRECT(&quot;J5&quot;) * [.C37])" office:value-type="float" office:value="167.921429913147">
            <text:p>168</text:p>
          </table:table-cell>
          <table:table-cell table:style-name="ce6" table:formula="of:=(INDIRECT(&quot;B1&quot;) - (2*INDIRECT(&quot;K5&quot;)*[.C37])) / (2 * INDIRECT(&quot;K5&quot;) * [.C37])" office:value-type="float" office:value="336.842859826295">
            <text:p>337</text:p>
          </table:table-cell>
          <table:table-cell table:style-name="ce6" table:formula="of:=(INDIRECT(&quot;B1&quot;) - (2*INDIRECT(&quot;L5&quot;)*[.C37])) / (2 * INDIRECT(&quot;L5&quot;) * [.C37])" office:value-type="float" office:value="674.685719652589">
            <text:p>675</text:p>
          </table:table-cell>
          <table:table-cell table:style-name="ce6" table:formula="of:=(INDIRECT(&quot;B1&quot;) - (2*INDIRECT(&quot;M5&quot;)*[.C37])) / (2 * INDIRECT(&quot;M5&quot;) * [.C37])" office:value-type="float" office:value="5404.48575722072">
            <text:p>540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3" office:value-type="string">
            <text:p>F5</text:p>
          </table:table-cell>
          <table:table-cell table:style-name="ce3" office:value-type="float" office:value="698.456">
            <text:p>698.456</text:p>
          </table:table-cell>
          <table:table-cell table:style-name="ce6" table:formula="of:=(INDIRECT(&quot;B1&quot;) - (2*INDIRECT(&quot;D5&quot;)*[.C38])) / (2 * INDIRECT(&quot;D5&quot;) * [.C38])" office:value-type="float" office:value="1.79634651287984">
            <text:p>2</text:p>
          </table:table-cell>
          <table:table-cell table:style-name="ce6" table:formula="of:=(INDIRECT(&quot;B1&quot;) - (2*INDIRECT(&quot;E5&quot;)*[.C38])) / (2 * INDIRECT(&quot;E5&quot;) * [.C38])" office:value-type="float" office:value="4.59269302575968">
            <text:p>5</text:p>
          </table:table-cell>
          <table:table-cell table:style-name="ce6" table:formula="of:=(INDIRECT(&quot;B1&quot;) - (2*INDIRECT(&quot;F5&quot;)*[.C38])) / (2 * INDIRECT(&quot;F5&quot;) * [.C38])" office:value-type="float" office:value="10.1853860515194">
            <text:p>10</text:p>
          </table:table-cell>
          <table:table-cell table:style-name="ce6" table:formula="of:=(INDIRECT(&quot;B1&quot;) - (2*INDIRECT(&quot;G5&quot;)*[.C38])) / (2 * INDIRECT(&quot;G5&quot;) * [.C38])" office:value-type="float" office:value="21.3707721030387">
            <text:p>21</text:p>
          </table:table-cell>
          <table:table-cell table:style-name="ce6" table:formula="of:=(INDIRECT(&quot;B1&quot;) - (2*INDIRECT(&quot;H5&quot;)*[.C38])) / (2 * INDIRECT(&quot;H5&quot;) * [.C38])" office:value-type="float" office:value="43.7415442060774">
            <text:p>44</text:p>
          </table:table-cell>
          <table:table-cell table:style-name="ce6" table:formula="of:=(INDIRECT(&quot;B1&quot;) - (2*INDIRECT(&quot;I5&quot;)*[.C38])) / (2 * INDIRECT(&quot;I5&quot;) * [.C38])" office:value-type="float" office:value="88.4830884121548">
            <text:p>88</text:p>
          </table:table-cell>
          <table:table-cell table:style-name="ce6" table:formula="of:=(INDIRECT(&quot;B1&quot;) - (2*INDIRECT(&quot;J5&quot;)*[.C38])) / (2 * INDIRECT(&quot;J5&quot;) * [.C38])" office:value-type="float" office:value="177.96617682431">
            <text:p>178</text:p>
          </table:table-cell>
          <table:table-cell table:style-name="ce6" table:formula="of:=(INDIRECT(&quot;B1&quot;) - (2*INDIRECT(&quot;K5&quot;)*[.C38])) / (2 * INDIRECT(&quot;K5&quot;) * [.C38])" office:value-type="float" office:value="356.932353648619">
            <text:p>357</text:p>
          </table:table-cell>
          <table:table-cell table:style-name="ce6" table:formula="of:=(INDIRECT(&quot;B1&quot;) - (2*INDIRECT(&quot;L5&quot;)*[.C38])) / (2 * INDIRECT(&quot;L5&quot;) * [.C38])" office:value-type="float" office:value="714.864707297239">
            <text:p>715</text:p>
          </table:table-cell>
          <table:table-cell table:style-name="ce6" table:formula="of:=(INDIRECT(&quot;B1&quot;) - (2*INDIRECT(&quot;M5&quot;)*[.C38])) / (2 * INDIRECT(&quot;M5&quot;) * [.C38])" office:value-type="float" office:value="5725.91765837791">
            <text:p>5726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string">
            <text:p>E5</text:p>
          </table:table-cell>
          <table:table-cell table:style-name="ce3" office:value-type="float" office:value="659.255">
            <text:p>659.255</text:p>
          </table:table-cell>
          <table:table-cell table:style-name="ce6" table:formula="of:=(INDIRECT(&quot;B1&quot;) - (2*INDIRECT(&quot;D5&quot;)*[.C39])) / (2 * INDIRECT(&quot;D5&quot;) * [.C39])" office:value-type="float" office:value="1.96262447763005">
            <text:p>2</text:p>
          </table:table-cell>
          <table:table-cell table:style-name="ce6" table:formula="of:=(INDIRECT(&quot;B1&quot;) - (2*INDIRECT(&quot;E5&quot;)*[.C39])) / (2 * INDIRECT(&quot;E5&quot;) * [.C39])" office:value-type="float" office:value="4.9252489552601">
            <text:p>5</text:p>
          </table:table-cell>
          <table:table-cell table:style-name="ce6" table:formula="of:=(INDIRECT(&quot;B1&quot;) - (2*INDIRECT(&quot;F5&quot;)*[.C39])) / (2 * INDIRECT(&quot;F5&quot;) * [.C39])" office:value-type="float" office:value="10.8504979105202">
            <text:p>11</text:p>
          </table:table-cell>
          <table:table-cell table:style-name="ce6" table:formula="of:=(INDIRECT(&quot;B1&quot;) - (2*INDIRECT(&quot;G5&quot;)*[.C39])) / (2 * INDIRECT(&quot;G5&quot;) * [.C39])" office:value-type="float" office:value="22.7009958210404">
            <text:p>23</text:p>
          </table:table-cell>
          <table:table-cell table:style-name="ce6" table:formula="of:=(INDIRECT(&quot;B1&quot;) - (2*INDIRECT(&quot;H5&quot;)*[.C39])) / (2 * INDIRECT(&quot;H5&quot;) * [.C39])" office:value-type="float" office:value="46.4019916420808">
            <text:p>46</text:p>
          </table:table-cell>
          <table:table-cell table:style-name="ce6" table:formula="of:=(INDIRECT(&quot;B1&quot;) - (2*INDIRECT(&quot;I5&quot;)*[.C39])) / (2 * INDIRECT(&quot;I5&quot;) * [.C39])" office:value-type="float" office:value="93.8039832841617">
            <text:p>94</text:p>
          </table:table-cell>
          <table:table-cell table:style-name="ce6" table:formula="of:=(INDIRECT(&quot;B1&quot;) - (2*INDIRECT(&quot;J5&quot;)*[.C39])) / (2 * INDIRECT(&quot;J5&quot;) * [.C39])" office:value-type="float" office:value="188.607966568323">
            <text:p>189</text:p>
          </table:table-cell>
          <table:table-cell table:style-name="ce6" table:formula="of:=(INDIRECT(&quot;B1&quot;) - (2*INDIRECT(&quot;K5&quot;)*[.C39])) / (2 * INDIRECT(&quot;K5&quot;) * [.C39])" office:value-type="float" office:value="378.215933136647">
            <text:p>378</text:p>
          </table:table-cell>
          <table:table-cell table:style-name="ce6" table:formula="of:=(INDIRECT(&quot;B1&quot;) - (2*INDIRECT(&quot;L5&quot;)*[.C39])) / (2 * INDIRECT(&quot;L5&quot;) * [.C39])" office:value-type="float" office:value="757.431866273293">
            <text:p>757</text:p>
          </table:table-cell>
          <table:table-cell table:style-name="ce6" table:formula="of:=(INDIRECT(&quot;B1&quot;) - (2*INDIRECT(&quot;M5&quot;)*[.C39])) / (2 * INDIRECT(&quot;M5&quot;) * [.C39])" office:value-type="float" office:value="6066.45493018635">
            <text:p>6066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3" office:value-type="string">
            <text:p>D♯5/E♭5</text:p>
          </table:table-cell>
          <table:table-cell table:style-name="ce3" office:value-type="float" office:value="622.254">
            <text:p>622.254</text:p>
          </table:table-cell>
          <table:table-cell table:style-name="ce6" table:formula="of:=(INDIRECT(&quot;B1&quot;) - (2*INDIRECT(&quot;D5&quot;)*[.C40])) / (2 * INDIRECT(&quot;D5&quot;) * [.C40])" office:value-type="float" office:value="2.13879059033771">
            <text:p>2</text:p>
          </table:table-cell>
          <table:table-cell table:style-name="ce6" table:formula="of:=(INDIRECT(&quot;B1&quot;) - (2*INDIRECT(&quot;E5&quot;)*[.C40])) / (2 * INDIRECT(&quot;E5&quot;) * [.C40])" office:value-type="float" office:value="5.27758118067542">
            <text:p>5</text:p>
          </table:table-cell>
          <table:table-cell table:style-name="ce6" table:formula="of:=(INDIRECT(&quot;B1&quot;) - (2*INDIRECT(&quot;F5&quot;)*[.C40])) / (2 * INDIRECT(&quot;F5&quot;) * [.C40])" office:value-type="float" office:value="11.5551623613508">
            <text:p>12</text:p>
          </table:table-cell>
          <table:table-cell table:style-name="ce6" table:formula="of:=(INDIRECT(&quot;B1&quot;) - (2*INDIRECT(&quot;G5&quot;)*[.C40])) / (2 * INDIRECT(&quot;G5&quot;) * [.C40])" office:value-type="float" office:value="24.1103247227017">
            <text:p>24</text:p>
          </table:table-cell>
          <table:table-cell table:style-name="ce6" table:formula="of:=(INDIRECT(&quot;B1&quot;) - (2*INDIRECT(&quot;H5&quot;)*[.C40])) / (2 * INDIRECT(&quot;H5&quot;) * [.C40])" office:value-type="float" office:value="49.2206494454033">
            <text:p>49</text:p>
          </table:table-cell>
          <table:table-cell table:style-name="ce6" table:formula="of:=(INDIRECT(&quot;B1&quot;) - (2*INDIRECT(&quot;I5&quot;)*[.C40])) / (2 * INDIRECT(&quot;I5&quot;) * [.C40])" office:value-type="float" office:value="99.4412988908067">
            <text:p>99</text:p>
          </table:table-cell>
          <table:table-cell table:style-name="ce6" table:formula="of:=(INDIRECT(&quot;B1&quot;) - (2*INDIRECT(&quot;J5&quot;)*[.C40])) / (2 * INDIRECT(&quot;J5&quot;) * [.C40])" office:value-type="float" office:value="199.882597781613">
            <text:p>200</text:p>
          </table:table-cell>
          <table:table-cell table:style-name="ce6" table:formula="of:=(INDIRECT(&quot;B1&quot;) - (2*INDIRECT(&quot;K5&quot;)*[.C40])) / (2 * INDIRECT(&quot;K5&quot;) * [.C40])" office:value-type="float" office:value="400.765195563227">
            <text:p>401</text:p>
          </table:table-cell>
          <table:table-cell table:style-name="ce6" table:formula="of:=(INDIRECT(&quot;B1&quot;) - (2*INDIRECT(&quot;L5&quot;)*[.C40])) / (2 * INDIRECT(&quot;L5&quot;) * [.C40])" office:value-type="float" office:value="802.530391126453">
            <text:p>803</text:p>
          </table:table-cell>
          <table:table-cell table:style-name="ce6" table:formula="of:=(INDIRECT(&quot;B1&quot;) - (2*INDIRECT(&quot;M5&quot;)*[.C40])) / (2 * INDIRECT(&quot;M5&quot;) * [.C40])" office:value-type="float" office:value="6427.24312901162">
            <text:p>6427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3" office:value-type="string">
            <text:p>D5</text:p>
          </table:table-cell>
          <table:table-cell table:style-name="ce3" office:value-type="float" office:value="587.33">
            <text:p>587.33</text:p>
          </table:table-cell>
          <table:table-cell table:style-name="ce6" table:formula="of:=(INDIRECT(&quot;B1&quot;) - (2*INDIRECT(&quot;D5&quot;)*[.C41])) / (2 * INDIRECT(&quot;D5&quot;) * [.C41])" office:value-type="float" office:value="2.32543033728909">
            <text:p>2</text:p>
          </table:table-cell>
          <table:table-cell table:style-name="ce6" table:formula="of:=(INDIRECT(&quot;B1&quot;) - (2*INDIRECT(&quot;E5&quot;)*[.C41])) / (2 * INDIRECT(&quot;E5&quot;) * [.C41])" office:value-type="float" office:value="5.65086067457818">
            <text:p>6</text:p>
          </table:table-cell>
          <table:table-cell table:style-name="ce6" table:formula="of:=(INDIRECT(&quot;B1&quot;) - (2*INDIRECT(&quot;F5&quot;)*[.C41])) / (2 * INDIRECT(&quot;F5&quot;) * [.C41])" office:value-type="float" office:value="12.3017213491564">
            <text:p>12</text:p>
          </table:table-cell>
          <table:table-cell table:style-name="ce6" table:formula="of:=(INDIRECT(&quot;B1&quot;) - (2*INDIRECT(&quot;G5&quot;)*[.C41])) / (2 * INDIRECT(&quot;G5&quot;) * [.C41])" office:value-type="float" office:value="25.6034426983127">
            <text:p>26</text:p>
          </table:table-cell>
          <table:table-cell table:style-name="ce6" table:formula="of:=(INDIRECT(&quot;B1&quot;) - (2*INDIRECT(&quot;H5&quot;)*[.C41])) / (2 * INDIRECT(&quot;H5&quot;) * [.C41])" office:value-type="float" office:value="52.2068853966254">
            <text:p>52</text:p>
          </table:table-cell>
          <table:table-cell table:style-name="ce6" table:formula="of:=(INDIRECT(&quot;B1&quot;) - (2*INDIRECT(&quot;I5&quot;)*[.C41])) / (2 * INDIRECT(&quot;I5&quot;) * [.C41])" office:value-type="float" office:value="105.413770793251">
            <text:p>105</text:p>
          </table:table-cell>
          <table:table-cell table:style-name="ce6" table:formula="of:=(INDIRECT(&quot;B1&quot;) - (2*INDIRECT(&quot;J5&quot;)*[.C41])) / (2 * INDIRECT(&quot;J5&quot;) * [.C41])" office:value-type="float" office:value="211.827541586502">
            <text:p>212</text:p>
          </table:table-cell>
          <table:table-cell table:style-name="ce6" table:formula="of:=(INDIRECT(&quot;B1&quot;) - (2*INDIRECT(&quot;K5&quot;)*[.C41])) / (2 * INDIRECT(&quot;K5&quot;) * [.C41])" office:value-type="float" office:value="424.655083173003">
            <text:p>425</text:p>
          </table:table-cell>
          <table:table-cell table:style-name="ce6" table:formula="of:=(INDIRECT(&quot;B1&quot;) - (2*INDIRECT(&quot;L5&quot;)*[.C41])) / (2 * INDIRECT(&quot;L5&quot;) * [.C41])" office:value-type="float" office:value="850.310166346007">
            <text:p>850</text:p>
          </table:table-cell>
          <table:table-cell table:style-name="ce6" table:formula="of:=(INDIRECT(&quot;B1&quot;) - (2*INDIRECT(&quot;M5&quot;)*[.C41])) / (2 * INDIRECT(&quot;M5&quot;) * [.C41])" office:value-type="float" office:value="6809.48133076805">
            <text:p>6809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3" office:value-type="string">
            <text:p>C♯5/D♭5</text:p>
          </table:table-cell>
          <table:table-cell table:style-name="ce3" office:value-type="float" office:value="554.365">
            <text:p>554.365</text:p>
          </table:table-cell>
          <table:table-cell table:style-name="ce6" table:formula="of:=(INDIRECT(&quot;B1&quot;) - (2*INDIRECT(&quot;D5&quot;)*[.C42])) / (2 * INDIRECT(&quot;D5&quot;) * [.C42])" office:value-type="float" office:value="2.52317516437726">
            <text:p>3</text:p>
          </table:table-cell>
          <table:table-cell table:style-name="ce6" table:formula="of:=(INDIRECT(&quot;B1&quot;) - (2*INDIRECT(&quot;E5&quot;)*[.C42])) / (2 * INDIRECT(&quot;E5&quot;) * [.C42])" office:value-type="float" office:value="6.04635032875452">
            <text:p>6</text:p>
          </table:table-cell>
          <table:table-cell table:style-name="ce6" table:formula="of:=(INDIRECT(&quot;B1&quot;) - (2*INDIRECT(&quot;F5&quot;)*[.C42])) / (2 * INDIRECT(&quot;F5&quot;) * [.C42])" office:value-type="float" office:value="13.092700657509">
            <text:p>13</text:p>
          </table:table-cell>
          <table:table-cell table:style-name="ce6" table:formula="of:=(INDIRECT(&quot;B1&quot;) - (2*INDIRECT(&quot;G5&quot;)*[.C42])) / (2 * INDIRECT(&quot;G5&quot;) * [.C42])" office:value-type="float" office:value="27.1854013150181">
            <text:p>27</text:p>
          </table:table-cell>
          <table:table-cell table:style-name="ce6" table:formula="of:=(INDIRECT(&quot;B1&quot;) - (2*INDIRECT(&quot;H5&quot;)*[.C42])) / (2 * INDIRECT(&quot;H5&quot;) * [.C42])" office:value-type="float" office:value="55.3708026300362">
            <text:p>55</text:p>
          </table:table-cell>
          <table:table-cell table:style-name="ce6" table:formula="of:=(INDIRECT(&quot;B1&quot;) - (2*INDIRECT(&quot;I5&quot;)*[.C42])) / (2 * INDIRECT(&quot;I5&quot;) * [.C42])" office:value-type="float" office:value="111.741605260072">
            <text:p>112</text:p>
          </table:table-cell>
          <table:table-cell table:style-name="ce6" table:formula="of:=(INDIRECT(&quot;B1&quot;) - (2*INDIRECT(&quot;J5&quot;)*[.C42])) / (2 * INDIRECT(&quot;J5&quot;) * [.C42])" office:value-type="float" office:value="224.483210520145">
            <text:p>224</text:p>
          </table:table-cell>
          <table:table-cell table:style-name="ce6" table:formula="of:=(INDIRECT(&quot;B1&quot;) - (2*INDIRECT(&quot;K5&quot;)*[.C42])) / (2 * INDIRECT(&quot;K5&quot;) * [.C42])" office:value-type="float" office:value="449.966421040289">
            <text:p>450</text:p>
          </table:table-cell>
          <table:table-cell table:style-name="ce6" table:formula="of:=(INDIRECT(&quot;B1&quot;) - (2*INDIRECT(&quot;L5&quot;)*[.C42])) / (2 * INDIRECT(&quot;L5&quot;) * [.C42])" office:value-type="float" office:value="900.932842080579">
            <text:p>901</text:p>
          </table:table-cell>
          <table:table-cell table:style-name="ce6" table:formula="of:=(INDIRECT(&quot;B1&quot;) - (2*INDIRECT(&quot;M5&quot;)*[.C42])) / (2 * INDIRECT(&quot;M5&quot;) * [.C42])" office:value-type="float" office:value="7214.46273664463">
            <text:p>721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3" office:value-type="string">
            <text:p>C5 <text:a xlink:href="http://en.wikipedia.org/wiki/Tenor_C">Tenor C</text:a></text:p>
          </table:table-cell>
          <table:table-cell table:style-name="ce3" office:value-type="float" office:value="523.251">
            <text:p>523.251</text:p>
          </table:table-cell>
          <table:table-cell table:style-name="ce6" table:formula="of:=(INDIRECT(&quot;B1&quot;) - (2*INDIRECT(&quot;D5&quot;)*[.C43])) / (2 * INDIRECT(&quot;D5&quot;) * [.C43])" office:value-type="float" office:value="2.7326732294826">
            <text:p>3</text:p>
          </table:table-cell>
          <table:table-cell table:style-name="ce6" table:formula="of:=(INDIRECT(&quot;B1&quot;) - (2*INDIRECT(&quot;E5&quot;)*[.C43])) / (2 * INDIRECT(&quot;E5&quot;) * [.C43])" office:value-type="float" office:value="6.4653464589652">
            <text:p>6</text:p>
          </table:table-cell>
          <table:table-cell table:style-name="ce6" table:formula="of:=(INDIRECT(&quot;B1&quot;) - (2*INDIRECT(&quot;F5&quot;)*[.C43])) / (2 * INDIRECT(&quot;F5&quot;) * [.C43])" office:value-type="float" office:value="13.9306929179304">
            <text:p>14</text:p>
          </table:table-cell>
          <table:table-cell table:style-name="ce6" table:formula="of:=(INDIRECT(&quot;B1&quot;) - (2*INDIRECT(&quot;G5&quot;)*[.C43])) / (2 * INDIRECT(&quot;G5&quot;) * [.C43])" office:value-type="float" office:value="28.8613858358608">
            <text:p>29</text:p>
          </table:table-cell>
          <table:table-cell table:style-name="ce6" table:formula="of:=(INDIRECT(&quot;B1&quot;) - (2*INDIRECT(&quot;H5&quot;)*[.C43])) / (2 * INDIRECT(&quot;H5&quot;) * [.C43])" office:value-type="float" office:value="58.7227716717216">
            <text:p>59</text:p>
          </table:table-cell>
          <table:table-cell table:style-name="ce6" table:formula="of:=(INDIRECT(&quot;B1&quot;) - (2*INDIRECT(&quot;I5&quot;)*[.C43])) / (2 * INDIRECT(&quot;I5&quot;) * [.C43])" office:value-type="float" office:value="118.445543343443">
            <text:p>118</text:p>
          </table:table-cell>
          <table:table-cell table:style-name="ce6" table:formula="of:=(INDIRECT(&quot;B1&quot;) - (2*INDIRECT(&quot;J5&quot;)*[.C43])) / (2 * INDIRECT(&quot;J5&quot;) * [.C43])" office:value-type="float" office:value="237.891086686886">
            <text:p>238</text:p>
          </table:table-cell>
          <table:table-cell table:style-name="ce6" table:formula="of:=(INDIRECT(&quot;B1&quot;) - (2*INDIRECT(&quot;K5&quot;)*[.C43])) / (2 * INDIRECT(&quot;K5&quot;) * [.C43])" office:value-type="float" office:value="476.782173373773">
            <text:p>477</text:p>
          </table:table-cell>
          <table:table-cell table:style-name="ce6" table:formula="of:=(INDIRECT(&quot;B1&quot;) - (2*INDIRECT(&quot;L5&quot;)*[.C43])) / (2 * INDIRECT(&quot;L5&quot;) * [.C43])" office:value-type="float" office:value="954.564346747546">
            <text:p>955</text:p>
          </table:table-cell>
          <table:table-cell table:style-name="ce6" table:formula="of:=(INDIRECT(&quot;B1&quot;) - (2*INDIRECT(&quot;M5&quot;)*[.C43])) / (2 * INDIRECT(&quot;M5&quot;) * [.C43])" office:value-type="float" office:value="7643.51477398037">
            <text:p>764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3" office:value-type="string">
            <text:p>B4</text:p>
          </table:table-cell>
          <table:table-cell table:style-name="ce3" office:value-type="float" office:value="493.883">
            <text:p>493.883</text:p>
          </table:table-cell>
          <table:table-cell table:style-name="ce6" table:formula="of:=(INDIRECT(&quot;B1&quot;) - (2*INDIRECT(&quot;D5&quot;)*[.C44])) / (2 * INDIRECT(&quot;D5&quot;) * [.C44])" office:value-type="float" office:value="2.95463095510475">
            <text:p>3</text:p>
          </table:table-cell>
          <table:table-cell table:style-name="ce6" table:formula="of:=(INDIRECT(&quot;B1&quot;) - (2*INDIRECT(&quot;E5&quot;)*[.C44])) / (2 * INDIRECT(&quot;E5&quot;) * [.C44])" office:value-type="float" office:value="6.9092619102095">
            <text:p>7</text:p>
          </table:table-cell>
          <table:table-cell table:style-name="ce6" table:formula="of:=(INDIRECT(&quot;B1&quot;) - (2*INDIRECT(&quot;F5&quot;)*[.C44])) / (2 * INDIRECT(&quot;F5&quot;) * [.C44])" office:value-type="float" office:value="14.818523820419">
            <text:p>15</text:p>
          </table:table-cell>
          <table:table-cell table:style-name="ce6" table:formula="of:=(INDIRECT(&quot;B1&quot;) - (2*INDIRECT(&quot;G5&quot;)*[.C44])) / (2 * INDIRECT(&quot;G5&quot;) * [.C44])" office:value-type="float" office:value="30.637047640838">
            <text:p>31</text:p>
          </table:table-cell>
          <table:table-cell table:style-name="ce6" table:formula="of:=(INDIRECT(&quot;B1&quot;) - (2*INDIRECT(&quot;H5&quot;)*[.C44])) / (2 * INDIRECT(&quot;H5&quot;) * [.C44])" office:value-type="float" office:value="62.274095281676">
            <text:p>62</text:p>
          </table:table-cell>
          <table:table-cell table:style-name="ce6" table:formula="of:=(INDIRECT(&quot;B1&quot;) - (2*INDIRECT(&quot;I5&quot;)*[.C44])) / (2 * INDIRECT(&quot;I5&quot;) * [.C44])" office:value-type="float" office:value="125.548190563352">
            <text:p>126</text:p>
          </table:table-cell>
          <table:table-cell table:style-name="ce6" table:formula="of:=(INDIRECT(&quot;B1&quot;) - (2*INDIRECT(&quot;J5&quot;)*[.C44])) / (2 * INDIRECT(&quot;J5&quot;) * [.C44])" office:value-type="float" office:value="252.096381126704">
            <text:p>252</text:p>
          </table:table-cell>
          <table:table-cell table:style-name="ce6" table:formula="of:=(INDIRECT(&quot;B1&quot;) - (2*INDIRECT(&quot;K5&quot;)*[.C44])) / (2 * INDIRECT(&quot;K5&quot;) * [.C44])" office:value-type="float" office:value="505.192762253408">
            <text:p>505</text:p>
          </table:table-cell>
          <table:table-cell table:style-name="ce6" table:formula="of:=(INDIRECT(&quot;B1&quot;) - (2*INDIRECT(&quot;L5&quot;)*[.C44])) / (2 * INDIRECT(&quot;L5&quot;) * [.C44])" office:value-type="float" office:value="1011.38552450682">
            <text:p>1011</text:p>
          </table:table-cell>
          <table:table-cell table:style-name="ce6" table:formula="of:=(INDIRECT(&quot;B1&quot;) - (2*INDIRECT(&quot;M5&quot;)*[.C44])) / (2 * INDIRECT(&quot;M5&quot;) * [.C44])" office:value-type="float" office:value="8098.08419605453">
            <text:p>8098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string">
            <text:p>A♯4/B♭4</text:p>
          </table:table-cell>
          <table:table-cell table:style-name="ce3" office:value-type="float" office:value="466.164">
            <text:p>466.164</text:p>
          </table:table-cell>
          <table:table-cell table:style-name="ce6" table:formula="of:=(INDIRECT(&quot;B1&quot;) - (2*INDIRECT(&quot;D5&quot;)*[.C45])) / (2 * INDIRECT(&quot;D5&quot;) * [.C45])" office:value-type="float" office:value="3.18978084965806">
            <text:p>3</text:p>
          </table:table-cell>
          <table:table-cell table:style-name="ce6" table:formula="of:=(INDIRECT(&quot;B1&quot;) - (2*INDIRECT(&quot;E5&quot;)*[.C45])) / (2 * INDIRECT(&quot;E5&quot;) * [.C45])" office:value-type="float" office:value="7.37956169931612">
            <text:p>7</text:p>
          </table:table-cell>
          <table:table-cell table:style-name="ce6" table:formula="of:=(INDIRECT(&quot;B1&quot;) - (2*INDIRECT(&quot;F5&quot;)*[.C45])) / (2 * INDIRECT(&quot;F5&quot;) * [.C45])" office:value-type="float" office:value="15.7591233986322">
            <text:p>16</text:p>
          </table:table-cell>
          <table:table-cell table:style-name="ce6" table:formula="of:=(INDIRECT(&quot;B1&quot;) - (2*INDIRECT(&quot;G5&quot;)*[.C45])) / (2 * INDIRECT(&quot;G5&quot;) * [.C45])" office:value-type="float" office:value="32.5182467972645">
            <text:p>33</text:p>
          </table:table-cell>
          <table:table-cell table:style-name="ce6" table:formula="of:=(INDIRECT(&quot;B1&quot;) - (2*INDIRECT(&quot;H5&quot;)*[.C45])) / (2 * INDIRECT(&quot;H5&quot;) * [.C45])" office:value-type="float" office:value="66.036493594529">
            <text:p>66</text:p>
          </table:table-cell>
          <table:table-cell table:style-name="ce6" table:formula="of:=(INDIRECT(&quot;B1&quot;) - (2*INDIRECT(&quot;I5&quot;)*[.C45])) / (2 * INDIRECT(&quot;I5&quot;) * [.C45])" office:value-type="float" office:value="133.072987189058">
            <text:p>133</text:p>
          </table:table-cell>
          <table:table-cell table:style-name="ce6" table:formula="of:=(INDIRECT(&quot;B1&quot;) - (2*INDIRECT(&quot;J5&quot;)*[.C45])) / (2 * INDIRECT(&quot;J5&quot;) * [.C45])" office:value-type="float" office:value="267.145974378116">
            <text:p>267</text:p>
          </table:table-cell>
          <table:table-cell table:style-name="ce6" table:formula="of:=(INDIRECT(&quot;B1&quot;) - (2*INDIRECT(&quot;K5&quot;)*[.C45])) / (2 * INDIRECT(&quot;K5&quot;) * [.C45])" office:value-type="float" office:value="535.291948756232">
            <text:p>535</text:p>
          </table:table-cell>
          <table:table-cell table:style-name="ce6" table:formula="of:=(INDIRECT(&quot;B1&quot;) - (2*INDIRECT(&quot;L5&quot;)*[.C45])) / (2 * INDIRECT(&quot;L5&quot;) * [.C45])" office:value-type="float" office:value="1071.58389751246">
            <text:p>1072</text:p>
          </table:table-cell>
          <table:table-cell table:style-name="ce6" table:formula="of:=(INDIRECT(&quot;B1&quot;) - (2*INDIRECT(&quot;M5&quot;)*[.C45])) / (2 * INDIRECT(&quot;M5&quot;) * [.C45])" office:value-type="float" office:value="8579.67118009971">
            <text:p>858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3" office:value-type="string">
            <text:p>A4 <text:a xlink:href="http://en.wikipedia.org/wiki/A440_(pitch_standard)">A440</text:a></text:p>
          </table:table-cell>
          <table:table-cell table:style-name="ce4" office:value-type="float" office:value="440">
            <text:p>440</text:p>
          </table:table-cell>
          <table:table-cell table:style-name="ce6" table:formula="of:=(INDIRECT(&quot;B1&quot;) - (2*INDIRECT(&quot;D5&quot;)*[.C46])) / (2 * INDIRECT(&quot;D5&quot;) * [.C46])" office:value-type="float" office:value="3.43892045454545">
            <text:p>3</text:p>
          </table:table-cell>
          <table:table-cell table:style-name="ce6" table:formula="of:=(INDIRECT(&quot;B1&quot;) - (2*INDIRECT(&quot;E5&quot;)*[.C46])) / (2 * INDIRECT(&quot;E5&quot;) * [.C46])" office:value-type="float" office:value="7.87784090909091">
            <text:p>8</text:p>
          </table:table-cell>
          <table:table-cell table:style-name="ce6" table:formula="of:=(INDIRECT(&quot;B1&quot;) - (2*INDIRECT(&quot;F5&quot;)*[.C46])) / (2 * INDIRECT(&quot;F5&quot;) * [.C46])" office:value-type="float" office:value="16.7556818181818">
            <text:p>17</text:p>
          </table:table-cell>
          <table:table-cell table:style-name="ce6" table:formula="of:=(INDIRECT(&quot;B1&quot;) - (2*INDIRECT(&quot;G5&quot;)*[.C46])) / (2 * INDIRECT(&quot;G5&quot;) * [.C46])" office:value-type="float" office:value="34.5113636363636">
            <text:p>35</text:p>
          </table:table-cell>
          <table:table-cell table:style-name="ce6" table:formula="of:=(INDIRECT(&quot;B1&quot;) - (2*INDIRECT(&quot;H5&quot;)*[.C46])) / (2 * INDIRECT(&quot;H5&quot;) * [.C46])" office:value-type="float" office:value="70.0227272727273">
            <text:p>70</text:p>
          </table:table-cell>
          <table:table-cell table:style-name="ce6" table:formula="of:=(INDIRECT(&quot;B1&quot;) - (2*INDIRECT(&quot;I5&quot;)*[.C46])) / (2 * INDIRECT(&quot;I5&quot;) * [.C46])" office:value-type="float" office:value="141.045454545455">
            <text:p>141</text:p>
          </table:table-cell>
          <table:table-cell table:style-name="ce6" table:formula="of:=(INDIRECT(&quot;B1&quot;) - (2*INDIRECT(&quot;J5&quot;)*[.C46])) / (2 * INDIRECT(&quot;J5&quot;) * [.C46])" office:value-type="float" office:value="283.090909090909">
            <text:p>283</text:p>
          </table:table-cell>
          <table:table-cell table:style-name="ce6" table:formula="of:=(INDIRECT(&quot;B1&quot;) - (2*INDIRECT(&quot;K5&quot;)*[.C46])) / (2 * INDIRECT(&quot;K5&quot;) * [.C46])" office:value-type="float" office:value="567.181818181818">
            <text:p>567</text:p>
          </table:table-cell>
          <table:table-cell table:style-name="ce6" table:formula="of:=(INDIRECT(&quot;B1&quot;) - (2*INDIRECT(&quot;L5&quot;)*[.C46])) / (2 * INDIRECT(&quot;L5&quot;) * [.C46])" office:value-type="float" office:value="1135.36363636364">
            <text:p>1135</text:p>
          </table:table-cell>
          <table:table-cell table:style-name="ce6" table:formula="of:=(INDIRECT(&quot;B1&quot;) - (2*INDIRECT(&quot;M5&quot;)*[.C46])) / (2 * INDIRECT(&quot;M5&quot;) * [.C46])" office:value-type="float" office:value="9089.90909090909">
            <text:p>909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3" office:value-type="string">
            <text:p>G♯4/A♭4</text:p>
          </table:table-cell>
          <table:table-cell table:style-name="ce3" office:value-type="float" office:value="415.305">
            <text:p>415.305</text:p>
          </table:table-cell>
          <table:table-cell table:style-name="ce6" table:formula="of:=(INDIRECT(&quot;B1&quot;) - (2*INDIRECT(&quot;D5&quot;)*[.C47])) / (2 * INDIRECT(&quot;D5&quot;) * [.C47])" office:value-type="float" office:value="3.70286897581296">
            <text:p>4</text:p>
          </table:table-cell>
          <table:table-cell table:style-name="ce6" table:formula="of:=(INDIRECT(&quot;B1&quot;) - (2*INDIRECT(&quot;E5&quot;)*[.C47])) / (2 * INDIRECT(&quot;E5&quot;) * [.C47])" office:value-type="float" office:value="8.40573795162591">
            <text:p>8</text:p>
          </table:table-cell>
          <table:table-cell table:style-name="ce6" table:formula="of:=(INDIRECT(&quot;B1&quot;) - (2*INDIRECT(&quot;F5&quot;)*[.C47])) / (2 * INDIRECT(&quot;F5&quot;) * [.C47])" office:value-type="float" office:value="17.8114759032518">
            <text:p>18</text:p>
          </table:table-cell>
          <table:table-cell table:style-name="ce6" table:formula="of:=(INDIRECT(&quot;B1&quot;) - (2*INDIRECT(&quot;G5&quot;)*[.C47])) / (2 * INDIRECT(&quot;G5&quot;) * [.C47])" office:value-type="float" office:value="36.6229518065037">
            <text:p>37</text:p>
          </table:table-cell>
          <table:table-cell table:style-name="ce6" table:formula="of:=(INDIRECT(&quot;B1&quot;) - (2*INDIRECT(&quot;H5&quot;)*[.C47])) / (2 * INDIRECT(&quot;H5&quot;) * [.C47])" office:value-type="float" office:value="74.2459036130073">
            <text:p>74</text:p>
          </table:table-cell>
          <table:table-cell table:style-name="ce6" table:formula="of:=(INDIRECT(&quot;B1&quot;) - (2*INDIRECT(&quot;I5&quot;)*[.C47])) / (2 * INDIRECT(&quot;I5&quot;) * [.C47])" office:value-type="float" office:value="149.491807226015">
            <text:p>149</text:p>
          </table:table-cell>
          <table:table-cell table:style-name="ce6" table:formula="of:=(INDIRECT(&quot;B1&quot;) - (2*INDIRECT(&quot;J5&quot;)*[.C47])) / (2 * INDIRECT(&quot;J5&quot;) * [.C47])" office:value-type="float" office:value="299.983614452029">
            <text:p>300</text:p>
          </table:table-cell>
          <table:table-cell table:style-name="ce6" table:formula="of:=(INDIRECT(&quot;B1&quot;) - (2*INDIRECT(&quot;K5&quot;)*[.C47])) / (2 * INDIRECT(&quot;K5&quot;) * [.C47])" office:value-type="float" office:value="600.967228904059">
            <text:p>601</text:p>
          </table:table-cell>
          <table:table-cell table:style-name="ce6" table:formula="of:=(INDIRECT(&quot;B1&quot;) - (2*INDIRECT(&quot;L5&quot;)*[.C47])) / (2 * INDIRECT(&quot;L5&quot;) * [.C47])" office:value-type="float" office:value="1202.93445780812">
            <text:p>1203</text:p>
          </table:table-cell>
          <table:table-cell table:style-name="ce6" table:formula="of:=(INDIRECT(&quot;B1&quot;) - (2*INDIRECT(&quot;M5&quot;)*[.C47])) / (2 * INDIRECT(&quot;M5&quot;) * [.C47])" office:value-type="float" office:value="9630.47566246494">
            <text:p>963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3" office:value-type="string">
            <text:p>G4</text:p>
          </table:table-cell>
          <table:table-cell table:style-name="ce3" office:value-type="float" office:value="391.995">
            <text:p>391.995</text:p>
          </table:table-cell>
          <table:table-cell table:style-name="ce6" table:formula="of:=(INDIRECT(&quot;B1&quot;) - (2*INDIRECT(&quot;D5&quot;)*[.C48])) / (2 * INDIRECT(&quot;D5&quot;) * [.C48])" office:value-type="float" office:value="3.98252528731234">
            <text:p>4</text:p>
          </table:table-cell>
          <table:table-cell table:style-name="ce6" table:formula="of:=(INDIRECT(&quot;B1&quot;) - (2*INDIRECT(&quot;E5&quot;)*[.C48])) / (2 * INDIRECT(&quot;E5&quot;) * [.C48])" office:value-type="float" office:value="8.96505057462468">
            <text:p>9</text:p>
          </table:table-cell>
          <table:table-cell table:style-name="ce6" table:formula="of:=(INDIRECT(&quot;B1&quot;) - (2*INDIRECT(&quot;F5&quot;)*[.C48])) / (2 * INDIRECT(&quot;F5&quot;) * [.C48])" office:value-type="float" office:value="18.9301011492494">
            <text:p>19</text:p>
          </table:table-cell>
          <table:table-cell table:style-name="ce6" table:formula="of:=(INDIRECT(&quot;B1&quot;) - (2*INDIRECT(&quot;G5&quot;)*[.C48])) / (2 * INDIRECT(&quot;G5&quot;) * [.C48])" office:value-type="float" office:value="38.8602022984987">
            <text:p>39</text:p>
          </table:table-cell>
          <table:table-cell table:style-name="ce6" table:formula="of:=(INDIRECT(&quot;B1&quot;) - (2*INDIRECT(&quot;H5&quot;)*[.C48])) / (2 * INDIRECT(&quot;H5&quot;) * [.C48])" office:value-type="float" office:value="78.7204045969974">
            <text:p>79</text:p>
          </table:table-cell>
          <table:table-cell table:style-name="ce6" table:formula="of:=(INDIRECT(&quot;B1&quot;) - (2*INDIRECT(&quot;I5&quot;)*[.C48])) / (2 * INDIRECT(&quot;I5&quot;) * [.C48])" office:value-type="float" office:value="158.440809193995">
            <text:p>158</text:p>
          </table:table-cell>
          <table:table-cell table:style-name="ce6" table:formula="of:=(INDIRECT(&quot;B1&quot;) - (2*INDIRECT(&quot;J5&quot;)*[.C48])) / (2 * INDIRECT(&quot;J5&quot;) * [.C48])" office:value-type="float" office:value="317.88161838799">
            <text:p>318</text:p>
          </table:table-cell>
          <table:table-cell table:style-name="ce6" table:formula="of:=(INDIRECT(&quot;B1&quot;) - (2*INDIRECT(&quot;K5&quot;)*[.C48])) / (2 * INDIRECT(&quot;K5&quot;) * [.C48])" office:value-type="float" office:value="636.763236775979">
            <text:p>637</text:p>
          </table:table-cell>
          <table:table-cell table:style-name="ce6" table:formula="of:=(INDIRECT(&quot;B1&quot;) - (2*INDIRECT(&quot;L5&quot;)*[.C48])) / (2 * INDIRECT(&quot;L5&quot;) * [.C48])" office:value-type="float" office:value="1274.52647355196">
            <text:p>1275</text:p>
          </table:table-cell>
          <table:table-cell table:style-name="ce6" table:formula="of:=(INDIRECT(&quot;B1&quot;) - (2*INDIRECT(&quot;M5&quot;)*[.C48])) / (2 * INDIRECT(&quot;M5&quot;) * [.C48])" office:value-type="float" office:value="10203.2117884157">
            <text:p>1020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3" office:value-type="string">
            <text:p>F♯4/G♭4</text:p>
          </table:table-cell>
          <table:table-cell table:style-name="ce3" office:value-type="float" office:value="369.994">
            <text:p>369.994</text:p>
          </table:table-cell>
          <table:table-cell table:style-name="ce6" table:formula="of:=(INDIRECT(&quot;B1&quot;) - (2*INDIRECT(&quot;D5&quot;)*[.C49])) / (2 * INDIRECT(&quot;D5&quot;) * [.C49])" office:value-type="float" office:value="4.27880181840787">
            <text:p>4</text:p>
          </table:table-cell>
          <table:table-cell table:style-name="ce6" table:formula="of:=(INDIRECT(&quot;B1&quot;) - (2*INDIRECT(&quot;E5&quot;)*[.C49])) / (2 * INDIRECT(&quot;E5&quot;) * [.C49])" office:value-type="float" office:value="9.55760363681573">
            <text:p>10</text:p>
          </table:table-cell>
          <table:table-cell table:style-name="ce6" table:formula="of:=(INDIRECT(&quot;B1&quot;) - (2*INDIRECT(&quot;F5&quot;)*[.C49])) / (2 * INDIRECT(&quot;F5&quot;) * [.C49])" office:value-type="float" office:value="20.1152072736315">
            <text:p>20</text:p>
          </table:table-cell>
          <table:table-cell table:style-name="ce6" table:formula="of:=(INDIRECT(&quot;B1&quot;) - (2*INDIRECT(&quot;G5&quot;)*[.C49])) / (2 * INDIRECT(&quot;G5&quot;) * [.C49])" office:value-type="float" office:value="41.2304145472629">
            <text:p>41</text:p>
          </table:table-cell>
          <table:table-cell table:style-name="ce6" table:formula="of:=(INDIRECT(&quot;B1&quot;) - (2*INDIRECT(&quot;H5&quot;)*[.C49])) / (2 * INDIRECT(&quot;H5&quot;) * [.C49])" office:value-type="float" office:value="83.4608290945259">
            <text:p>83</text:p>
          </table:table-cell>
          <table:table-cell table:style-name="ce6" table:formula="of:=(INDIRECT(&quot;B1&quot;) - (2*INDIRECT(&quot;I5&quot;)*[.C49])) / (2 * INDIRECT(&quot;I5&quot;) * [.C49])" office:value-type="float" office:value="167.921658189052">
            <text:p>168</text:p>
          </table:table-cell>
          <table:table-cell table:style-name="ce6" table:formula="of:=(INDIRECT(&quot;B1&quot;) - (2*INDIRECT(&quot;J5&quot;)*[.C49])) / (2 * INDIRECT(&quot;J5&quot;) * [.C49])" office:value-type="float" office:value="336.843316378103">
            <text:p>337</text:p>
          </table:table-cell>
          <table:table-cell table:style-name="ce6" table:formula="of:=(INDIRECT(&quot;B1&quot;) - (2*INDIRECT(&quot;K5&quot;)*[.C49])) / (2 * INDIRECT(&quot;K5&quot;) * [.C49])" office:value-type="float" office:value="674.686632756207">
            <text:p>675</text:p>
          </table:table-cell>
          <table:table-cell table:style-name="ce6" table:formula="of:=(INDIRECT(&quot;B1&quot;) - (2*INDIRECT(&quot;L5&quot;)*[.C49])) / (2 * INDIRECT(&quot;L5&quot;) * [.C49])" office:value-type="float" office:value="1350.37326551241">
            <text:p>1350</text:p>
          </table:table-cell>
          <table:table-cell table:style-name="ce6" table:formula="of:=(INDIRECT(&quot;B1&quot;) - (2*INDIRECT(&quot;M5&quot;)*[.C49])) / (2 * INDIRECT(&quot;M5&quot;) * [.C49])" office:value-type="float" office:value="10809.9861240993">
            <text:p>1081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3" office:value-type="string">
            <text:p>F4</text:p>
          </table:table-cell>
          <table:table-cell table:style-name="ce3" office:value-type="float" office:value="349.228">
            <text:p>349.228</text:p>
          </table:table-cell>
          <table:table-cell table:style-name="ce6" table:formula="of:=(INDIRECT(&quot;B1&quot;) - (2*INDIRECT(&quot;D5&quot;)*[.C50])) / (2 * INDIRECT(&quot;D5&quot;) * [.C50])" office:value-type="float" office:value="4.59269302575968">
            <text:p>5</text:p>
          </table:table-cell>
          <table:table-cell table:style-name="ce6" table:formula="of:=(INDIRECT(&quot;B1&quot;) - (2*INDIRECT(&quot;E5&quot;)*[.C50])) / (2 * INDIRECT(&quot;E5&quot;) * [.C50])" office:value-type="float" office:value="10.1853860515194">
            <text:p>10</text:p>
          </table:table-cell>
          <table:table-cell table:style-name="ce6" table:formula="of:=(INDIRECT(&quot;B1&quot;) - (2*INDIRECT(&quot;F5&quot;)*[.C50])) / (2 * INDIRECT(&quot;F5&quot;) * [.C50])" office:value-type="float" office:value="21.3707721030387">
            <text:p>21</text:p>
          </table:table-cell>
          <table:table-cell table:style-name="ce6" table:formula="of:=(INDIRECT(&quot;B1&quot;) - (2*INDIRECT(&quot;G5&quot;)*[.C50])) / (2 * INDIRECT(&quot;G5&quot;) * [.C50])" office:value-type="float" office:value="43.7415442060774">
            <text:p>44</text:p>
          </table:table-cell>
          <table:table-cell table:style-name="ce6" table:formula="of:=(INDIRECT(&quot;B1&quot;) - (2*INDIRECT(&quot;H5&quot;)*[.C50])) / (2 * INDIRECT(&quot;H5&quot;) * [.C50])" office:value-type="float" office:value="88.4830884121548">
            <text:p>88</text:p>
          </table:table-cell>
          <table:table-cell table:style-name="ce6" table:formula="of:=(INDIRECT(&quot;B1&quot;) - (2*INDIRECT(&quot;I5&quot;)*[.C50])) / (2 * INDIRECT(&quot;I5&quot;) * [.C50])" office:value-type="float" office:value="177.96617682431">
            <text:p>178</text:p>
          </table:table-cell>
          <table:table-cell table:style-name="ce6" table:formula="of:=(INDIRECT(&quot;B1&quot;) - (2*INDIRECT(&quot;J5&quot;)*[.C50])) / (2 * INDIRECT(&quot;J5&quot;) * [.C50])" office:value-type="float" office:value="356.932353648619">
            <text:p>357</text:p>
          </table:table-cell>
          <table:table-cell table:style-name="ce6" table:formula="of:=(INDIRECT(&quot;B1&quot;) - (2*INDIRECT(&quot;K5&quot;)*[.C50])) / (2 * INDIRECT(&quot;K5&quot;) * [.C50])" office:value-type="float" office:value="714.864707297239">
            <text:p>715</text:p>
          </table:table-cell>
          <table:table-cell table:style-name="ce6" table:formula="of:=(INDIRECT(&quot;B1&quot;) - (2*INDIRECT(&quot;L5&quot;)*[.C50])) / (2 * INDIRECT(&quot;L5&quot;) * [.C50])" office:value-type="float" office:value="1430.72941459448">
            <text:p>1431</text:p>
          </table:table-cell>
          <table:table-cell table:style-name="ce6" table:formula="of:=(INDIRECT(&quot;B1&quot;) - (2*INDIRECT(&quot;M5&quot;)*[.C50])) / (2 * INDIRECT(&quot;M5&quot;) * [.C50])" office:value-type="float" office:value="11452.8353167558">
            <text:p>1145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3" office:value-type="string">
            <text:p>E4</text:p>
          </table:table-cell>
          <table:table-cell table:style-name="ce3" office:value-type="float" office:value="329.628">
            <text:p>329.628</text:p>
          </table:table-cell>
          <table:table-cell table:style-name="ce6" table:formula="of:=(INDIRECT(&quot;B1&quot;) - (2*INDIRECT(&quot;D5&quot;)*[.C51])) / (2 * INDIRECT(&quot;D5&quot;) * [.C51])" office:value-type="float" office:value="4.92523996747849">
            <text:p>5</text:p>
          </table:table-cell>
          <table:table-cell table:style-name="ce6" table:formula="of:=(INDIRECT(&quot;B1&quot;) - (2*INDIRECT(&quot;E5&quot;)*[.C51])) / (2 * INDIRECT(&quot;E5&quot;) * [.C51])" office:value-type="float" office:value="10.850479934957">
            <text:p>11</text:p>
          </table:table-cell>
          <table:table-cell table:style-name="ce6" table:formula="of:=(INDIRECT(&quot;B1&quot;) - (2*INDIRECT(&quot;F5&quot;)*[.C51])) / (2 * INDIRECT(&quot;F5&quot;) * [.C51])" office:value-type="float" office:value="22.700959869914">
            <text:p>23</text:p>
          </table:table-cell>
          <table:table-cell table:style-name="ce6" table:formula="of:=(INDIRECT(&quot;B1&quot;) - (2*INDIRECT(&quot;G5&quot;)*[.C51])) / (2 * INDIRECT(&quot;G5&quot;) * [.C51])" office:value-type="float" office:value="46.4019197398279">
            <text:p>46</text:p>
          </table:table-cell>
          <table:table-cell table:style-name="ce6" table:formula="of:=(INDIRECT(&quot;B1&quot;) - (2*INDIRECT(&quot;H5&quot;)*[.C51])) / (2 * INDIRECT(&quot;H5&quot;) * [.C51])" office:value-type="float" office:value="93.8038394796559">
            <text:p>94</text:p>
          </table:table-cell>
          <table:table-cell table:style-name="ce6" table:formula="of:=(INDIRECT(&quot;B1&quot;) - (2*INDIRECT(&quot;I5&quot;)*[.C51])) / (2 * INDIRECT(&quot;I5&quot;) * [.C51])" office:value-type="float" office:value="188.607678959312">
            <text:p>189</text:p>
          </table:table-cell>
          <table:table-cell table:style-name="ce6" table:formula="of:=(INDIRECT(&quot;B1&quot;) - (2*INDIRECT(&quot;J5&quot;)*[.C51])) / (2 * INDIRECT(&quot;J5&quot;) * [.C51])" office:value-type="float" office:value="378.215357918623">
            <text:p>378</text:p>
          </table:table-cell>
          <table:table-cell table:style-name="ce6" table:formula="of:=(INDIRECT(&quot;B1&quot;) - (2*INDIRECT(&quot;K5&quot;)*[.C51])) / (2 * INDIRECT(&quot;K5&quot;) * [.C51])" office:value-type="float" office:value="757.430715837247">
            <text:p>757</text:p>
          </table:table-cell>
          <table:table-cell table:style-name="ce6" table:formula="of:=(INDIRECT(&quot;B1&quot;) - (2*INDIRECT(&quot;L5&quot;)*[.C51])) / (2 * INDIRECT(&quot;L5&quot;) * [.C51])" office:value-type="float" office:value="1515.86143167449">
            <text:p>1516</text:p>
          </table:table-cell>
          <table:table-cell table:style-name="ce6" table:formula="of:=(INDIRECT(&quot;B1&quot;) - (2*INDIRECT(&quot;M5&quot;)*[.C51])) / (2 * INDIRECT(&quot;M5&quot;) * [.C51])" office:value-type="float" office:value="12133.891453396">
            <text:p>1213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3" office:value-type="string">
            <text:p>D♯4/E♭4</text:p>
          </table:table-cell>
          <table:table-cell table:style-name="ce3" office:value-type="float" office:value="311.127">
            <text:p>311.127</text:p>
          </table:table-cell>
          <table:table-cell table:style-name="ce6" table:formula="of:=(INDIRECT(&quot;B1&quot;) - (2*INDIRECT(&quot;D5&quot;)*[.C52])) / (2 * INDIRECT(&quot;D5&quot;) * [.C52])" office:value-type="float" office:value="5.27758118067542">
            <text:p>5</text:p>
          </table:table-cell>
          <table:table-cell table:style-name="ce6" table:formula="of:=(INDIRECT(&quot;B1&quot;) - (2*INDIRECT(&quot;E5&quot;)*[.C52])) / (2 * INDIRECT(&quot;E5&quot;) * [.C52])" office:value-type="float" office:value="11.5551623613508">
            <text:p>12</text:p>
          </table:table-cell>
          <table:table-cell table:style-name="ce6" table:formula="of:=(INDIRECT(&quot;B1&quot;) - (2*INDIRECT(&quot;F5&quot;)*[.C52])) / (2 * INDIRECT(&quot;F5&quot;) * [.C52])" office:value-type="float" office:value="24.1103247227017">
            <text:p>24</text:p>
          </table:table-cell>
          <table:table-cell table:style-name="ce6" table:formula="of:=(INDIRECT(&quot;B1&quot;) - (2*INDIRECT(&quot;G5&quot;)*[.C52])) / (2 * INDIRECT(&quot;G5&quot;) * [.C52])" office:value-type="float" office:value="49.2206494454033">
            <text:p>49</text:p>
          </table:table-cell>
          <table:table-cell table:style-name="ce6" table:formula="of:=(INDIRECT(&quot;B1&quot;) - (2*INDIRECT(&quot;H5&quot;)*[.C52])) / (2 * INDIRECT(&quot;H5&quot;) * [.C52])" office:value-type="float" office:value="99.4412988908067">
            <text:p>99</text:p>
          </table:table-cell>
          <table:table-cell table:style-name="ce6" table:formula="of:=(INDIRECT(&quot;B1&quot;) - (2*INDIRECT(&quot;I5&quot;)*[.C52])) / (2 * INDIRECT(&quot;I5&quot;) * [.C52])" office:value-type="float" office:value="199.882597781613">
            <text:p>200</text:p>
          </table:table-cell>
          <table:table-cell table:style-name="ce6" table:formula="of:=(INDIRECT(&quot;B1&quot;) - (2*INDIRECT(&quot;J5&quot;)*[.C52])) / (2 * INDIRECT(&quot;J5&quot;) * [.C52])" office:value-type="float" office:value="400.765195563227">
            <text:p>401</text:p>
          </table:table-cell>
          <table:table-cell table:style-name="ce6" table:formula="of:=(INDIRECT(&quot;B1&quot;) - (2*INDIRECT(&quot;K5&quot;)*[.C52])) / (2 * INDIRECT(&quot;K5&quot;) * [.C52])" office:value-type="float" office:value="802.530391126453">
            <text:p>803</text:p>
          </table:table-cell>
          <table:table-cell table:style-name="ce6" table:formula="of:=(INDIRECT(&quot;B1&quot;) - (2*INDIRECT(&quot;L5&quot;)*[.C52])) / (2 * INDIRECT(&quot;L5&quot;) * [.C52])" office:value-type="float" office:value="1606.06078225291">
            <text:p>1606</text:p>
          </table:table-cell>
          <table:table-cell table:style-name="ce6" table:formula="of:=(INDIRECT(&quot;B1&quot;) - (2*INDIRECT(&quot;M5&quot;)*[.C52])) / (2 * INDIRECT(&quot;M5&quot;) * [.C52])" office:value-type="float" office:value="12855.4862580233">
            <text:p>12855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3" office:value-type="string">
            <text:p>D4</text:p>
          </table:table-cell>
          <table:table-cell table:style-name="ce3" office:value-type="float" office:value="293.665">
            <text:p>293.665</text:p>
          </table:table-cell>
          <table:table-cell table:style-name="ce6" table:formula="of:=(INDIRECT(&quot;B1&quot;) - (2*INDIRECT(&quot;D5&quot;)*[.C53])) / (2 * INDIRECT(&quot;D5&quot;) * [.C53])" office:value-type="float" office:value="5.65086067457818">
            <text:p>6</text:p>
          </table:table-cell>
          <table:table-cell table:style-name="ce6" table:formula="of:=(INDIRECT(&quot;B1&quot;) - (2*INDIRECT(&quot;E5&quot;)*[.C53])) / (2 * INDIRECT(&quot;E5&quot;) * [.C53])" office:value-type="float" office:value="12.3017213491564">
            <text:p>12</text:p>
          </table:table-cell>
          <table:table-cell table:style-name="ce6" table:formula="of:=(INDIRECT(&quot;B1&quot;) - (2*INDIRECT(&quot;F5&quot;)*[.C53])) / (2 * INDIRECT(&quot;F5&quot;) * [.C53])" office:value-type="float" office:value="25.6034426983127">
            <text:p>26</text:p>
          </table:table-cell>
          <table:table-cell table:style-name="ce6" table:formula="of:=(INDIRECT(&quot;B1&quot;) - (2*INDIRECT(&quot;G5&quot;)*[.C53])) / (2 * INDIRECT(&quot;G5&quot;) * [.C53])" office:value-type="float" office:value="52.2068853966254">
            <text:p>52</text:p>
          </table:table-cell>
          <table:table-cell table:style-name="ce6" table:formula="of:=(INDIRECT(&quot;B1&quot;) - (2*INDIRECT(&quot;H5&quot;)*[.C53])) / (2 * INDIRECT(&quot;H5&quot;) * [.C53])" office:value-type="float" office:value="105.413770793251">
            <text:p>105</text:p>
          </table:table-cell>
          <table:table-cell table:style-name="ce6" table:formula="of:=(INDIRECT(&quot;B1&quot;) - (2*INDIRECT(&quot;I5&quot;)*[.C53])) / (2 * INDIRECT(&quot;I5&quot;) * [.C53])" office:value-type="float" office:value="211.827541586502">
            <text:p>212</text:p>
          </table:table-cell>
          <table:table-cell table:style-name="ce6" table:formula="of:=(INDIRECT(&quot;B1&quot;) - (2*INDIRECT(&quot;J5&quot;)*[.C53])) / (2 * INDIRECT(&quot;J5&quot;) * [.C53])" office:value-type="float" office:value="424.655083173003">
            <text:p>425</text:p>
          </table:table-cell>
          <table:table-cell table:style-name="ce6" table:formula="of:=(INDIRECT(&quot;B1&quot;) - (2*INDIRECT(&quot;K5&quot;)*[.C53])) / (2 * INDIRECT(&quot;K5&quot;) * [.C53])" office:value-type="float" office:value="850.310166346007">
            <text:p>850</text:p>
          </table:table-cell>
          <table:table-cell table:style-name="ce6" table:formula="of:=(INDIRECT(&quot;B1&quot;) - (2*INDIRECT(&quot;L5&quot;)*[.C53])) / (2 * INDIRECT(&quot;L5&quot;) * [.C53])" office:value-type="float" office:value="1701.62033269201">
            <text:p>1702</text:p>
          </table:table-cell>
          <table:table-cell table:style-name="ce6" table:formula="of:=(INDIRECT(&quot;B1&quot;) - (2*INDIRECT(&quot;M5&quot;)*[.C53])) / (2 * INDIRECT(&quot;M5&quot;) * [.C53])" office:value-type="float" office:value="13619.9626615361">
            <text:p>1362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3" office:value-type="string">
            <text:p>C♯4/D♭4</text:p>
          </table:table-cell>
          <table:table-cell table:style-name="ce3" office:value-type="float" office:value="277.183">
            <text:p>277.183</text:p>
          </table:table-cell>
          <table:table-cell table:style-name="ce6" table:formula="of:=(INDIRECT(&quot;B1&quot;) - (2*INDIRECT(&quot;D5&quot;)*[.C54])) / (2 * INDIRECT(&quot;D5&quot;) * [.C54])" office:value-type="float" office:value="6.04633761810789">
            <text:p>6</text:p>
          </table:table-cell>
          <table:table-cell table:style-name="ce6" table:formula="of:=(INDIRECT(&quot;B1&quot;) - (2*INDIRECT(&quot;E5&quot;)*[.C54])) / (2 * INDIRECT(&quot;E5&quot;) * [.C54])" office:value-type="float" office:value="13.0926752362158">
            <text:p>13</text:p>
          </table:table-cell>
          <table:table-cell table:style-name="ce6" table:formula="of:=(INDIRECT(&quot;B1&quot;) - (2*INDIRECT(&quot;F5&quot;)*[.C54])) / (2 * INDIRECT(&quot;F5&quot;) * [.C54])" office:value-type="float" office:value="27.1853504724316">
            <text:p>27</text:p>
          </table:table-cell>
          <table:table-cell table:style-name="ce6" table:formula="of:=(INDIRECT(&quot;B1&quot;) - (2*INDIRECT(&quot;G5&quot;)*[.C54])) / (2 * INDIRECT(&quot;G5&quot;) * [.C54])" office:value-type="float" office:value="55.3707009448631">
            <text:p>55</text:p>
          </table:table-cell>
          <table:table-cell table:style-name="ce6" table:formula="of:=(INDIRECT(&quot;B1&quot;) - (2*INDIRECT(&quot;H5&quot;)*[.C54])) / (2 * INDIRECT(&quot;H5&quot;) * [.C54])" office:value-type="float" office:value="111.741401889726">
            <text:p>112</text:p>
          </table:table-cell>
          <table:table-cell table:style-name="ce6" table:formula="of:=(INDIRECT(&quot;B1&quot;) - (2*INDIRECT(&quot;I5&quot;)*[.C54])) / (2 * INDIRECT(&quot;I5&quot;) * [.C54])" office:value-type="float" office:value="224.482803779453">
            <text:p>224</text:p>
          </table:table-cell>
          <table:table-cell table:style-name="ce6" table:formula="of:=(INDIRECT(&quot;B1&quot;) - (2*INDIRECT(&quot;J5&quot;)*[.C54])) / (2 * INDIRECT(&quot;J5&quot;) * [.C54])" office:value-type="float" office:value="449.965607558905">
            <text:p>450</text:p>
          </table:table-cell>
          <table:table-cell table:style-name="ce6" table:formula="of:=(INDIRECT(&quot;B1&quot;) - (2*INDIRECT(&quot;K5&quot;)*[.C54])) / (2 * INDIRECT(&quot;K5&quot;) * [.C54])" office:value-type="float" office:value="900.93121511781">
            <text:p>901</text:p>
          </table:table-cell>
          <table:table-cell table:style-name="ce6" table:formula="of:=(INDIRECT(&quot;B1&quot;) - (2*INDIRECT(&quot;L5&quot;)*[.C54])) / (2 * INDIRECT(&quot;L5&quot;) * [.C54])" office:value-type="float" office:value="1802.86243023562">
            <text:p>1803</text:p>
          </table:table-cell>
          <table:table-cell table:style-name="ce6" table:formula="of:=(INDIRECT(&quot;B1&quot;) - (2*INDIRECT(&quot;M5&quot;)*[.C54])) / (2 * INDIRECT(&quot;M5&quot;) * [.C54])" office:value-type="float" office:value="14429.899441885">
            <text:p>1443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3" office:value-type="string">
            <text:p>C4 <text:a xlink:href="http://en.wikipedia.org/wiki/Middle_C">Middle C</text:a></text:p>
          </table:table-cell>
          <table:table-cell table:style-name="ce5" office:value-type="float" office:value="261.626">
            <text:p>261.626</text:p>
          </table:table-cell>
          <table:table-cell table:style-name="ce6" table:formula="of:=(INDIRECT(&quot;B1&quot;) - (2*INDIRECT(&quot;D5&quot;)*[.C55])) / (2 * INDIRECT(&quot;D5&quot;) * [.C55])" office:value-type="float" office:value="6.46533219175464">
            <text:p>6</text:p>
          </table:table-cell>
          <table:table-cell table:style-name="ce6" table:formula="of:=(INDIRECT(&quot;B1&quot;) - (2*INDIRECT(&quot;E5&quot;)*[.C55])) / (2 * INDIRECT(&quot;E5&quot;) * [.C55])" office:value-type="float" office:value="13.9306643835093">
            <text:p>14</text:p>
          </table:table-cell>
          <table:table-cell table:style-name="ce6" table:formula="of:=(INDIRECT(&quot;B1&quot;) - (2*INDIRECT(&quot;F5&quot;)*[.C55])) / (2 * INDIRECT(&quot;F5&quot;) * [.C55])" office:value-type="float" office:value="28.8613287670186">
            <text:p>29</text:p>
          </table:table-cell>
          <table:table-cell table:style-name="ce6" table:formula="of:=(INDIRECT(&quot;B1&quot;) - (2*INDIRECT(&quot;G5&quot;)*[.C55])) / (2 * INDIRECT(&quot;G5&quot;) * [.C55])" office:value-type="float" office:value="58.7226575340371">
            <text:p>59</text:p>
          </table:table-cell>
          <table:table-cell table:style-name="ce6" table:formula="of:=(INDIRECT(&quot;B1&quot;) - (2*INDIRECT(&quot;H5&quot;)*[.C55])) / (2 * INDIRECT(&quot;H5&quot;) * [.C55])" office:value-type="float" office:value="118.445315068074">
            <text:p>118</text:p>
          </table:table-cell>
          <table:table-cell table:style-name="ce6" table:formula="of:=(INDIRECT(&quot;B1&quot;) - (2*INDIRECT(&quot;I5&quot;)*[.C55])) / (2 * INDIRECT(&quot;I5&quot;) * [.C55])" office:value-type="float" office:value="237.890630136149">
            <text:p>238</text:p>
          </table:table-cell>
          <table:table-cell table:style-name="ce6" table:formula="of:=(INDIRECT(&quot;B1&quot;) - (2*INDIRECT(&quot;J5&quot;)*[.C55])) / (2 * INDIRECT(&quot;J5&quot;) * [.C55])" office:value-type="float" office:value="476.781260272297">
            <text:p>477</text:p>
          </table:table-cell>
          <table:table-cell table:style-name="ce6" table:formula="of:=(INDIRECT(&quot;B1&quot;) - (2*INDIRECT(&quot;K5&quot;)*[.C55])) / (2 * INDIRECT(&quot;K5&quot;) * [.C55])" office:value-type="float" office:value="954.562520544594">
            <text:p>955</text:p>
          </table:table-cell>
          <table:table-cell table:style-name="ce6" table:formula="of:=(INDIRECT(&quot;B1&quot;) - (2*INDIRECT(&quot;L5&quot;)*[.C55])) / (2 * INDIRECT(&quot;L5&quot;) * [.C55])" office:value-type="float" office:value="1910.12504108919">
            <text:p>1910</text:p>
          </table:table-cell>
          <table:table-cell table:style-name="ce6" table:formula="of:=(INDIRECT(&quot;B1&quot;) - (2*INDIRECT(&quot;M5&quot;)*[.C55])) / (2 * INDIRECT(&quot;M5&quot;) * [.C55])" office:value-type="float" office:value="15288.0003287135">
            <text:p>15288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3" office:value-type="string">
            <text:p>B3</text:p>
          </table:table-cell>
          <table:table-cell table:style-name="ce3" office:value-type="float" office:value="246.942">
            <text:p>246.942</text:p>
          </table:table-cell>
          <table:table-cell table:style-name="ce6" table:formula="of:=(INDIRECT(&quot;B1&quot;) - (2*INDIRECT(&quot;D5&quot;)*[.C56])) / (2 * INDIRECT(&quot;D5&quot;) * [.C56])" office:value-type="float" office:value="6.90924589579739">
            <text:p>7</text:p>
          </table:table-cell>
          <table:table-cell table:style-name="ce6" table:formula="of:=(INDIRECT(&quot;B1&quot;) - (2*INDIRECT(&quot;E5&quot;)*[.C56])) / (2 * INDIRECT(&quot;E5&quot;) * [.C56])" office:value-type="float" office:value="14.8184917915948">
            <text:p>15</text:p>
          </table:table-cell>
          <table:table-cell table:style-name="ce6" table:formula="of:=(INDIRECT(&quot;B1&quot;) - (2*INDIRECT(&quot;F5&quot;)*[.C56])) / (2 * INDIRECT(&quot;F5&quot;) * [.C56])" office:value-type="float" office:value="30.6369835831896">
            <text:p>31</text:p>
          </table:table-cell>
          <table:table-cell table:style-name="ce6" table:formula="of:=(INDIRECT(&quot;B1&quot;) - (2*INDIRECT(&quot;G5&quot;)*[.C56])) / (2 * INDIRECT(&quot;G5&quot;) * [.C56])" office:value-type="float" office:value="62.2739671663792">
            <text:p>62</text:p>
          </table:table-cell>
          <table:table-cell table:style-name="ce6" table:formula="of:=(INDIRECT(&quot;B1&quot;) - (2*INDIRECT(&quot;H5&quot;)*[.C56])) / (2 * INDIRECT(&quot;H5&quot;) * [.C56])" office:value-type="float" office:value="125.547934332758">
            <text:p>126</text:p>
          </table:table-cell>
          <table:table-cell table:style-name="ce6" table:formula="of:=(INDIRECT(&quot;B1&quot;) - (2*INDIRECT(&quot;I5&quot;)*[.C56])) / (2 * INDIRECT(&quot;I5&quot;) * [.C56])" office:value-type="float" office:value="252.095868665517">
            <text:p>252</text:p>
          </table:table-cell>
          <table:table-cell table:style-name="ce6" table:formula="of:=(INDIRECT(&quot;B1&quot;) - (2*INDIRECT(&quot;J5&quot;)*[.C56])) / (2 * INDIRECT(&quot;J5&quot;) * [.C56])" office:value-type="float" office:value="505.191737331033">
            <text:p>505</text:p>
          </table:table-cell>
          <table:table-cell table:style-name="ce6" table:formula="of:=(INDIRECT(&quot;B1&quot;) - (2*INDIRECT(&quot;K5&quot;)*[.C56])) / (2 * INDIRECT(&quot;K5&quot;) * [.C56])" office:value-type="float" office:value="1011.38347466207">
            <text:p>1011</text:p>
          </table:table-cell>
          <table:table-cell table:style-name="ce6" table:formula="of:=(INDIRECT(&quot;B1&quot;) - (2*INDIRECT(&quot;L5&quot;)*[.C56])) / (2 * INDIRECT(&quot;L5&quot;) * [.C56])" office:value-type="float" office:value="2023.76694932413">
            <text:p>2024</text:p>
          </table:table-cell>
          <table:table-cell table:style-name="ce6" table:formula="of:=(INDIRECT(&quot;B1&quot;) - (2*INDIRECT(&quot;M5&quot;)*[.C56])) / (2 * INDIRECT(&quot;M5&quot;) * [.C56])" office:value-type="float" office:value="16197.1355945931">
            <text:p>16197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3" office:value-type="string">
            <text:p>A♯3/B♭3</text:p>
          </table:table-cell>
          <table:table-cell table:style-name="ce3" office:value-type="float" office:value="233.082">
            <text:p>233.082</text:p>
          </table:table-cell>
          <table:table-cell table:style-name="ce6" table:formula="of:=(INDIRECT(&quot;B1&quot;) - (2*INDIRECT(&quot;D5&quot;)*[.C57])) / (2 * INDIRECT(&quot;D5&quot;) * [.C57])" office:value-type="float" office:value="7.37956169931612">
            <text:p>7</text:p>
          </table:table-cell>
          <table:table-cell table:style-name="ce6" table:formula="of:=(INDIRECT(&quot;B1&quot;) - (2*INDIRECT(&quot;E5&quot;)*[.C57])) / (2 * INDIRECT(&quot;E5&quot;) * [.C57])" office:value-type="float" office:value="15.7591233986322">
            <text:p>16</text:p>
          </table:table-cell>
          <table:table-cell table:style-name="ce6" table:formula="of:=(INDIRECT(&quot;B1&quot;) - (2*INDIRECT(&quot;F5&quot;)*[.C57])) / (2 * INDIRECT(&quot;F5&quot;) * [.C57])" office:value-type="float" office:value="32.5182467972645">
            <text:p>33</text:p>
          </table:table-cell>
          <table:table-cell table:style-name="ce6" table:formula="of:=(INDIRECT(&quot;B1&quot;) - (2*INDIRECT(&quot;G5&quot;)*[.C57])) / (2 * INDIRECT(&quot;G5&quot;) * [.C57])" office:value-type="float" office:value="66.036493594529">
            <text:p>66</text:p>
          </table:table-cell>
          <table:table-cell table:style-name="ce6" table:formula="of:=(INDIRECT(&quot;B1&quot;) - (2*INDIRECT(&quot;H5&quot;)*[.C57])) / (2 * INDIRECT(&quot;H5&quot;) * [.C57])" office:value-type="float" office:value="133.072987189058">
            <text:p>133</text:p>
          </table:table-cell>
          <table:table-cell table:style-name="ce6" table:formula="of:=(INDIRECT(&quot;B1&quot;) - (2*INDIRECT(&quot;I5&quot;)*[.C57])) / (2 * INDIRECT(&quot;I5&quot;) * [.C57])" office:value-type="float" office:value="267.145974378116">
            <text:p>267</text:p>
          </table:table-cell>
          <table:table-cell table:style-name="ce6" table:formula="of:=(INDIRECT(&quot;B1&quot;) - (2*INDIRECT(&quot;J5&quot;)*[.C57])) / (2 * INDIRECT(&quot;J5&quot;) * [.C57])" office:value-type="float" office:value="535.291948756232">
            <text:p>535</text:p>
          </table:table-cell>
          <table:table-cell table:style-name="ce6" table:formula="of:=(INDIRECT(&quot;B1&quot;) - (2*INDIRECT(&quot;K5&quot;)*[.C57])) / (2 * INDIRECT(&quot;K5&quot;) * [.C57])" office:value-type="float" office:value="1071.58389751246">
            <text:p>1072</text:p>
          </table:table-cell>
          <table:table-cell table:style-name="ce6" table:formula="of:=(INDIRECT(&quot;B1&quot;) - (2*INDIRECT(&quot;L5&quot;)*[.C57])) / (2 * INDIRECT(&quot;L5&quot;) * [.C57])" office:value-type="float" office:value="2144.16779502493">
            <text:p>2144</text:p>
          </table:table-cell>
          <table:table-cell table:style-name="ce6" table:formula="of:=(INDIRECT(&quot;B1&quot;) - (2*INDIRECT(&quot;M5&quot;)*[.C57])) / (2 * INDIRECT(&quot;M5&quot;) * [.C57])" office:value-type="float" office:value="17160.3423601994">
            <text:p>1716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3" office:value-type="string">
            <text:p>A3</text:p>
          </table:table-cell>
          <table:table-cell table:style-name="ce3" office:value-type="float" office:value="220">
            <text:p>220</text:p>
          </table:table-cell>
          <table:table-cell table:style-name="ce6" table:formula="of:=(INDIRECT(&quot;B1&quot;) - (2*INDIRECT(&quot;D5&quot;)*[.C58])) / (2 * INDIRECT(&quot;D5&quot;) * [.C58])" office:value-type="float" office:value="7.87784090909091">
            <text:p>8</text:p>
          </table:table-cell>
          <table:table-cell table:style-name="ce6" table:formula="of:=(INDIRECT(&quot;B1&quot;) - (2*INDIRECT(&quot;E5&quot;)*[.C58])) / (2 * INDIRECT(&quot;E5&quot;) * [.C58])" office:value-type="float" office:value="16.7556818181818">
            <text:p>17</text:p>
          </table:table-cell>
          <table:table-cell table:style-name="ce6" table:formula="of:=(INDIRECT(&quot;B1&quot;) - (2*INDIRECT(&quot;F5&quot;)*[.C58])) / (2 * INDIRECT(&quot;F5&quot;) * [.C58])" office:value-type="float" office:value="34.5113636363636">
            <text:p>35</text:p>
          </table:table-cell>
          <table:table-cell table:style-name="ce6" table:formula="of:=(INDIRECT(&quot;B1&quot;) - (2*INDIRECT(&quot;G5&quot;)*[.C58])) / (2 * INDIRECT(&quot;G5&quot;) * [.C58])" office:value-type="float" office:value="70.0227272727273">
            <text:p>70</text:p>
          </table:table-cell>
          <table:table-cell table:style-name="ce6" table:formula="of:=(INDIRECT(&quot;B1&quot;) - (2*INDIRECT(&quot;H5&quot;)*[.C58])) / (2 * INDIRECT(&quot;H5&quot;) * [.C58])" office:value-type="float" office:value="141.045454545455">
            <text:p>141</text:p>
          </table:table-cell>
          <table:table-cell table:style-name="ce6" table:formula="of:=(INDIRECT(&quot;B1&quot;) - (2*INDIRECT(&quot;I5&quot;)*[.C58])) / (2 * INDIRECT(&quot;I5&quot;) * [.C58])" office:value-type="float" office:value="283.090909090909">
            <text:p>283</text:p>
          </table:table-cell>
          <table:table-cell table:style-name="ce6" table:formula="of:=(INDIRECT(&quot;B1&quot;) - (2*INDIRECT(&quot;J5&quot;)*[.C58])) / (2 * INDIRECT(&quot;J5&quot;) * [.C58])" office:value-type="float" office:value="567.181818181818">
            <text:p>567</text:p>
          </table:table-cell>
          <table:table-cell table:style-name="ce6" table:formula="of:=(INDIRECT(&quot;B1&quot;) - (2*INDIRECT(&quot;K5&quot;)*[.C58])) / (2 * INDIRECT(&quot;K5&quot;) * [.C58])" office:value-type="float" office:value="1135.36363636364">
            <text:p>1135</text:p>
          </table:table-cell>
          <table:table-cell table:style-name="ce6" table:formula="of:=(INDIRECT(&quot;B1&quot;) - (2*INDIRECT(&quot;L5&quot;)*[.C58])) / (2 * INDIRECT(&quot;L5&quot;) * [.C58])" office:value-type="float" office:value="2271.72727272727">
            <text:p>2272</text:p>
          </table:table-cell>
          <table:table-cell table:style-name="ce6" table:formula="of:=(INDIRECT(&quot;B1&quot;) - (2*INDIRECT(&quot;M5&quot;)*[.C58])) / (2 * INDIRECT(&quot;M5&quot;) * [.C58])" office:value-type="float" office:value="18180.8181818182">
            <text:p>1818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3" office:value-type="string">
            <text:p>G♯3/A♭3</text:p>
          </table:table-cell>
          <table:table-cell table:style-name="ce3" office:value-type="float" office:value="207.652">
            <text:p>207.652</text:p>
          </table:table-cell>
          <table:table-cell table:style-name="ce6" table:formula="of:=(INDIRECT(&quot;B1&quot;) - (2*INDIRECT(&quot;D5&quot;)*[.C59])) / (2 * INDIRECT(&quot;D5&quot;) * [.C59])" office:value-type="float" office:value="8.40576059946449">
            <text:p>8</text:p>
          </table:table-cell>
          <table:table-cell table:style-name="ce6" table:formula="of:=(INDIRECT(&quot;B1&quot;) - (2*INDIRECT(&quot;E5&quot;)*[.C59])) / (2 * INDIRECT(&quot;E5&quot;) * [.C59])" office:value-type="float" office:value="17.811521198929">
            <text:p>18</text:p>
          </table:table-cell>
          <table:table-cell table:style-name="ce6" table:formula="of:=(INDIRECT(&quot;B1&quot;) - (2*INDIRECT(&quot;F5&quot;)*[.C59])) / (2 * INDIRECT(&quot;F5&quot;) * [.C59])" office:value-type="float" office:value="36.623042397858">
            <text:p>37</text:p>
          </table:table-cell>
          <table:table-cell table:style-name="ce6" table:formula="of:=(INDIRECT(&quot;B1&quot;) - (2*INDIRECT(&quot;G5&quot;)*[.C59])) / (2 * INDIRECT(&quot;G5&quot;) * [.C59])" office:value-type="float" office:value="74.2460847957159">
            <text:p>74</text:p>
          </table:table-cell>
          <table:table-cell table:style-name="ce6" table:formula="of:=(INDIRECT(&quot;B1&quot;) - (2*INDIRECT(&quot;H5&quot;)*[.C59])) / (2 * INDIRECT(&quot;H5&quot;) * [.C59])" office:value-type="float" office:value="149.492169591432">
            <text:p>149</text:p>
          </table:table-cell>
          <table:table-cell table:style-name="ce6" table:formula="of:=(INDIRECT(&quot;B1&quot;) - (2*INDIRECT(&quot;I5&quot;)*[.C59])) / (2 * INDIRECT(&quot;I5&quot;) * [.C59])" office:value-type="float" office:value="299.984339182864">
            <text:p>300</text:p>
          </table:table-cell>
          <table:table-cell table:style-name="ce6" table:formula="of:=(INDIRECT(&quot;B1&quot;) - (2*INDIRECT(&quot;J5&quot;)*[.C59])) / (2 * INDIRECT(&quot;J5&quot;) * [.C59])" office:value-type="float" office:value="600.968678365727">
            <text:p>601</text:p>
          </table:table-cell>
          <table:table-cell table:style-name="ce6" table:formula="of:=(INDIRECT(&quot;B1&quot;) - (2*INDIRECT(&quot;K5&quot;)*[.C59])) / (2 * INDIRECT(&quot;K5&quot;) * [.C59])" office:value-type="float" office:value="1202.93735673145">
            <text:p>1203</text:p>
          </table:table-cell>
          <table:table-cell table:style-name="ce6" table:formula="of:=(INDIRECT(&quot;B1&quot;) - (2*INDIRECT(&quot;L5&quot;)*[.C59])) / (2 * INDIRECT(&quot;L5&quot;) * [.C59])" office:value-type="float" office:value="2406.87471346291">
            <text:p>2407</text:p>
          </table:table-cell>
          <table:table-cell table:style-name="ce6" table:formula="of:=(INDIRECT(&quot;B1&quot;) - (2*INDIRECT(&quot;M5&quot;)*[.C59])) / (2 * INDIRECT(&quot;M5&quot;) * [.C59])" office:value-type="float" office:value="19261.9977077033">
            <text:p>19262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3" office:value-type="string">
            <text:p>G3</text:p>
          </table:table-cell>
          <table:table-cell table:style-name="ce3" office:value-type="float" office:value="195.998">
            <text:p>195.998</text:p>
          </table:table-cell>
          <table:table-cell table:style-name="ce6" table:formula="of:=(INDIRECT(&quot;B1&quot;) - (2*INDIRECT(&quot;D5&quot;)*[.C60])) / (2 * INDIRECT(&quot;D5&quot;) * [.C60])" office:value-type="float" office:value="8.96502515331789">
            <text:p>9</text:p>
          </table:table-cell>
          <table:table-cell table:style-name="ce6" table:formula="of:=(INDIRECT(&quot;B1&quot;) - (2*INDIRECT(&quot;E5&quot;)*[.C60])) / (2 * INDIRECT(&quot;E5&quot;) * [.C60])" office:value-type="float" office:value="18.9300503066358">
            <text:p>19</text:p>
          </table:table-cell>
          <table:table-cell table:style-name="ce6" table:formula="of:=(INDIRECT(&quot;B1&quot;) - (2*INDIRECT(&quot;F5&quot;)*[.C60])) / (2 * INDIRECT(&quot;F5&quot;) * [.C60])" office:value-type="float" office:value="38.8601006132716">
            <text:p>39</text:p>
          </table:table-cell>
          <table:table-cell table:style-name="ce6" table:formula="of:=(INDIRECT(&quot;B1&quot;) - (2*INDIRECT(&quot;G5&quot;)*[.C60])) / (2 * INDIRECT(&quot;G5&quot;) * [.C60])" office:value-type="float" office:value="78.7202012265431">
            <text:p>79</text:p>
          </table:table-cell>
          <table:table-cell table:style-name="ce6" table:formula="of:=(INDIRECT(&quot;B1&quot;) - (2*INDIRECT(&quot;H5&quot;)*[.C60])) / (2 * INDIRECT(&quot;H5&quot;) * [.C60])" office:value-type="float" office:value="158.440402453086">
            <text:p>158</text:p>
          </table:table-cell>
          <table:table-cell table:style-name="ce6" table:formula="of:=(INDIRECT(&quot;B1&quot;) - (2*INDIRECT(&quot;I5&quot;)*[.C60])) / (2 * INDIRECT(&quot;I5&quot;) * [.C60])" office:value-type="float" office:value="317.880804906173">
            <text:p>318</text:p>
          </table:table-cell>
          <table:table-cell table:style-name="ce6" table:formula="of:=(INDIRECT(&quot;B1&quot;) - (2*INDIRECT(&quot;J5&quot;)*[.C60])) / (2 * INDIRECT(&quot;J5&quot;) * [.C60])" office:value-type="float" office:value="636.761609812345">
            <text:p>637</text:p>
          </table:table-cell>
          <table:table-cell table:style-name="ce6" table:formula="of:=(INDIRECT(&quot;B1&quot;) - (2*INDIRECT(&quot;K5&quot;)*[.C60])) / (2 * INDIRECT(&quot;K5&quot;) * [.C60])" office:value-type="float" office:value="1274.52321962469">
            <text:p>1275</text:p>
          </table:table-cell>
          <table:table-cell table:style-name="ce6" table:formula="of:=(INDIRECT(&quot;B1&quot;) - (2*INDIRECT(&quot;L5&quot;)*[.C60])) / (2 * INDIRECT(&quot;L5&quot;) * [.C60])" office:value-type="float" office:value="2550.04643924938">
            <text:p>2550</text:p>
          </table:table-cell>
          <table:table-cell table:style-name="ce6" table:formula="of:=(INDIRECT(&quot;B1&quot;) - (2*INDIRECT(&quot;M5&quot;)*[.C60])) / (2 * INDIRECT(&quot;M5&quot;) * [.C60])" office:value-type="float" office:value="20407.371513995">
            <text:p>20407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3" office:value-type="string">
            <text:p>F♯3/G♭3</text:p>
          </table:table-cell>
          <table:table-cell table:style-name="ce3" office:value-type="float" office:value="184.997">
            <text:p>184.997</text:p>
          </table:table-cell>
          <table:table-cell table:style-name="ce6" table:formula="of:=(INDIRECT(&quot;B1&quot;) - (2*INDIRECT(&quot;D5&quot;)*[.C61])) / (2 * INDIRECT(&quot;D5&quot;) * [.C61])" office:value-type="float" office:value="9.55760363681573">
            <text:p>10</text:p>
          </table:table-cell>
          <table:table-cell table:style-name="ce6" table:formula="of:=(INDIRECT(&quot;B1&quot;) - (2*INDIRECT(&quot;E5&quot;)*[.C61])) / (2 * INDIRECT(&quot;E5&quot;) * [.C61])" office:value-type="float" office:value="20.1152072736315">
            <text:p>20</text:p>
          </table:table-cell>
          <table:table-cell table:style-name="ce6" table:formula="of:=(INDIRECT(&quot;B1&quot;) - (2*INDIRECT(&quot;F5&quot;)*[.C61])) / (2 * INDIRECT(&quot;F5&quot;) * [.C61])" office:value-type="float" office:value="41.2304145472629">
            <text:p>41</text:p>
          </table:table-cell>
          <table:table-cell table:style-name="ce6" table:formula="of:=(INDIRECT(&quot;B1&quot;) - (2*INDIRECT(&quot;G5&quot;)*[.C61])) / (2 * INDIRECT(&quot;G5&quot;) * [.C61])" office:value-type="float" office:value="83.4608290945259">
            <text:p>83</text:p>
          </table:table-cell>
          <table:table-cell table:style-name="ce6" table:formula="of:=(INDIRECT(&quot;B1&quot;) - (2*INDIRECT(&quot;H5&quot;)*[.C61])) / (2 * INDIRECT(&quot;H5&quot;) * [.C61])" office:value-type="float" office:value="167.921658189052">
            <text:p>168</text:p>
          </table:table-cell>
          <table:table-cell table:style-name="ce6" table:formula="of:=(INDIRECT(&quot;B1&quot;) - (2*INDIRECT(&quot;I5&quot;)*[.C61])) / (2 * INDIRECT(&quot;I5&quot;) * [.C61])" office:value-type="float" office:value="336.843316378103">
            <text:p>337</text:p>
          </table:table-cell>
          <table:table-cell table:style-name="ce6" table:formula="of:=(INDIRECT(&quot;B1&quot;) - (2*INDIRECT(&quot;J5&quot;)*[.C61])) / (2 * INDIRECT(&quot;J5&quot;) * [.C61])" office:value-type="float" office:value="674.686632756207">
            <text:p>675</text:p>
          </table:table-cell>
          <table:table-cell table:style-name="ce6" table:formula="of:=(INDIRECT(&quot;B1&quot;) - (2*INDIRECT(&quot;K5&quot;)*[.C61])) / (2 * INDIRECT(&quot;K5&quot;) * [.C61])" office:value-type="float" office:value="1350.37326551241">
            <text:p>1350</text:p>
          </table:table-cell>
          <table:table-cell table:style-name="ce6" table:formula="of:=(INDIRECT(&quot;B1&quot;) - (2*INDIRECT(&quot;L5&quot;)*[.C61])) / (2 * INDIRECT(&quot;L5&quot;) * [.C61])" office:value-type="float" office:value="2701.74653102483">
            <text:p>2702</text:p>
          </table:table-cell>
          <table:table-cell table:style-name="ce6" table:formula="of:=(INDIRECT(&quot;B1&quot;) - (2*INDIRECT(&quot;M5&quot;)*[.C61])) / (2 * INDIRECT(&quot;M5&quot;) * [.C61])" office:value-type="float" office:value="21620.9722481986">
            <text:p>2162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3" office:value-type="string">
            <text:p>F3</text:p>
          </table:table-cell>
          <table:table-cell table:style-name="ce3" office:value-type="float" office:value="174.614">
            <text:p>174.614</text:p>
          </table:table-cell>
          <table:table-cell table:style-name="ce6" table:formula="of:=(INDIRECT(&quot;B1&quot;) - (2*INDIRECT(&quot;D5&quot;)*[.C62])) / (2 * INDIRECT(&quot;D5&quot;) * [.C62])" office:value-type="float" office:value="10.1853860515194">
            <text:p>10</text:p>
          </table:table-cell>
          <table:table-cell table:style-name="ce6" table:formula="of:=(INDIRECT(&quot;B1&quot;) - (2*INDIRECT(&quot;E5&quot;)*[.C62])) / (2 * INDIRECT(&quot;E5&quot;) * [.C62])" office:value-type="float" office:value="21.3707721030387">
            <text:p>21</text:p>
          </table:table-cell>
          <table:table-cell table:style-name="ce6" table:formula="of:=(INDIRECT(&quot;B1&quot;) - (2*INDIRECT(&quot;F5&quot;)*[.C62])) / (2 * INDIRECT(&quot;F5&quot;) * [.C62])" office:value-type="float" office:value="43.7415442060774">
            <text:p>44</text:p>
          </table:table-cell>
          <table:table-cell table:style-name="ce6" table:formula="of:=(INDIRECT(&quot;B1&quot;) - (2*INDIRECT(&quot;G5&quot;)*[.C62])) / (2 * INDIRECT(&quot;G5&quot;) * [.C62])" office:value-type="float" office:value="88.4830884121548">
            <text:p>88</text:p>
          </table:table-cell>
          <table:table-cell table:style-name="ce6" table:formula="of:=(INDIRECT(&quot;B1&quot;) - (2*INDIRECT(&quot;H5&quot;)*[.C62])) / (2 * INDIRECT(&quot;H5&quot;) * [.C62])" office:value-type="float" office:value="177.96617682431">
            <text:p>178</text:p>
          </table:table-cell>
          <table:table-cell table:style-name="ce6" table:formula="of:=(INDIRECT(&quot;B1&quot;) - (2*INDIRECT(&quot;I5&quot;)*[.C62])) / (2 * INDIRECT(&quot;I5&quot;) * [.C62])" office:value-type="float" office:value="356.932353648619">
            <text:p>357</text:p>
          </table:table-cell>
          <table:table-cell table:style-name="ce6" table:formula="of:=(INDIRECT(&quot;B1&quot;) - (2*INDIRECT(&quot;J5&quot;)*[.C62])) / (2 * INDIRECT(&quot;J5&quot;) * [.C62])" office:value-type="float" office:value="714.864707297239">
            <text:p>715</text:p>
          </table:table-cell>
          <table:table-cell table:style-name="ce6" table:formula="of:=(INDIRECT(&quot;B1&quot;) - (2*INDIRECT(&quot;K5&quot;)*[.C62])) / (2 * INDIRECT(&quot;K5&quot;) * [.C62])" office:value-type="float" office:value="1430.72941459448">
            <text:p>1431</text:p>
          </table:table-cell>
          <table:table-cell table:style-name="ce6" table:formula="of:=(INDIRECT(&quot;B1&quot;) - (2*INDIRECT(&quot;L5&quot;)*[.C62])) / (2 * INDIRECT(&quot;L5&quot;) * [.C62])" office:value-type="float" office:value="2862.45882918895">
            <text:p>2862</text:p>
          </table:table-cell>
          <table:table-cell table:style-name="ce6" table:formula="of:=(INDIRECT(&quot;B1&quot;) - (2*INDIRECT(&quot;M5&quot;)*[.C62])) / (2 * INDIRECT(&quot;M5&quot;) * [.C62])" office:value-type="float" office:value="22906.6706335116">
            <text:p>22907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3" office:value-type="string">
            <text:p>E3</text:p>
          </table:table-cell>
          <table:table-cell table:style-name="ce3" office:value-type="float" office:value="164.814">
            <text:p>164.814</text:p>
          </table:table-cell>
          <table:table-cell table:style-name="ce6" table:formula="of:=(INDIRECT(&quot;B1&quot;) - (2*INDIRECT(&quot;D5&quot;)*[.C63])) / (2 * INDIRECT(&quot;D5&quot;) * [.C63])" office:value-type="float" office:value="10.850479934957">
            <text:p>11</text:p>
          </table:table-cell>
          <table:table-cell table:style-name="ce6" table:formula="of:=(INDIRECT(&quot;B1&quot;) - (2*INDIRECT(&quot;E5&quot;)*[.C63])) / (2 * INDIRECT(&quot;E5&quot;) * [.C63])" office:value-type="float" office:value="22.700959869914">
            <text:p>23</text:p>
          </table:table-cell>
          <table:table-cell table:style-name="ce6" table:formula="of:=(INDIRECT(&quot;B1&quot;) - (2*INDIRECT(&quot;F5&quot;)*[.C63])) / (2 * INDIRECT(&quot;F5&quot;) * [.C63])" office:value-type="float" office:value="46.4019197398279">
            <text:p>46</text:p>
          </table:table-cell>
          <table:table-cell table:style-name="ce6" table:formula="of:=(INDIRECT(&quot;B1&quot;) - (2*INDIRECT(&quot;G5&quot;)*[.C63])) / (2 * INDIRECT(&quot;G5&quot;) * [.C63])" office:value-type="float" office:value="93.8038394796559">
            <text:p>94</text:p>
          </table:table-cell>
          <table:table-cell table:style-name="ce6" table:formula="of:=(INDIRECT(&quot;B1&quot;) - (2*INDIRECT(&quot;H5&quot;)*[.C63])) / (2 * INDIRECT(&quot;H5&quot;) * [.C63])" office:value-type="float" office:value="188.607678959312">
            <text:p>189</text:p>
          </table:table-cell>
          <table:table-cell table:style-name="ce6" table:formula="of:=(INDIRECT(&quot;B1&quot;) - (2*INDIRECT(&quot;I5&quot;)*[.C63])) / (2 * INDIRECT(&quot;I5&quot;) * [.C63])" office:value-type="float" office:value="378.215357918623">
            <text:p>378</text:p>
          </table:table-cell>
          <table:table-cell table:style-name="ce6" table:formula="of:=(INDIRECT(&quot;B1&quot;) - (2*INDIRECT(&quot;J5&quot;)*[.C63])) / (2 * INDIRECT(&quot;J5&quot;) * [.C63])" office:value-type="float" office:value="757.430715837247">
            <text:p>757</text:p>
          </table:table-cell>
          <table:table-cell table:style-name="ce6" table:formula="of:=(INDIRECT(&quot;B1&quot;) - (2*INDIRECT(&quot;K5&quot;)*[.C63])) / (2 * INDIRECT(&quot;K5&quot;) * [.C63])" office:value-type="float" office:value="1515.86143167449">
            <text:p>1516</text:p>
          </table:table-cell>
          <table:table-cell table:style-name="ce6" table:formula="of:=(INDIRECT(&quot;B1&quot;) - (2*INDIRECT(&quot;L5&quot;)*[.C63])) / (2 * INDIRECT(&quot;L5&quot;) * [.C63])" office:value-type="float" office:value="3032.72286334899">
            <text:p>3033</text:p>
          </table:table-cell>
          <table:table-cell table:style-name="ce6" table:formula="of:=(INDIRECT(&quot;B1&quot;) - (2*INDIRECT(&quot;M5&quot;)*[.C63])) / (2 * INDIRECT(&quot;M5&quot;) * [.C63])" office:value-type="float" office:value="24268.7829067919">
            <text:p>24269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 office:value-type="string">
            <text:p>D♯3/E♭3</text:p>
          </table:table-cell>
          <table:table-cell table:style-name="ce3" office:value-type="float" office:value="155.563">
            <text:p>155.563</text:p>
          </table:table-cell>
          <table:table-cell table:style-name="ce6" table:formula="of:=(INDIRECT(&quot;B1&quot;) - (2*INDIRECT(&quot;D5&quot;)*[.C64])) / (2 * INDIRECT(&quot;D5&quot;) * [.C64])" office:value-type="float" office:value="11.5552027152986">
            <text:p>12</text:p>
          </table:table-cell>
          <table:table-cell table:style-name="ce6" table:formula="of:=(INDIRECT(&quot;B1&quot;) - (2*INDIRECT(&quot;E5&quot;)*[.C64])) / (2 * INDIRECT(&quot;E5&quot;) * [.C64])" office:value-type="float" office:value="24.1104054305972">
            <text:p>24</text:p>
          </table:table-cell>
          <table:table-cell table:style-name="ce6" table:formula="of:=(INDIRECT(&quot;B1&quot;) - (2*INDIRECT(&quot;F5&quot;)*[.C64])) / (2 * INDIRECT(&quot;F5&quot;) * [.C64])" office:value-type="float" office:value="49.2208108611945">
            <text:p>49</text:p>
          </table:table-cell>
          <table:table-cell table:style-name="ce6" table:formula="of:=(INDIRECT(&quot;B1&quot;) - (2*INDIRECT(&quot;G5&quot;)*[.C64])) / (2 * INDIRECT(&quot;G5&quot;) * [.C64])" office:value-type="float" office:value="99.441621722389">
            <text:p>99</text:p>
          </table:table-cell>
          <table:table-cell table:style-name="ce6" table:formula="of:=(INDIRECT(&quot;B1&quot;) - (2*INDIRECT(&quot;H5&quot;)*[.C64])) / (2 * INDIRECT(&quot;H5&quot;) * [.C64])" office:value-type="float" office:value="199.883243444778">
            <text:p>200</text:p>
          </table:table-cell>
          <table:table-cell table:style-name="ce6" table:formula="of:=(INDIRECT(&quot;B1&quot;) - (2*INDIRECT(&quot;I5&quot;)*[.C64])) / (2 * INDIRECT(&quot;I5&quot;) * [.C64])" office:value-type="float" office:value="400.766486889556">
            <text:p>401</text:p>
          </table:table-cell>
          <table:table-cell table:style-name="ce6" table:formula="of:=(INDIRECT(&quot;B1&quot;) - (2*INDIRECT(&quot;J5&quot;)*[.C64])) / (2 * INDIRECT(&quot;J5&quot;) * [.C64])" office:value-type="float" office:value="802.532973779112">
            <text:p>803</text:p>
          </table:table-cell>
          <table:table-cell table:style-name="ce6" table:formula="of:=(INDIRECT(&quot;B1&quot;) - (2*INDIRECT(&quot;K5&quot;)*[.C64])) / (2 * INDIRECT(&quot;K5&quot;) * [.C64])" office:value-type="float" office:value="1606.06594755822">
            <text:p>1606</text:p>
          </table:table-cell>
          <table:table-cell table:style-name="ce6" table:formula="of:=(INDIRECT(&quot;B1&quot;) - (2*INDIRECT(&quot;L5&quot;)*[.C64])) / (2 * INDIRECT(&quot;L5&quot;) * [.C64])" office:value-type="float" office:value="3213.13189511645">
            <text:p>3213</text:p>
          </table:table-cell>
          <table:table-cell table:style-name="ce6" table:formula="of:=(INDIRECT(&quot;B1&quot;) - (2*INDIRECT(&quot;M5&quot;)*[.C64])) / (2 * INDIRECT(&quot;M5&quot;) * [.C64])" office:value-type="float" office:value="25712.0551609316">
            <text:p>25712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3" office:value-type="string">
            <text:p>D3</text:p>
          </table:table-cell>
          <table:table-cell table:style-name="ce3" office:value-type="float" office:value="146.832">
            <text:p>146.832</text:p>
          </table:table-cell>
          <table:table-cell table:style-name="ce6" table:formula="of:=(INDIRECT(&quot;B1&quot;) - (2*INDIRECT(&quot;D5&quot;)*[.C65])) / (2 * INDIRECT(&quot;D5&quot;) * [.C65])" office:value-type="float" office:value="12.3017666448731">
            <text:p>12</text:p>
          </table:table-cell>
          <table:table-cell table:style-name="ce6" table:formula="of:=(INDIRECT(&quot;B1&quot;) - (2*INDIRECT(&quot;E5&quot;)*[.C65])) / (2 * INDIRECT(&quot;E5&quot;) * [.C65])" office:value-type="float" office:value="25.6035332897461">
            <text:p>26</text:p>
          </table:table-cell>
          <table:table-cell table:style-name="ce6" table:formula="of:=(INDIRECT(&quot;B1&quot;) - (2*INDIRECT(&quot;F5&quot;)*[.C65])) / (2 * INDIRECT(&quot;F5&quot;) * [.C65])" office:value-type="float" office:value="52.2070665794922">
            <text:p>52</text:p>
          </table:table-cell>
          <table:table-cell table:style-name="ce6" table:formula="of:=(INDIRECT(&quot;B1&quot;) - (2*INDIRECT(&quot;G5&quot;)*[.C65])) / (2 * INDIRECT(&quot;G5&quot;) * [.C65])" office:value-type="float" office:value="105.414133158984">
            <text:p>105</text:p>
          </table:table-cell>
          <table:table-cell table:style-name="ce6" table:formula="of:=(INDIRECT(&quot;B1&quot;) - (2*INDIRECT(&quot;H5&quot;)*[.C65])) / (2 * INDIRECT(&quot;H5&quot;) * [.C65])" office:value-type="float" office:value="211.828266317969">
            <text:p>212</text:p>
          </table:table-cell>
          <table:table-cell table:style-name="ce6" table:formula="of:=(INDIRECT(&quot;B1&quot;) - (2*INDIRECT(&quot;I5&quot;)*[.C65])) / (2 * INDIRECT(&quot;I5&quot;) * [.C65])" office:value-type="float" office:value="424.656532635938">
            <text:p>425</text:p>
          </table:table-cell>
          <table:table-cell table:style-name="ce6" table:formula="of:=(INDIRECT(&quot;B1&quot;) - (2*INDIRECT(&quot;J5&quot;)*[.C65])) / (2 * INDIRECT(&quot;J5&quot;) * [.C65])" office:value-type="float" office:value="850.313065271875">
            <text:p>850</text:p>
          </table:table-cell>
          <table:table-cell table:style-name="ce6" table:formula="of:=(INDIRECT(&quot;B1&quot;) - (2*INDIRECT(&quot;K5&quot;)*[.C65])) / (2 * INDIRECT(&quot;K5&quot;) * [.C65])" office:value-type="float" office:value="1701.62613054375">
            <text:p>1702</text:p>
          </table:table-cell>
          <table:table-cell table:style-name="ce6" table:formula="of:=(INDIRECT(&quot;B1&quot;) - (2*INDIRECT(&quot;L5&quot;)*[.C65])) / (2 * INDIRECT(&quot;L5&quot;) * [.C65])" office:value-type="float" office:value="3404.2522610875">
            <text:p>3404</text:p>
          </table:table-cell>
          <table:table-cell table:style-name="ce6" table:formula="of:=(INDIRECT(&quot;B1&quot;) - (2*INDIRECT(&quot;M5&quot;)*[.C65])) / (2 * INDIRECT(&quot;M5&quot;) * [.C65])" office:value-type="float" office:value="27241.0180887">
            <text:p>2724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3" office:value-type="string">
            <text:p>C♯3/D♭3</text:p>
          </table:table-cell>
          <table:table-cell table:style-name="ce3" office:value-type="float" office:value="138.591">
            <text:p>138.591</text:p>
          </table:table-cell>
          <table:table-cell table:style-name="ce6" table:formula="of:=(INDIRECT(&quot;B1&quot;) - (2*INDIRECT(&quot;D5&quot;)*[.C66])) / (2 * INDIRECT(&quot;D5&quot;) * [.C66])" office:value-type="float" office:value="13.092726078894">
            <text:p>13</text:p>
          </table:table-cell>
          <table:table-cell table:style-name="ce6" table:formula="of:=(INDIRECT(&quot;B1&quot;) - (2*INDIRECT(&quot;E5&quot;)*[.C66])) / (2 * INDIRECT(&quot;E5&quot;) * [.C66])" office:value-type="float" office:value="27.185452157788">
            <text:p>27</text:p>
          </table:table-cell>
          <table:table-cell table:style-name="ce6" table:formula="of:=(INDIRECT(&quot;B1&quot;) - (2*INDIRECT(&quot;F5&quot;)*[.C66])) / (2 * INDIRECT(&quot;F5&quot;) * [.C66])" office:value-type="float" office:value="55.370904315576">
            <text:p>55</text:p>
          </table:table-cell>
          <table:table-cell table:style-name="ce6" table:formula="of:=(INDIRECT(&quot;B1&quot;) - (2*INDIRECT(&quot;G5&quot;)*[.C66])) / (2 * INDIRECT(&quot;G5&quot;) * [.C66])" office:value-type="float" office:value="111.741808631152">
            <text:p>112</text:p>
          </table:table-cell>
          <table:table-cell table:style-name="ce6" table:formula="of:=(INDIRECT(&quot;B1&quot;) - (2*INDIRECT(&quot;H5&quot;)*[.C66])) / (2 * INDIRECT(&quot;H5&quot;) * [.C66])" office:value-type="float" office:value="224.483617262304">
            <text:p>224</text:p>
          </table:table-cell>
          <table:table-cell table:style-name="ce6" table:formula="of:=(INDIRECT(&quot;B1&quot;) - (2*INDIRECT(&quot;I5&quot;)*[.C66])) / (2 * INDIRECT(&quot;I5&quot;) * [.C66])" office:value-type="float" office:value="449.967234524608">
            <text:p>450</text:p>
          </table:table-cell>
          <table:table-cell table:style-name="ce6" table:formula="of:=(INDIRECT(&quot;B1&quot;) - (2*INDIRECT(&quot;J5&quot;)*[.C66])) / (2 * INDIRECT(&quot;J5&quot;) * [.C66])" office:value-type="float" office:value="900.934469049217">
            <text:p>901</text:p>
          </table:table-cell>
          <table:table-cell table:style-name="ce6" table:formula="of:=(INDIRECT(&quot;B1&quot;) - (2*INDIRECT(&quot;K5&quot;)*[.C66])) / (2 * INDIRECT(&quot;K5&quot;) * [.C66])" office:value-type="float" office:value="1802.86893809843">
            <text:p>1803</text:p>
          </table:table-cell>
          <table:table-cell table:style-name="ce6" table:formula="of:=(INDIRECT(&quot;B1&quot;) - (2*INDIRECT(&quot;L5&quot;)*[.C66])) / (2 * INDIRECT(&quot;L5&quot;) * [.C66])" office:value-type="float" office:value="3606.73787619687">
            <text:p>3607</text:p>
          </table:table-cell>
          <table:table-cell table:style-name="ce6" table:formula="of:=(INDIRECT(&quot;B1&quot;) - (2*INDIRECT(&quot;M5&quot;)*[.C66])) / (2 * INDIRECT(&quot;M5&quot;) * [.C66])" office:value-type="float" office:value="28860.9030095749">
            <text:p>2886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string">
            <text:p>C3 <text:a xlink:href="http://en.wikipedia.org/wiki/Low_C">Low C</text:a></text:p>
          </table:table-cell>
          <table:table-cell table:style-name="ce3" office:value-type="float" office:value="130.813">
            <text:p>130.813</text:p>
          </table:table-cell>
          <table:table-cell table:style-name="ce6" table:formula="of:=(INDIRECT(&quot;B1&quot;) - (2*INDIRECT(&quot;D5&quot;)*[.C67])) / (2 * INDIRECT(&quot;D5&quot;) * [.C67])" office:value-type="float" office:value="13.9306643835093">
            <text:p>14</text:p>
          </table:table-cell>
          <table:table-cell table:style-name="ce6" table:formula="of:=(INDIRECT(&quot;B1&quot;) - (2*INDIRECT(&quot;E5&quot;)*[.C67])) / (2 * INDIRECT(&quot;E5&quot;) * [.C67])" office:value-type="float" office:value="28.8613287670186">
            <text:p>29</text:p>
          </table:table-cell>
          <table:table-cell table:style-name="ce6" table:formula="of:=(INDIRECT(&quot;B1&quot;) - (2*INDIRECT(&quot;F5&quot;)*[.C67])) / (2 * INDIRECT(&quot;F5&quot;) * [.C67])" office:value-type="float" office:value="58.7226575340371">
            <text:p>59</text:p>
          </table:table-cell>
          <table:table-cell table:style-name="ce6" table:formula="of:=(INDIRECT(&quot;B1&quot;) - (2*INDIRECT(&quot;G5&quot;)*[.C67])) / (2 * INDIRECT(&quot;G5&quot;) * [.C67])" office:value-type="float" office:value="118.445315068074">
            <text:p>118</text:p>
          </table:table-cell>
          <table:table-cell table:style-name="ce6" table:formula="of:=(INDIRECT(&quot;B1&quot;) - (2*INDIRECT(&quot;H5&quot;)*[.C67])) / (2 * INDIRECT(&quot;H5&quot;) * [.C67])" office:value-type="float" office:value="237.890630136149">
            <text:p>238</text:p>
          </table:table-cell>
          <table:table-cell table:style-name="ce6" table:formula="of:=(INDIRECT(&quot;B1&quot;) - (2*INDIRECT(&quot;I5&quot;)*[.C67])) / (2 * INDIRECT(&quot;I5&quot;) * [.C67])" office:value-type="float" office:value="476.781260272297">
            <text:p>477</text:p>
          </table:table-cell>
          <table:table-cell table:style-name="ce6" table:formula="of:=(INDIRECT(&quot;B1&quot;) - (2*INDIRECT(&quot;J5&quot;)*[.C67])) / (2 * INDIRECT(&quot;J5&quot;) * [.C67])" office:value-type="float" office:value="954.562520544594">
            <text:p>955</text:p>
          </table:table-cell>
          <table:table-cell table:style-name="ce6" table:formula="of:=(INDIRECT(&quot;B1&quot;) - (2*INDIRECT(&quot;K5&quot;)*[.C67])) / (2 * INDIRECT(&quot;K5&quot;) * [.C67])" office:value-type="float" office:value="1910.12504108919">
            <text:p>1910</text:p>
          </table:table-cell>
          <table:table-cell table:style-name="ce6" table:formula="of:=(INDIRECT(&quot;B1&quot;) - (2*INDIRECT(&quot;L5&quot;)*[.C67])) / (2 * INDIRECT(&quot;L5&quot;) * [.C67])" office:value-type="float" office:value="3821.25008217838">
            <text:p>3821</text:p>
          </table:table-cell>
          <table:table-cell table:style-name="ce6" table:formula="of:=(INDIRECT(&quot;B1&quot;) - (2*INDIRECT(&quot;M5&quot;)*[.C67])) / (2 * INDIRECT(&quot;M5&quot;) * [.C67])" office:value-type="float" office:value="30577.000657427">
            <text:p>30577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3" office:value-type="string">
            <text:p>B2</text:p>
          </table:table-cell>
          <table:table-cell table:style-name="ce3" office:value-type="float" office:value="123.471">
            <text:p>123.471</text:p>
          </table:table-cell>
          <table:table-cell table:style-name="ce6" table:formula="of:=(INDIRECT(&quot;B1&quot;) - (2*INDIRECT(&quot;D5&quot;)*[.C68])) / (2 * INDIRECT(&quot;D5&quot;) * [.C68])" office:value-type="float" office:value="14.8184917915948">
            <text:p>15</text:p>
          </table:table-cell>
          <table:table-cell table:style-name="ce6" table:formula="of:=(INDIRECT(&quot;B1&quot;) - (2*INDIRECT(&quot;E5&quot;)*[.C68])) / (2 * INDIRECT(&quot;E5&quot;) * [.C68])" office:value-type="float" office:value="30.6369835831896">
            <text:p>31</text:p>
          </table:table-cell>
          <table:table-cell table:style-name="ce6" table:formula="of:=(INDIRECT(&quot;B1&quot;) - (2*INDIRECT(&quot;F5&quot;)*[.C68])) / (2 * INDIRECT(&quot;F5&quot;) * [.C68])" office:value-type="float" office:value="62.2739671663792">
            <text:p>62</text:p>
          </table:table-cell>
          <table:table-cell table:style-name="ce6" table:formula="of:=(INDIRECT(&quot;B1&quot;) - (2*INDIRECT(&quot;G5&quot;)*[.C68])) / (2 * INDIRECT(&quot;G5&quot;) * [.C68])" office:value-type="float" office:value="125.547934332758">
            <text:p>126</text:p>
          </table:table-cell>
          <table:table-cell table:style-name="ce6" table:formula="of:=(INDIRECT(&quot;B1&quot;) - (2*INDIRECT(&quot;H5&quot;)*[.C68])) / (2 * INDIRECT(&quot;H5&quot;) * [.C68])" office:value-type="float" office:value="252.095868665517">
            <text:p>252</text:p>
          </table:table-cell>
          <table:table-cell table:style-name="ce6" table:formula="of:=(INDIRECT(&quot;B1&quot;) - (2*INDIRECT(&quot;I5&quot;)*[.C68])) / (2 * INDIRECT(&quot;I5&quot;) * [.C68])" office:value-type="float" office:value="505.191737331033">
            <text:p>505</text:p>
          </table:table-cell>
          <table:table-cell table:style-name="ce6" table:formula="of:=(INDIRECT(&quot;B1&quot;) - (2*INDIRECT(&quot;J5&quot;)*[.C68])) / (2 * INDIRECT(&quot;J5&quot;) * [.C68])" office:value-type="float" office:value="1011.38347466207">
            <text:p>1011</text:p>
          </table:table-cell>
          <table:table-cell table:style-name="ce6" table:formula="of:=(INDIRECT(&quot;B1&quot;) - (2*INDIRECT(&quot;K5&quot;)*[.C68])) / (2 * INDIRECT(&quot;K5&quot;) * [.C68])" office:value-type="float" office:value="2023.76694932413">
            <text:p>2024</text:p>
          </table:table-cell>
          <table:table-cell table:style-name="ce6" table:formula="of:=(INDIRECT(&quot;B1&quot;) - (2*INDIRECT(&quot;L5&quot;)*[.C68])) / (2 * INDIRECT(&quot;L5&quot;) * [.C68])" office:value-type="float" office:value="4048.53389864827">
            <text:p>4049</text:p>
          </table:table-cell>
          <table:table-cell table:style-name="ce6" table:formula="of:=(INDIRECT(&quot;B1&quot;) - (2*INDIRECT(&quot;M5&quot;)*[.C68])) / (2 * INDIRECT(&quot;M5&quot;) * [.C68])" office:value-type="float" office:value="32395.2711891861">
            <text:p>32395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 office:value-type="string">
            <text:p>A♯2/B♭2</text:p>
          </table:table-cell>
          <table:table-cell table:style-name="ce3" office:value-type="float" office:value="116.541">
            <text:p>116.541</text:p>
          </table:table-cell>
          <table:table-cell table:style-name="ce6" table:formula="of:=(INDIRECT(&quot;B1&quot;) - (2*INDIRECT(&quot;D5&quot;)*[.C69])) / (2 * INDIRECT(&quot;D5&quot;) * [.C69])" office:value-type="float" office:value="15.7591233986322">
            <text:p>16</text:p>
          </table:table-cell>
          <table:table-cell table:style-name="ce6" table:formula="of:=(INDIRECT(&quot;B1&quot;) - (2*INDIRECT(&quot;E5&quot;)*[.C69])) / (2 * INDIRECT(&quot;E5&quot;) * [.C69])" office:value-type="float" office:value="32.5182467972645">
            <text:p>33</text:p>
          </table:table-cell>
          <table:table-cell table:style-name="ce6" table:formula="of:=(INDIRECT(&quot;B1&quot;) - (2*INDIRECT(&quot;F5&quot;)*[.C69])) / (2 * INDIRECT(&quot;F5&quot;) * [.C69])" office:value-type="float" office:value="66.036493594529">
            <text:p>66</text:p>
          </table:table-cell>
          <table:table-cell table:style-name="ce6" table:formula="of:=(INDIRECT(&quot;B1&quot;) - (2*INDIRECT(&quot;G5&quot;)*[.C69])) / (2 * INDIRECT(&quot;G5&quot;) * [.C69])" office:value-type="float" office:value="133.072987189058">
            <text:p>133</text:p>
          </table:table-cell>
          <table:table-cell table:style-name="ce6" table:formula="of:=(INDIRECT(&quot;B1&quot;) - (2*INDIRECT(&quot;H5&quot;)*[.C69])) / (2 * INDIRECT(&quot;H5&quot;) * [.C69])" office:value-type="float" office:value="267.145974378116">
            <text:p>267</text:p>
          </table:table-cell>
          <table:table-cell table:style-name="ce6" table:formula="of:=(INDIRECT(&quot;B1&quot;) - (2*INDIRECT(&quot;I5&quot;)*[.C69])) / (2 * INDIRECT(&quot;I5&quot;) * [.C69])" office:value-type="float" office:value="535.291948756232">
            <text:p>535</text:p>
          </table:table-cell>
          <table:table-cell table:style-name="ce6" table:formula="of:=(INDIRECT(&quot;B1&quot;) - (2*INDIRECT(&quot;J5&quot;)*[.C69])) / (2 * INDIRECT(&quot;J5&quot;) * [.C69])" office:value-type="float" office:value="1071.58389751246">
            <text:p>1072</text:p>
          </table:table-cell>
          <table:table-cell table:style-name="ce6" table:formula="of:=(INDIRECT(&quot;B1&quot;) - (2*INDIRECT(&quot;K5&quot;)*[.C69])) / (2 * INDIRECT(&quot;K5&quot;) * [.C69])" office:value-type="float" office:value="2144.16779502493">
            <text:p>2144</text:p>
          </table:table-cell>
          <table:table-cell table:style-name="ce6" table:formula="of:=(INDIRECT(&quot;B1&quot;) - (2*INDIRECT(&quot;L5&quot;)*[.C69])) / (2 * INDIRECT(&quot;L5&quot;) * [.C69])" office:value-type="float" office:value="4289.33559004985">
            <text:p>4289</text:p>
          </table:table-cell>
          <table:table-cell table:style-name="ce6" table:formula="of:=(INDIRECT(&quot;B1&quot;) - (2*INDIRECT(&quot;M5&quot;)*[.C69])) / (2 * INDIRECT(&quot;M5&quot;) * [.C69])" office:value-type="float" office:value="34321.6847203988">
            <text:p>34322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3" office:value-type="string">
            <text:p>A2</text:p>
          </table:table-cell>
          <table:table-cell table:style-name="ce3" office:value-type="float" office:value="110">
            <text:p>110</text:p>
          </table:table-cell>
          <table:table-cell table:style-name="ce6" table:formula="of:=(INDIRECT(&quot;B1&quot;) - (2*INDIRECT(&quot;D5&quot;)*[.C70])) / (2 * INDIRECT(&quot;D5&quot;) * [.C70])" office:value-type="float" office:value="16.7556818181818">
            <text:p>17</text:p>
          </table:table-cell>
          <table:table-cell table:style-name="ce6" table:formula="of:=(INDIRECT(&quot;B1&quot;) - (2*INDIRECT(&quot;E5&quot;)*[.C70])) / (2 * INDIRECT(&quot;E5&quot;) * [.C70])" office:value-type="float" office:value="34.5113636363636">
            <text:p>35</text:p>
          </table:table-cell>
          <table:table-cell table:style-name="ce6" table:formula="of:=(INDIRECT(&quot;B1&quot;) - (2*INDIRECT(&quot;F5&quot;)*[.C70])) / (2 * INDIRECT(&quot;F5&quot;) * [.C70])" office:value-type="float" office:value="70.0227272727273">
            <text:p>70</text:p>
          </table:table-cell>
          <table:table-cell table:style-name="ce6" table:formula="of:=(INDIRECT(&quot;B1&quot;) - (2*INDIRECT(&quot;G5&quot;)*[.C70])) / (2 * INDIRECT(&quot;G5&quot;) * [.C70])" office:value-type="float" office:value="141.045454545455">
            <text:p>141</text:p>
          </table:table-cell>
          <table:table-cell table:style-name="ce6" table:formula="of:=(INDIRECT(&quot;B1&quot;) - (2*INDIRECT(&quot;H5&quot;)*[.C70])) / (2 * INDIRECT(&quot;H5&quot;) * [.C70])" office:value-type="float" office:value="283.090909090909">
            <text:p>283</text:p>
          </table:table-cell>
          <table:table-cell table:style-name="ce6" table:formula="of:=(INDIRECT(&quot;B1&quot;) - (2*INDIRECT(&quot;I5&quot;)*[.C70])) / (2 * INDIRECT(&quot;I5&quot;) * [.C70])" office:value-type="float" office:value="567.181818181818">
            <text:p>567</text:p>
          </table:table-cell>
          <table:table-cell table:style-name="ce6" table:formula="of:=(INDIRECT(&quot;B1&quot;) - (2*INDIRECT(&quot;J5&quot;)*[.C70])) / (2 * INDIRECT(&quot;J5&quot;) * [.C70])" office:value-type="float" office:value="1135.36363636364">
            <text:p>1135</text:p>
          </table:table-cell>
          <table:table-cell table:style-name="ce6" table:formula="of:=(INDIRECT(&quot;B1&quot;) - (2*INDIRECT(&quot;K5&quot;)*[.C70])) / (2 * INDIRECT(&quot;K5&quot;) * [.C70])" office:value-type="float" office:value="2271.72727272727">
            <text:p>2272</text:p>
          </table:table-cell>
          <table:table-cell table:style-name="ce6" table:formula="of:=(INDIRECT(&quot;B1&quot;) - (2*INDIRECT(&quot;L5&quot;)*[.C70])) / (2 * INDIRECT(&quot;L5&quot;) * [.C70])" office:value-type="float" office:value="4544.45454545454">
            <text:p>4544</text:p>
          </table:table-cell>
          <table:table-cell table:style-name="ce6" table:formula="of:=(INDIRECT(&quot;B1&quot;) - (2*INDIRECT(&quot;M5&quot;)*[.C70])) / (2 * INDIRECT(&quot;M5&quot;) * [.C70])" office:value-type="float" office:value="36362.6363636364">
            <text:p>3636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string">
            <text:p>G♯2/A♭2</text:p>
          </table:table-cell>
          <table:table-cell table:style-name="ce3" office:value-type="float" office:value="103.826">
            <text:p>103.826</text:p>
          </table:table-cell>
          <table:table-cell table:style-name="ce6" table:formula="of:=(INDIRECT(&quot;B1&quot;) - (2*INDIRECT(&quot;D5&quot;)*[.C71])) / (2 * INDIRECT(&quot;D5&quot;) * [.C71])" office:value-type="float" office:value="17.811521198929">
            <text:p>18</text:p>
          </table:table-cell>
          <table:table-cell table:style-name="ce6" table:formula="of:=(INDIRECT(&quot;B1&quot;) - (2*INDIRECT(&quot;E5&quot;)*[.C71])) / (2 * INDIRECT(&quot;E5&quot;) * [.C71])" office:value-type="float" office:value="36.623042397858">
            <text:p>37</text:p>
          </table:table-cell>
          <table:table-cell table:style-name="ce6" table:formula="of:=(INDIRECT(&quot;B1&quot;) - (2*INDIRECT(&quot;F5&quot;)*[.C71])) / (2 * INDIRECT(&quot;F5&quot;) * [.C71])" office:value-type="float" office:value="74.2460847957159">
            <text:p>74</text:p>
          </table:table-cell>
          <table:table-cell table:style-name="ce6" table:formula="of:=(INDIRECT(&quot;B1&quot;) - (2*INDIRECT(&quot;G5&quot;)*[.C71])) / (2 * INDIRECT(&quot;G5&quot;) * [.C71])" office:value-type="float" office:value="149.492169591432">
            <text:p>149</text:p>
          </table:table-cell>
          <table:table-cell table:style-name="ce6" table:formula="of:=(INDIRECT(&quot;B1&quot;) - (2*INDIRECT(&quot;H5&quot;)*[.C71])) / (2 * INDIRECT(&quot;H5&quot;) * [.C71])" office:value-type="float" office:value="299.984339182864">
            <text:p>300</text:p>
          </table:table-cell>
          <table:table-cell table:style-name="ce6" table:formula="of:=(INDIRECT(&quot;B1&quot;) - (2*INDIRECT(&quot;I5&quot;)*[.C71])) / (2 * INDIRECT(&quot;I5&quot;) * [.C71])" office:value-type="float" office:value="600.968678365727">
            <text:p>601</text:p>
          </table:table-cell>
          <table:table-cell table:style-name="ce6" table:formula="of:=(INDIRECT(&quot;B1&quot;) - (2*INDIRECT(&quot;J5&quot;)*[.C71])) / (2 * INDIRECT(&quot;J5&quot;) * [.C71])" office:value-type="float" office:value="1202.93735673145">
            <text:p>1203</text:p>
          </table:table-cell>
          <table:table-cell table:style-name="ce6" table:formula="of:=(INDIRECT(&quot;B1&quot;) - (2*INDIRECT(&quot;K5&quot;)*[.C71])) / (2 * INDIRECT(&quot;K5&quot;) * [.C71])" office:value-type="float" office:value="2406.87471346291">
            <text:p>2407</text:p>
          </table:table-cell>
          <table:table-cell table:style-name="ce6" table:formula="of:=(INDIRECT(&quot;B1&quot;) - (2*INDIRECT(&quot;L5&quot;)*[.C71])) / (2 * INDIRECT(&quot;L5&quot;) * [.C71])" office:value-type="float" office:value="4814.74942692582">
            <text:p>4815</text:p>
          </table:table-cell>
          <table:table-cell table:style-name="ce6" table:formula="of:=(INDIRECT(&quot;B1&quot;) - (2*INDIRECT(&quot;M5&quot;)*[.C71])) / (2 * INDIRECT(&quot;M5&quot;) * [.C71])" office:value-type="float" office:value="38524.9954154065">
            <text:p>38525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3" office:value-type="string">
            <text:p>G2</text:p>
          </table:table-cell>
          <table:table-cell table:style-name="ce3" office:value-type="float" office:value="97.9989">
            <text:p>97.9989</text:p>
          </table:table-cell>
          <table:table-cell table:style-name="ce6" table:formula="of:=(INDIRECT(&quot;B1&quot;) - (2*INDIRECT(&quot;D5&quot;)*[.C72])) / (2 * INDIRECT(&quot;D5&quot;) * [.C72])" office:value-type="float" office:value="18.9300706436501">
            <text:p>19</text:p>
          </table:table-cell>
          <table:table-cell table:style-name="ce6" table:formula="of:=(INDIRECT(&quot;B1&quot;) - (2*INDIRECT(&quot;E5&quot;)*[.C72])) / (2 * INDIRECT(&quot;E5&quot;) * [.C72])" office:value-type="float" office:value="38.8601412873002">
            <text:p>39</text:p>
          </table:table-cell>
          <table:table-cell table:style-name="ce6" table:formula="of:=(INDIRECT(&quot;B1&quot;) - (2*INDIRECT(&quot;F5&quot;)*[.C72])) / (2 * INDIRECT(&quot;F5&quot;) * [.C72])" office:value-type="float" office:value="78.7202825746003">
            <text:p>79</text:p>
          </table:table-cell>
          <table:table-cell table:style-name="ce6" table:formula="of:=(INDIRECT(&quot;B1&quot;) - (2*INDIRECT(&quot;G5&quot;)*[.C72])) / (2 * INDIRECT(&quot;G5&quot;) * [.C72])" office:value-type="float" office:value="158.440565149201">
            <text:p>158</text:p>
          </table:table-cell>
          <table:table-cell table:style-name="ce6" table:formula="of:=(INDIRECT(&quot;B1&quot;) - (2*INDIRECT(&quot;H5&quot;)*[.C72])) / (2 * INDIRECT(&quot;H5&quot;) * [.C72])" office:value-type="float" office:value="317.881130298401">
            <text:p>318</text:p>
          </table:table-cell>
          <table:table-cell table:style-name="ce6" table:formula="of:=(INDIRECT(&quot;B1&quot;) - (2*INDIRECT(&quot;I5&quot;)*[.C72])) / (2 * INDIRECT(&quot;I5&quot;) * [.C72])" office:value-type="float" office:value="636.762260596803">
            <text:p>637</text:p>
          </table:table-cell>
          <table:table-cell table:style-name="ce6" table:formula="of:=(INDIRECT(&quot;B1&quot;) - (2*INDIRECT(&quot;J5&quot;)*[.C72])) / (2 * INDIRECT(&quot;J5&quot;) * [.C72])" office:value-type="float" office:value="1274.52452119361">
            <text:p>1275</text:p>
          </table:table-cell>
          <table:table-cell table:style-name="ce6" table:formula="of:=(INDIRECT(&quot;B1&quot;) - (2*INDIRECT(&quot;K5&quot;)*[.C72])) / (2 * INDIRECT(&quot;K5&quot;) * [.C72])" office:value-type="float" office:value="2550.04904238721">
            <text:p>2550</text:p>
          </table:table-cell>
          <table:table-cell table:style-name="ce6" table:formula="of:=(INDIRECT(&quot;B1&quot;) - (2*INDIRECT(&quot;L5&quot;)*[.C72])) / (2 * INDIRECT(&quot;L5&quot;) * [.C72])" office:value-type="float" office:value="5101.09808477442">
            <text:p>5101</text:p>
          </table:table-cell>
          <table:table-cell table:style-name="ce6" table:formula="of:=(INDIRECT(&quot;B1&quot;) - (2*INDIRECT(&quot;M5&quot;)*[.C72])) / (2 * INDIRECT(&quot;M5&quot;) * [.C72])" office:value-type="float" office:value="40815.7846781954">
            <text:p>40816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F♯2/G♭2</text:p>
          </table:table-cell>
          <table:table-cell table:style-name="ce3" office:value-type="float" office:value="92.4986">
            <text:p>92.4986</text:p>
          </table:table-cell>
          <table:table-cell table:style-name="ce6" table:formula="of:=(INDIRECT(&quot;B1&quot;) - (2*INDIRECT(&quot;D5&quot;)*[.C73])) / (2 * INDIRECT(&quot;D5&quot;) * [.C73])" office:value-type="float" office:value="20.1151844460349">
            <text:p>20</text:p>
          </table:table-cell>
          <table:table-cell table:style-name="ce6" table:formula="of:=(INDIRECT(&quot;B1&quot;) - (2*INDIRECT(&quot;E5&quot;)*[.C73])) / (2 * INDIRECT(&quot;E5&quot;) * [.C73])" office:value-type="float" office:value="41.2303688920697">
            <text:p>41</text:p>
          </table:table-cell>
          <table:table-cell table:style-name="ce6" table:formula="of:=(INDIRECT(&quot;B1&quot;) - (2*INDIRECT(&quot;F5&quot;)*[.C73])) / (2 * INDIRECT(&quot;F5&quot;) * [.C73])" office:value-type="float" office:value="83.4607377841394">
            <text:p>83</text:p>
          </table:table-cell>
          <table:table-cell table:style-name="ce6" table:formula="of:=(INDIRECT(&quot;B1&quot;) - (2*INDIRECT(&quot;G5&quot;)*[.C73])) / (2 * INDIRECT(&quot;G5&quot;) * [.C73])" office:value-type="float" office:value="167.921475568279">
            <text:p>168</text:p>
          </table:table-cell>
          <table:table-cell table:style-name="ce6" table:formula="of:=(INDIRECT(&quot;B1&quot;) - (2*INDIRECT(&quot;H5&quot;)*[.C73])) / (2 * INDIRECT(&quot;H5&quot;) * [.C73])" office:value-type="float" office:value="336.842951136558">
            <text:p>337</text:p>
          </table:table-cell>
          <table:table-cell table:style-name="ce6" table:formula="of:=(INDIRECT(&quot;B1&quot;) - (2*INDIRECT(&quot;I5&quot;)*[.C73])) / (2 * INDIRECT(&quot;I5&quot;) * [.C73])" office:value-type="float" office:value="674.685902273116">
            <text:p>675</text:p>
          </table:table-cell>
          <table:table-cell table:style-name="ce6" table:formula="of:=(INDIRECT(&quot;B1&quot;) - (2*INDIRECT(&quot;J5&quot;)*[.C73])) / (2 * INDIRECT(&quot;J5&quot;) * [.C73])" office:value-type="float" office:value="1350.37180454623">
            <text:p>1350</text:p>
          </table:table-cell>
          <table:table-cell table:style-name="ce6" table:formula="of:=(INDIRECT(&quot;B1&quot;) - (2*INDIRECT(&quot;K5&quot;)*[.C73])) / (2 * INDIRECT(&quot;K5&quot;) * [.C73])" office:value-type="float" office:value="2701.74360909246">
            <text:p>2702</text:p>
          </table:table-cell>
          <table:table-cell table:style-name="ce6" table:formula="of:=(INDIRECT(&quot;B1&quot;) - (2*INDIRECT(&quot;L5&quot;)*[.C73])) / (2 * INDIRECT(&quot;L5&quot;) * [.C73])" office:value-type="float" office:value="5404.48721818492">
            <text:p>5404</text:p>
          </table:table-cell>
          <table:table-cell table:style-name="ce6" table:formula="of:=(INDIRECT(&quot;B1&quot;) - (2*INDIRECT(&quot;M5&quot;)*[.C73])) / (2 * INDIRECT(&quot;M5&quot;) * [.C73])" office:value-type="float" office:value="43242.8977454794">
            <text:p>4324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3" office:value-type="string">
            <text:p>F2</text:p>
          </table:table-cell>
          <table:table-cell table:style-name="ce3" office:value-type="float" office:value="87.3071">
            <text:p>87.3071</text:p>
          </table:table-cell>
          <table:table-cell table:style-name="ce6" table:formula="of:=(INDIRECT(&quot;B1&quot;) - (2*INDIRECT(&quot;D5&quot;)*[.C74])) / (2 * INDIRECT(&quot;D5&quot;) * [.C74])" office:value-type="float" office:value="21.3707464799541">
            <text:p>21</text:p>
          </table:table-cell>
          <table:table-cell table:style-name="ce6" table:formula="of:=(INDIRECT(&quot;B1&quot;) - (2*INDIRECT(&quot;E5&quot;)*[.C74])) / (2 * INDIRECT(&quot;E5&quot;) * [.C74])" office:value-type="float" office:value="43.7414929599082">
            <text:p>44</text:p>
          </table:table-cell>
          <table:table-cell table:style-name="ce6" table:formula="of:=(INDIRECT(&quot;B1&quot;) - (2*INDIRECT(&quot;F5&quot;)*[.C74])) / (2 * INDIRECT(&quot;F5&quot;) * [.C74])" office:value-type="float" office:value="88.4829859198164">
            <text:p>88</text:p>
          </table:table-cell>
          <table:table-cell table:style-name="ce6" table:formula="of:=(INDIRECT(&quot;B1&quot;) - (2*INDIRECT(&quot;G5&quot;)*[.C74])) / (2 * INDIRECT(&quot;G5&quot;) * [.C74])" office:value-type="float" office:value="177.965971839633">
            <text:p>178</text:p>
          </table:table-cell>
          <table:table-cell table:style-name="ce6" table:formula="of:=(INDIRECT(&quot;B1&quot;) - (2*INDIRECT(&quot;H5&quot;)*[.C74])) / (2 * INDIRECT(&quot;H5&quot;) * [.C74])" office:value-type="float" office:value="356.931943679265">
            <text:p>357</text:p>
          </table:table-cell>
          <table:table-cell table:style-name="ce6" table:formula="of:=(INDIRECT(&quot;B1&quot;) - (2*INDIRECT(&quot;I5&quot;)*[.C74])) / (2 * INDIRECT(&quot;I5&quot;) * [.C74])" office:value-type="float" office:value="714.863887358531">
            <text:p>715</text:p>
          </table:table-cell>
          <table:table-cell table:style-name="ce6" table:formula="of:=(INDIRECT(&quot;B1&quot;) - (2*INDIRECT(&quot;J5&quot;)*[.C74])) / (2 * INDIRECT(&quot;J5&quot;) * [.C74])" office:value-type="float" office:value="1430.72777471706">
            <text:p>1431</text:p>
          </table:table-cell>
          <table:table-cell table:style-name="ce6" table:formula="of:=(INDIRECT(&quot;B1&quot;) - (2*INDIRECT(&quot;K5&quot;)*[.C74])) / (2 * INDIRECT(&quot;K5&quot;) * [.C74])" office:value-type="float" office:value="2862.45554943412">
            <text:p>2862</text:p>
          </table:table-cell>
          <table:table-cell table:style-name="ce6" table:formula="of:=(INDIRECT(&quot;B1&quot;) - (2*INDIRECT(&quot;L5&quot;)*[.C74])) / (2 * INDIRECT(&quot;L5&quot;) * [.C74])" office:value-type="float" office:value="5725.91109886825">
            <text:p>5726</text:p>
          </table:table-cell>
          <table:table-cell table:style-name="ce6" table:formula="of:=(INDIRECT(&quot;B1&quot;) - (2*INDIRECT(&quot;M5&quot;)*[.C74])) / (2 * INDIRECT(&quot;M5&quot;) * [.C74])" office:value-type="float" office:value="45814.288790946">
            <text:p>4581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3" office:value-type="string">
            <text:p>E2</text:p>
          </table:table-cell>
          <table:table-cell table:style-name="ce3" office:value-type="float" office:value="82.4069">
            <text:p>82.4069</text:p>
          </table:table-cell>
          <table:table-cell table:style-name="ce6" table:formula="of:=(INDIRECT(&quot;B1&quot;) - (2*INDIRECT(&quot;D5&quot;)*[.C75])) / (2 * INDIRECT(&quot;D5&quot;) * [.C75])" office:value-type="float" office:value="22.7009886308064">
            <text:p>23</text:p>
          </table:table-cell>
          <table:table-cell table:style-name="ce6" table:formula="of:=(INDIRECT(&quot;B1&quot;) - (2*INDIRECT(&quot;E5&quot;)*[.C75])) / (2 * INDIRECT(&quot;E5&quot;) * [.C75])" office:value-type="float" office:value="46.4019772616128">
            <text:p>46</text:p>
          </table:table-cell>
          <table:table-cell table:style-name="ce6" table:formula="of:=(INDIRECT(&quot;B1&quot;) - (2*INDIRECT(&quot;F5&quot;)*[.C75])) / (2 * INDIRECT(&quot;F5&quot;) * [.C75])" office:value-type="float" office:value="93.8039545232256">
            <text:p>94</text:p>
          </table:table-cell>
          <table:table-cell table:style-name="ce6" table:formula="of:=(INDIRECT(&quot;B1&quot;) - (2*INDIRECT(&quot;G5&quot;)*[.C75])) / (2 * INDIRECT(&quot;G5&quot;) * [.C75])" office:value-type="float" office:value="188.607909046451">
            <text:p>189</text:p>
          </table:table-cell>
          <table:table-cell table:style-name="ce6" table:formula="of:=(INDIRECT(&quot;B1&quot;) - (2*INDIRECT(&quot;H5&quot;)*[.C75])) / (2 * INDIRECT(&quot;H5&quot;) * [.C75])" office:value-type="float" office:value="378.215818092902">
            <text:p>378</text:p>
          </table:table-cell>
          <table:table-cell table:style-name="ce6" table:formula="of:=(INDIRECT(&quot;B1&quot;) - (2*INDIRECT(&quot;I5&quot;)*[.C75])) / (2 * INDIRECT(&quot;I5&quot;) * [.C75])" office:value-type="float" office:value="757.431636185805">
            <text:p>757</text:p>
          </table:table-cell>
          <table:table-cell table:style-name="ce6" table:formula="of:=(INDIRECT(&quot;B1&quot;) - (2*INDIRECT(&quot;J5&quot;)*[.C75])) / (2 * INDIRECT(&quot;J5&quot;) * [.C75])" office:value-type="float" office:value="1515.86327237161">
            <text:p>1516</text:p>
          </table:table-cell>
          <table:table-cell table:style-name="ce6" table:formula="of:=(INDIRECT(&quot;B1&quot;) - (2*INDIRECT(&quot;K5&quot;)*[.C75])) / (2 * INDIRECT(&quot;K5&quot;) * [.C75])" office:value-type="float" office:value="3032.72654474322">
            <text:p>3033</text:p>
          </table:table-cell>
          <table:table-cell table:style-name="ce6" table:formula="of:=(INDIRECT(&quot;B1&quot;) - (2*INDIRECT(&quot;L5&quot;)*[.C75])) / (2 * INDIRECT(&quot;L5&quot;) * [.C75])" office:value-type="float" office:value="6066.45308948644">
            <text:p>6066</text:p>
          </table:table-cell>
          <table:table-cell table:style-name="ce6" table:formula="of:=(INDIRECT(&quot;B1&quot;) - (2*INDIRECT(&quot;M5&quot;)*[.C75])) / (2 * INDIRECT(&quot;M5&quot;) * [.C75])" office:value-type="float" office:value="48538.6247158915">
            <text:p>48539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D♯2/E♭2</text:p>
          </table:table-cell>
          <table:table-cell table:style-name="ce3" office:value-type="float" office:value="77.7817">
            <text:p>77.7817</text:p>
          </table:table-cell>
          <table:table-cell table:style-name="ce6" table:formula="of:=(INDIRECT(&quot;B1&quot;) - (2*INDIRECT(&quot;D5&quot;)*[.C76])) / (2 * INDIRECT(&quot;D5&quot;) * [.C76])" office:value-type="float" office:value="24.1103408642393">
            <text:p>24</text:p>
          </table:table-cell>
          <table:table-cell table:style-name="ce6" table:formula="of:=(INDIRECT(&quot;B1&quot;) - (2*INDIRECT(&quot;E5&quot;)*[.C76])) / (2 * INDIRECT(&quot;E5&quot;) * [.C76])" office:value-type="float" office:value="49.2206817284785">
            <text:p>49</text:p>
          </table:table-cell>
          <table:table-cell table:style-name="ce6" table:formula="of:=(INDIRECT(&quot;B1&quot;) - (2*INDIRECT(&quot;F5&quot;)*[.C76])) / (2 * INDIRECT(&quot;F5&quot;) * [.C76])" office:value-type="float" office:value="99.4413634569571">
            <text:p>99</text:p>
          </table:table-cell>
          <table:table-cell table:style-name="ce6" table:formula="of:=(INDIRECT(&quot;B1&quot;) - (2*INDIRECT(&quot;G5&quot;)*[.C76])) / (2 * INDIRECT(&quot;G5&quot;) * [.C76])" office:value-type="float" office:value="199.882726913914">
            <text:p>200</text:p>
          </table:table-cell>
          <table:table-cell table:style-name="ce6" table:formula="of:=(INDIRECT(&quot;B1&quot;) - (2*INDIRECT(&quot;H5&quot;)*[.C76])) / (2 * INDIRECT(&quot;H5&quot;) * [.C76])" office:value-type="float" office:value="400.765453827828">
            <text:p>401</text:p>
          </table:table-cell>
          <table:table-cell table:style-name="ce6" table:formula="of:=(INDIRECT(&quot;B1&quot;) - (2*INDIRECT(&quot;I5&quot;)*[.C76])) / (2 * INDIRECT(&quot;I5&quot;) * [.C76])" office:value-type="float" office:value="802.530907655657">
            <text:p>803</text:p>
          </table:table-cell>
          <table:table-cell table:style-name="ce6" table:formula="of:=(INDIRECT(&quot;B1&quot;) - (2*INDIRECT(&quot;J5&quot;)*[.C76])) / (2 * INDIRECT(&quot;J5&quot;) * [.C76])" office:value-type="float" office:value="1606.06181531131">
            <text:p>1606</text:p>
          </table:table-cell>
          <table:table-cell table:style-name="ce6" table:formula="of:=(INDIRECT(&quot;B1&quot;) - (2*INDIRECT(&quot;K5&quot;)*[.C76])) / (2 * INDIRECT(&quot;K5&quot;) * [.C76])" office:value-type="float" office:value="3213.12363062263">
            <text:p>3213</text:p>
          </table:table-cell>
          <table:table-cell table:style-name="ce6" table:formula="of:=(INDIRECT(&quot;B1&quot;) - (2*INDIRECT(&quot;L5&quot;)*[.C76])) / (2 * INDIRECT(&quot;L5&quot;) * [.C76])" office:value-type="float" office:value="6427.24726124526">
            <text:p>6427</text:p>
          </table:table-cell>
          <table:table-cell table:style-name="ce6" table:formula="of:=(INDIRECT(&quot;B1&quot;) - (2*INDIRECT(&quot;M5&quot;)*[.C76])) / (2 * INDIRECT(&quot;M5&quot;) * [.C76])" office:value-type="float" office:value="51424.978089962">
            <text:p>51425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3" office:value-type="string">
            <text:p>D2</text:p>
          </table:table-cell>
          <table:table-cell table:style-name="ce3" office:value-type="float" office:value="73.4162">
            <text:p>73.4162</text:p>
          </table:table-cell>
          <table:table-cell table:style-name="ce6" table:formula="of:=(INDIRECT(&quot;B1&quot;) - (2*INDIRECT(&quot;D5&quot;)*[.C77])) / (2 * INDIRECT(&quot;D5&quot;) * [.C77])" office:value-type="float" office:value="25.60346081655">
            <text:p>26</text:p>
          </table:table-cell>
          <table:table-cell table:style-name="ce6" table:formula="of:=(INDIRECT(&quot;B1&quot;) - (2*INDIRECT(&quot;E5&quot;)*[.C77])) / (2 * INDIRECT(&quot;E5&quot;) * [.C77])" office:value-type="float" office:value="52.2069216331">
            <text:p>52</text:p>
          </table:table-cell>
          <table:table-cell table:style-name="ce6" table:formula="of:=(INDIRECT(&quot;B1&quot;) - (2*INDIRECT(&quot;F5&quot;)*[.C77])) / (2 * INDIRECT(&quot;F5&quot;) * [.C77])" office:value-type="float" office:value="105.4138432662">
            <text:p>105</text:p>
          </table:table-cell>
          <table:table-cell table:style-name="ce6" table:formula="of:=(INDIRECT(&quot;B1&quot;) - (2*INDIRECT(&quot;G5&quot;)*[.C77])) / (2 * INDIRECT(&quot;G5&quot;) * [.C77])" office:value-type="float" office:value="211.8276865324">
            <text:p>212</text:p>
          </table:table-cell>
          <table:table-cell table:style-name="ce6" table:formula="of:=(INDIRECT(&quot;B1&quot;) - (2*INDIRECT(&quot;H5&quot;)*[.C77])) / (2 * INDIRECT(&quot;H5&quot;) * [.C77])" office:value-type="float" office:value="424.6553730648">
            <text:p>425</text:p>
          </table:table-cell>
          <table:table-cell table:style-name="ce6" table:formula="of:=(INDIRECT(&quot;B1&quot;) - (2*INDIRECT(&quot;I5&quot;)*[.C77])) / (2 * INDIRECT(&quot;I5&quot;) * [.C77])" office:value-type="float" office:value="850.310746129601">
            <text:p>850</text:p>
          </table:table-cell>
          <table:table-cell table:style-name="ce6" table:formula="of:=(INDIRECT(&quot;B1&quot;) - (2*INDIRECT(&quot;J5&quot;)*[.C77])) / (2 * INDIRECT(&quot;J5&quot;) * [.C77])" office:value-type="float" office:value="1701.6214922592">
            <text:p>1702</text:p>
          </table:table-cell>
          <table:table-cell table:style-name="ce6" table:formula="of:=(INDIRECT(&quot;B1&quot;) - (2*INDIRECT(&quot;K5&quot;)*[.C77])) / (2 * INDIRECT(&quot;K5&quot;) * [.C77])" office:value-type="float" office:value="3404.2429845184">
            <text:p>3404</text:p>
          </table:table-cell>
          <table:table-cell table:style-name="ce6" table:formula="of:=(INDIRECT(&quot;B1&quot;) - (2*INDIRECT(&quot;L5&quot;)*[.C77])) / (2 * INDIRECT(&quot;L5&quot;) * [.C77])" office:value-type="float" office:value="6809.48596903681">
            <text:p>6809</text:p>
          </table:table-cell>
          <table:table-cell table:style-name="ce6" table:formula="of:=(INDIRECT(&quot;B1&quot;) - (2*INDIRECT(&quot;M5&quot;)*[.C77])) / (2 * INDIRECT(&quot;M5&quot;) * [.C77])" office:value-type="float" office:value="54482.8877522945">
            <text:p>5448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string">
            <text:p>C♯2/D♭2</text:p>
          </table:table-cell>
          <table:table-cell table:style-name="ce3" office:value-type="float" office:value="69.2957">
            <text:p>69.2957</text:p>
          </table:table-cell>
          <table:table-cell table:style-name="ce6" table:formula="of:=(INDIRECT(&quot;B1&quot;) - (2*INDIRECT(&quot;D5&quot;)*[.C78])) / (2 * INDIRECT(&quot;D5&quot;) * [.C78])" office:value-type="float" office:value="27.1853708094442">
            <text:p>27</text:p>
          </table:table-cell>
          <table:table-cell table:style-name="ce6" table:formula="of:=(INDIRECT(&quot;B1&quot;) - (2*INDIRECT(&quot;E5&quot;)*[.C78])) / (2 * INDIRECT(&quot;E5&quot;) * [.C78])" office:value-type="float" office:value="55.3707416188883">
            <text:p>55</text:p>
          </table:table-cell>
          <table:table-cell table:style-name="ce6" table:formula="of:=(INDIRECT(&quot;B1&quot;) - (2*INDIRECT(&quot;F5&quot;)*[.C78])) / (2 * INDIRECT(&quot;F5&quot;) * [.C78])" office:value-type="float" office:value="111.741483237777">
            <text:p>112</text:p>
          </table:table-cell>
          <table:table-cell table:style-name="ce6" table:formula="of:=(INDIRECT(&quot;B1&quot;) - (2*INDIRECT(&quot;G5&quot;)*[.C78])) / (2 * INDIRECT(&quot;G5&quot;) * [.C78])" office:value-type="float" office:value="224.482966475553">
            <text:p>224</text:p>
          </table:table-cell>
          <table:table-cell table:style-name="ce6" table:formula="of:=(INDIRECT(&quot;B1&quot;) - (2*INDIRECT(&quot;H5&quot;)*[.C78])) / (2 * INDIRECT(&quot;H5&quot;) * [.C78])" office:value-type="float" office:value="449.965932951107">
            <text:p>450</text:p>
          </table:table-cell>
          <table:table-cell table:style-name="ce6" table:formula="of:=(INDIRECT(&quot;B1&quot;) - (2*INDIRECT(&quot;I5&quot;)*[.C78])) / (2 * INDIRECT(&quot;I5&quot;) * [.C78])" office:value-type="float" office:value="900.931865902213">
            <text:p>901</text:p>
          </table:table-cell>
          <table:table-cell table:style-name="ce6" table:formula="of:=(INDIRECT(&quot;B1&quot;) - (2*INDIRECT(&quot;J5&quot;)*[.C78])) / (2 * INDIRECT(&quot;J5&quot;) * [.C78])" office:value-type="float" office:value="1802.86373180443">
            <text:p>1803</text:p>
          </table:table-cell>
          <table:table-cell table:style-name="ce6" table:formula="of:=(INDIRECT(&quot;B1&quot;) - (2*INDIRECT(&quot;K5&quot;)*[.C78])) / (2 * INDIRECT(&quot;K5&quot;) * [.C78])" office:value-type="float" office:value="3606.72746360885">
            <text:p>3607</text:p>
          </table:table-cell>
          <table:table-cell table:style-name="ce6" table:formula="of:=(INDIRECT(&quot;B1&quot;) - (2*INDIRECT(&quot;L5&quot;)*[.C78])) / (2 * INDIRECT(&quot;L5&quot;) * [.C78])" office:value-type="float" office:value="7214.45492721771">
            <text:p>7214</text:p>
          </table:table-cell>
          <table:table-cell table:style-name="ce6" table:formula="of:=(INDIRECT(&quot;B1&quot;) - (2*INDIRECT(&quot;M5&quot;)*[.C78])) / (2 * INDIRECT(&quot;M5&quot;) * [.C78])" office:value-type="float" office:value="57722.6394177417">
            <text:p>5772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3" office:value-type="string">
            <text:p>C2 <text:a xlink:href="http://en.wikipedia.org/wiki/Deep_C">Deep C</text:a></text:p>
          </table:table-cell>
          <table:table-cell table:style-name="ce3" office:value-type="float" office:value="65.4064">
            <text:p>65.4064</text:p>
          </table:table-cell>
          <table:table-cell table:style-name="ce6" table:formula="of:=(INDIRECT(&quot;B1&quot;) - (2*INDIRECT(&quot;D5&quot;)*[.C79])) / (2 * INDIRECT(&quot;D5&quot;) * [.C79])" office:value-type="float" office:value="28.8613744220749">
            <text:p>29</text:p>
          </table:table-cell>
          <table:table-cell table:style-name="ce6" table:formula="of:=(INDIRECT(&quot;B1&quot;) - (2*INDIRECT(&quot;E5&quot;)*[.C79])) / (2 * INDIRECT(&quot;E5&quot;) * [.C79])" office:value-type="float" office:value="58.7227488441498">
            <text:p>59</text:p>
          </table:table-cell>
          <table:table-cell table:style-name="ce6" table:formula="of:=(INDIRECT(&quot;B1&quot;) - (2*INDIRECT(&quot;F5&quot;)*[.C79])) / (2 * INDIRECT(&quot;F5&quot;) * [.C79])" office:value-type="float" office:value="118.4454976883">
            <text:p>118</text:p>
          </table:table-cell>
          <table:table-cell table:style-name="ce6" table:formula="of:=(INDIRECT(&quot;B1&quot;) - (2*INDIRECT(&quot;G5&quot;)*[.C79])) / (2 * INDIRECT(&quot;G5&quot;) * [.C79])" office:value-type="float" office:value="237.890995376599">
            <text:p>238</text:p>
          </table:table-cell>
          <table:table-cell table:style-name="ce6" table:formula="of:=(INDIRECT(&quot;B1&quot;) - (2*INDIRECT(&quot;H5&quot;)*[.C79])) / (2 * INDIRECT(&quot;H5&quot;) * [.C79])" office:value-type="float" office:value="476.781990753198">
            <text:p>477</text:p>
          </table:table-cell>
          <table:table-cell table:style-name="ce6" table:formula="of:=(INDIRECT(&quot;B1&quot;) - (2*INDIRECT(&quot;I5&quot;)*[.C79])) / (2 * INDIRECT(&quot;I5&quot;) * [.C79])" office:value-type="float" office:value="954.563981506397">
            <text:p>955</text:p>
          </table:table-cell>
          <table:table-cell table:style-name="ce6" table:formula="of:=(INDIRECT(&quot;B1&quot;) - (2*INDIRECT(&quot;J5&quot;)*[.C79])) / (2 * INDIRECT(&quot;J5&quot;) * [.C79])" office:value-type="float" office:value="1910.12796301279">
            <text:p>1910</text:p>
          </table:table-cell>
          <table:table-cell table:style-name="ce6" table:formula="of:=(INDIRECT(&quot;B1&quot;) - (2*INDIRECT(&quot;K5&quot;)*[.C79])) / (2 * INDIRECT(&quot;K5&quot;) * [.C79])" office:value-type="float" office:value="3821.25592602559">
            <text:p>3821</text:p>
          </table:table-cell>
          <table:table-cell table:style-name="ce6" table:formula="of:=(INDIRECT(&quot;B1&quot;) - (2*INDIRECT(&quot;L5&quot;)*[.C79])) / (2 * INDIRECT(&quot;L5&quot;) * [.C79])" office:value-type="float" office:value="7643.51185205117">
            <text:p>7644</text:p>
          </table:table-cell>
          <table:table-cell table:style-name="ce6" table:formula="of:=(INDIRECT(&quot;B1&quot;) - (2*INDIRECT(&quot;M5&quot;)*[.C79])) / (2 * INDIRECT(&quot;M5&quot;) * [.C79])" office:value-type="float" office:value="61155.0948164094">
            <text:p>61155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3" office:value-type="string">
            <text:p>B1</text:p>
          </table:table-cell>
          <table:table-cell table:style-name="ce3" office:value-type="float" office:value="61.7354">
            <text:p>61.7354</text:p>
          </table:table-cell>
          <table:table-cell table:style-name="ce6" table:formula="of:=(INDIRECT(&quot;B1&quot;) - (2*INDIRECT(&quot;D5&quot;)*[.C80])) / (2 * INDIRECT(&quot;D5&quot;) * [.C80])" office:value-type="float" office:value="30.6370348292876">
            <text:p>31</text:p>
          </table:table-cell>
          <table:table-cell table:style-name="ce6" table:formula="of:=(INDIRECT(&quot;B1&quot;) - (2*INDIRECT(&quot;E5&quot;)*[.C80])) / (2 * INDIRECT(&quot;E5&quot;) * [.C80])" office:value-type="float" office:value="62.2740696585751">
            <text:p>62</text:p>
          </table:table-cell>
          <table:table-cell table:style-name="ce6" table:formula="of:=(INDIRECT(&quot;B1&quot;) - (2*INDIRECT(&quot;F5&quot;)*[.C80])) / (2 * INDIRECT(&quot;F5&quot;) * [.C80])" office:value-type="float" office:value="125.54813931715">
            <text:p>126</text:p>
          </table:table-cell>
          <table:table-cell table:style-name="ce6" table:formula="of:=(INDIRECT(&quot;B1&quot;) - (2*INDIRECT(&quot;G5&quot;)*[.C80])) / (2 * INDIRECT(&quot;G5&quot;) * [.C80])" office:value-type="float" office:value="252.096278634301">
            <text:p>252</text:p>
          </table:table-cell>
          <table:table-cell table:style-name="ce6" table:formula="of:=(INDIRECT(&quot;B1&quot;) - (2*INDIRECT(&quot;H5&quot;)*[.C80])) / (2 * INDIRECT(&quot;H5&quot;) * [.C80])" office:value-type="float" office:value="505.192557268601">
            <text:p>505</text:p>
          </table:table-cell>
          <table:table-cell table:style-name="ce6" table:formula="of:=(INDIRECT(&quot;B1&quot;) - (2*INDIRECT(&quot;I5&quot;)*[.C80])) / (2 * INDIRECT(&quot;I5&quot;) * [.C80])" office:value-type="float" office:value="1011.3851145372">
            <text:p>1011</text:p>
          </table:table-cell>
          <table:table-cell table:style-name="ce6" table:formula="of:=(INDIRECT(&quot;B1&quot;) - (2*INDIRECT(&quot;J5&quot;)*[.C80])) / (2 * INDIRECT(&quot;J5&quot;) * [.C80])" office:value-type="float" office:value="2023.7702290744">
            <text:p>2024</text:p>
          </table:table-cell>
          <table:table-cell table:style-name="ce6" table:formula="of:=(INDIRECT(&quot;B1&quot;) - (2*INDIRECT(&quot;K5&quot;)*[.C80])) / (2 * INDIRECT(&quot;K5&quot;) * [.C80])" office:value-type="float" office:value="4048.54045814881">
            <text:p>4049</text:p>
          </table:table-cell>
          <table:table-cell table:style-name="ce6" table:formula="of:=(INDIRECT(&quot;B1&quot;) - (2*INDIRECT(&quot;L5&quot;)*[.C80])) / (2 * INDIRECT(&quot;L5&quot;) * [.C80])" office:value-type="float" office:value="8098.08091629762">
            <text:p>8098</text:p>
          </table:table-cell>
          <table:table-cell table:style-name="ce6" table:formula="of:=(INDIRECT(&quot;B1&quot;) - (2*INDIRECT(&quot;M5&quot;)*[.C80])) / (2 * INDIRECT(&quot;M5&quot;) * [.C80])" office:value-type="float" office:value="64791.647330381">
            <text:p>64792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string">
            <text:p>A♯1/B♭1</text:p>
          </table:table-cell>
          <table:table-cell table:style-name="ce3" office:value-type="float" office:value="58.2705">
            <text:p>58.2705</text:p>
          </table:table-cell>
          <table:table-cell table:style-name="ce6" table:formula="of:=(INDIRECT(&quot;B1&quot;) - (2*INDIRECT(&quot;D5&quot;)*[.C81])) / (2 * INDIRECT(&quot;D5&quot;) * [.C81])" office:value-type="float" office:value="32.5182467972645">
            <text:p>33</text:p>
          </table:table-cell>
          <table:table-cell table:style-name="ce6" table:formula="of:=(INDIRECT(&quot;B1&quot;) - (2*INDIRECT(&quot;E5&quot;)*[.C81])) / (2 * INDIRECT(&quot;E5&quot;) * [.C81])" office:value-type="float" office:value="66.036493594529">
            <text:p>66</text:p>
          </table:table-cell>
          <table:table-cell table:style-name="ce6" table:formula="of:=(INDIRECT(&quot;B1&quot;) - (2*INDIRECT(&quot;F5&quot;)*[.C81])) / (2 * INDIRECT(&quot;F5&quot;) * [.C81])" office:value-type="float" office:value="133.072987189058">
            <text:p>133</text:p>
          </table:table-cell>
          <table:table-cell table:style-name="ce6" table:formula="of:=(INDIRECT(&quot;B1&quot;) - (2*INDIRECT(&quot;G5&quot;)*[.C81])) / (2 * INDIRECT(&quot;G5&quot;) * [.C81])" office:value-type="float" office:value="267.145974378116">
            <text:p>267</text:p>
          </table:table-cell>
          <table:table-cell table:style-name="ce6" table:formula="of:=(INDIRECT(&quot;B1&quot;) - (2*INDIRECT(&quot;H5&quot;)*[.C81])) / (2 * INDIRECT(&quot;H5&quot;) * [.C81])" office:value-type="float" office:value="535.291948756232">
            <text:p>535</text:p>
          </table:table-cell>
          <table:table-cell table:style-name="ce6" table:formula="of:=(INDIRECT(&quot;B1&quot;) - (2*INDIRECT(&quot;I5&quot;)*[.C81])) / (2 * INDIRECT(&quot;I5&quot;) * [.C81])" office:value-type="float" office:value="1071.58389751246">
            <text:p>1072</text:p>
          </table:table-cell>
          <table:table-cell table:style-name="ce6" table:formula="of:=(INDIRECT(&quot;B1&quot;) - (2*INDIRECT(&quot;J5&quot;)*[.C81])) / (2 * INDIRECT(&quot;J5&quot;) * [.C81])" office:value-type="float" office:value="2144.16779502493">
            <text:p>2144</text:p>
          </table:table-cell>
          <table:table-cell table:style-name="ce6" table:formula="of:=(INDIRECT(&quot;B1&quot;) - (2*INDIRECT(&quot;K5&quot;)*[.C81])) / (2 * INDIRECT(&quot;K5&quot;) * [.C81])" office:value-type="float" office:value="4289.33559004985">
            <text:p>4289</text:p>
          </table:table-cell>
          <table:table-cell table:style-name="ce6" table:formula="of:=(INDIRECT(&quot;B1&quot;) - (2*INDIRECT(&quot;L5&quot;)*[.C81])) / (2 * INDIRECT(&quot;L5&quot;) * [.C81])" office:value-type="float" office:value="8579.67118009971">
            <text:p>8580</text:p>
          </table:table-cell>
          <table:table-cell table:style-name="ce6" table:formula="of:=(INDIRECT(&quot;B1&quot;) - (2*INDIRECT(&quot;M5&quot;)*[.C81])) / (2 * INDIRECT(&quot;M5&quot;) * [.C81])" office:value-type="float" office:value="68644.3694407977">
            <text:p>6864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3" office:value-type="string">
            <text:p>A1</text:p>
          </table:table-cell>
          <table:table-cell table:style-name="ce3" office:value-type="float" office:value="55">
            <text:p>55</text:p>
          </table:table-cell>
          <table:table-cell table:style-name="ce6" table:formula="of:=(INDIRECT(&quot;B1&quot;) - (2*INDIRECT(&quot;D5&quot;)*[.C82])) / (2 * INDIRECT(&quot;D5&quot;) * [.C82])" office:value-type="float" office:value="34.5113636363636">
            <text:p>35</text:p>
          </table:table-cell>
          <table:table-cell table:style-name="ce6" table:formula="of:=(INDIRECT(&quot;B1&quot;) - (2*INDIRECT(&quot;E5&quot;)*[.C82])) / (2 * INDIRECT(&quot;E5&quot;) * [.C82])" office:value-type="float" office:value="70.0227272727273">
            <text:p>70</text:p>
          </table:table-cell>
          <table:table-cell table:style-name="ce6" table:formula="of:=(INDIRECT(&quot;B1&quot;) - (2*INDIRECT(&quot;F5&quot;)*[.C82])) / (2 * INDIRECT(&quot;F5&quot;) * [.C82])" office:value-type="float" office:value="141.045454545455">
            <text:p>141</text:p>
          </table:table-cell>
          <table:table-cell table:style-name="ce6" table:formula="of:=(INDIRECT(&quot;B1&quot;) - (2*INDIRECT(&quot;G5&quot;)*[.C82])) / (2 * INDIRECT(&quot;G5&quot;) * [.C82])" office:value-type="float" office:value="283.090909090909">
            <text:p>283</text:p>
          </table:table-cell>
          <table:table-cell table:style-name="ce6" table:formula="of:=(INDIRECT(&quot;B1&quot;) - (2*INDIRECT(&quot;H5&quot;)*[.C82])) / (2 * INDIRECT(&quot;H5&quot;) * [.C82])" office:value-type="float" office:value="567.181818181818">
            <text:p>567</text:p>
          </table:table-cell>
          <table:table-cell table:style-name="ce6" table:formula="of:=(INDIRECT(&quot;B1&quot;) - (2*INDIRECT(&quot;I5&quot;)*[.C82])) / (2 * INDIRECT(&quot;I5&quot;) * [.C82])" office:value-type="float" office:value="1135.36363636364">
            <text:p>1135</text:p>
          </table:table-cell>
          <table:table-cell table:style-name="ce6" table:formula="of:=(INDIRECT(&quot;B1&quot;) - (2*INDIRECT(&quot;J5&quot;)*[.C82])) / (2 * INDIRECT(&quot;J5&quot;) * [.C82])" office:value-type="float" office:value="2271.72727272727">
            <text:p>2272</text:p>
          </table:table-cell>
          <table:table-cell table:style-name="ce6" table:formula="of:=(INDIRECT(&quot;B1&quot;) - (2*INDIRECT(&quot;K5&quot;)*[.C82])) / (2 * INDIRECT(&quot;K5&quot;) * [.C82])" office:value-type="float" office:value="4544.45454545454">
            <text:p>4544</text:p>
          </table:table-cell>
          <table:table-cell table:style-name="ce6" table:formula="of:=(INDIRECT(&quot;B1&quot;) - (2*INDIRECT(&quot;L5&quot;)*[.C82])) / (2 * INDIRECT(&quot;L5&quot;) * [.C82])" office:value-type="float" office:value="9089.90909090909">
            <text:p>9090</text:p>
          </table:table-cell>
          <table:table-cell table:style-name="ce6" table:formula="of:=(INDIRECT(&quot;B1&quot;) - (2*INDIRECT(&quot;M5&quot;)*[.C82])) / (2 * INDIRECT(&quot;M5&quot;) * [.C82])" office:value-type="float" office:value="72726.2727272727">
            <text:p>72726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string">
            <text:p>G♯1/A♭1</text:p>
          </table:table-cell>
          <table:table-cell table:style-name="ce3" office:value-type="float" office:value="51.9131">
            <text:p>51.9131</text:p>
          </table:table-cell>
          <table:table-cell table:style-name="ce6" table:formula="of:=(INDIRECT(&quot;B1&quot;) - (2*INDIRECT(&quot;D5&quot;)*[.C83])) / (2 * INDIRECT(&quot;D5&quot;) * [.C83])" office:value-type="float" office:value="36.6229699247396">
            <text:p>37</text:p>
          </table:table-cell>
          <table:table-cell table:style-name="ce6" table:formula="of:=(INDIRECT(&quot;B1&quot;) - (2*INDIRECT(&quot;E5&quot;)*[.C83])) / (2 * INDIRECT(&quot;E5&quot;) * [.C83])" office:value-type="float" office:value="74.2459398494792">
            <text:p>74</text:p>
          </table:table-cell>
          <table:table-cell table:style-name="ce6" table:formula="of:=(INDIRECT(&quot;B1&quot;) - (2*INDIRECT(&quot;F5&quot;)*[.C83])) / (2 * INDIRECT(&quot;F5&quot;) * [.C83])" office:value-type="float" office:value="149.491879698958">
            <text:p>149</text:p>
          </table:table-cell>
          <table:table-cell table:style-name="ce6" table:formula="of:=(INDIRECT(&quot;B1&quot;) - (2*INDIRECT(&quot;G5&quot;)*[.C83])) / (2 * INDIRECT(&quot;G5&quot;) * [.C83])" office:value-type="float" office:value="299.983759397917">
            <text:p>300</text:p>
          </table:table-cell>
          <table:table-cell table:style-name="ce6" table:formula="of:=(INDIRECT(&quot;B1&quot;) - (2*INDIRECT(&quot;H5&quot;)*[.C83])) / (2 * INDIRECT(&quot;H5&quot;) * [.C83])" office:value-type="float" office:value="600.967518795834">
            <text:p>601</text:p>
          </table:table-cell>
          <table:table-cell table:style-name="ce6" table:formula="of:=(INDIRECT(&quot;B1&quot;) - (2*INDIRECT(&quot;I5&quot;)*[.C83])) / (2 * INDIRECT(&quot;I5&quot;) * [.C83])" office:value-type="float" office:value="1202.93503759167">
            <text:p>1203</text:p>
          </table:table-cell>
          <table:table-cell table:style-name="ce6" table:formula="of:=(INDIRECT(&quot;B1&quot;) - (2*INDIRECT(&quot;J5&quot;)*[.C83])) / (2 * INDIRECT(&quot;J5&quot;) * [.C83])" office:value-type="float" office:value="2406.87007518334">
            <text:p>2407</text:p>
          </table:table-cell>
          <table:table-cell table:style-name="ce6" table:formula="of:=(INDIRECT(&quot;B1&quot;) - (2*INDIRECT(&quot;K5&quot;)*[.C83])) / (2 * INDIRECT(&quot;K5&quot;) * [.C83])" office:value-type="float" office:value="4814.74015036667">
            <text:p>4815</text:p>
          </table:table-cell>
          <table:table-cell table:style-name="ce6" table:formula="of:=(INDIRECT(&quot;B1&quot;) - (2*INDIRECT(&quot;L5&quot;)*[.C83])) / (2 * INDIRECT(&quot;L5&quot;) * [.C83])" office:value-type="float" office:value="9630.48030073334">
            <text:p>9630</text:p>
          </table:table-cell>
          <table:table-cell table:style-name="ce6" table:formula="of:=(INDIRECT(&quot;B1&quot;) - (2*INDIRECT(&quot;M5&quot;)*[.C83])) / (2 * INDIRECT(&quot;M5&quot;) * [.C83])" office:value-type="float" office:value="77050.8424058667">
            <text:p>7705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string">
            <text:p>G1</text:p>
          </table:table-cell>
          <table:table-cell table:style-name="ce3" office:value-type="float" office:value="48.9994">
            <text:p>48.9994</text:p>
          </table:table-cell>
          <table:table-cell table:style-name="ce6" table:formula="of:=(INDIRECT(&quot;B1&quot;) - (2*INDIRECT(&quot;D5&quot;)*[.C84])) / (2 * INDIRECT(&quot;D5&quot;) * [.C84])" office:value-type="float" office:value="38.8601819614118">
            <text:p>39</text:p>
          </table:table-cell>
          <table:table-cell table:style-name="ce6" table:formula="of:=(INDIRECT(&quot;B1&quot;) - (2*INDIRECT(&quot;E5&quot;)*[.C84])) / (2 * INDIRECT(&quot;E5&quot;) * [.C84])" office:value-type="float" office:value="78.7203639228235">
            <text:p>79</text:p>
          </table:table-cell>
          <table:table-cell table:style-name="ce6" table:formula="of:=(INDIRECT(&quot;B1&quot;) - (2*INDIRECT(&quot;F5&quot;)*[.C84])) / (2 * INDIRECT(&quot;F5&quot;) * [.C84])" office:value-type="float" office:value="158.440727845647">
            <text:p>158</text:p>
          </table:table-cell>
          <table:table-cell table:style-name="ce6" table:formula="of:=(INDIRECT(&quot;B1&quot;) - (2*INDIRECT(&quot;G5&quot;)*[.C84])) / (2 * INDIRECT(&quot;G5&quot;) * [.C84])" office:value-type="float" office:value="317.881455691294">
            <text:p>318</text:p>
          </table:table-cell>
          <table:table-cell table:style-name="ce6" table:formula="of:=(INDIRECT(&quot;B1&quot;) - (2*INDIRECT(&quot;H5&quot;)*[.C84])) / (2 * INDIRECT(&quot;H5&quot;) * [.C84])" office:value-type="float" office:value="636.762911382588">
            <text:p>637</text:p>
          </table:table-cell>
          <table:table-cell table:style-name="ce6" table:formula="of:=(INDIRECT(&quot;B1&quot;) - (2*INDIRECT(&quot;I5&quot;)*[.C84])) / (2 * INDIRECT(&quot;I5&quot;) * [.C84])" office:value-type="float" office:value="1274.52582276518">
            <text:p>1275</text:p>
          </table:table-cell>
          <table:table-cell table:style-name="ce6" table:formula="of:=(INDIRECT(&quot;B1&quot;) - (2*INDIRECT(&quot;J5&quot;)*[.C84])) / (2 * INDIRECT(&quot;J5&quot;) * [.C84])" office:value-type="float" office:value="2550.05164553035">
            <text:p>2550</text:p>
          </table:table-cell>
          <table:table-cell table:style-name="ce6" table:formula="of:=(INDIRECT(&quot;B1&quot;) - (2*INDIRECT(&quot;K5&quot;)*[.C84])) / (2 * INDIRECT(&quot;K5&quot;) * [.C84])" office:value-type="float" office:value="5101.10329106071">
            <text:p>5101</text:p>
          </table:table-cell>
          <table:table-cell table:style-name="ce6" table:formula="of:=(INDIRECT(&quot;B1&quot;) - (2*INDIRECT(&quot;L5&quot;)*[.C84])) / (2 * INDIRECT(&quot;L5&quot;) * [.C84])" office:value-type="float" office:value="10203.2065821214">
            <text:p>10203</text:p>
          </table:table-cell>
          <table:table-cell table:style-name="ce6" table:formula="of:=(INDIRECT(&quot;B1&quot;) - (2*INDIRECT(&quot;M5&quot;)*[.C84])) / (2 * INDIRECT(&quot;M5&quot;) * [.C84])" office:value-type="float" office:value="81632.6526569713">
            <text:p>81633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string">
            <text:p>F♯1/G♭1</text:p>
          </table:table-cell>
          <table:table-cell table:style-name="ce3" office:value-type="float" office:value="46.2493">
            <text:p>46.2493</text:p>
          </table:table-cell>
          <table:table-cell table:style-name="ce6" table:formula="of:=(INDIRECT(&quot;B1&quot;) - (2*INDIRECT(&quot;D5&quot;)*[.C85])) / (2 * INDIRECT(&quot;D5&quot;) * [.C85])" office:value-type="float" office:value="41.2303688920697">
            <text:p>41</text:p>
          </table:table-cell>
          <table:table-cell table:style-name="ce6" table:formula="of:=(INDIRECT(&quot;B1&quot;) - (2*INDIRECT(&quot;E5&quot;)*[.C85])) / (2 * INDIRECT(&quot;E5&quot;) * [.C85])" office:value-type="float" office:value="83.4607377841394">
            <text:p>83</text:p>
          </table:table-cell>
          <table:table-cell table:style-name="ce6" table:formula="of:=(INDIRECT(&quot;B1&quot;) - (2*INDIRECT(&quot;F5&quot;)*[.C85])) / (2 * INDIRECT(&quot;F5&quot;) * [.C85])" office:value-type="float" office:value="167.921475568279">
            <text:p>168</text:p>
          </table:table-cell>
          <table:table-cell table:style-name="ce6" table:formula="of:=(INDIRECT(&quot;B1&quot;) - (2*INDIRECT(&quot;G5&quot;)*[.C85])) / (2 * INDIRECT(&quot;G5&quot;) * [.C85])" office:value-type="float" office:value="336.842951136558">
            <text:p>337</text:p>
          </table:table-cell>
          <table:table-cell table:style-name="ce6" table:formula="of:=(INDIRECT(&quot;B1&quot;) - (2*INDIRECT(&quot;H5&quot;)*[.C85])) / (2 * INDIRECT(&quot;H5&quot;) * [.C85])" office:value-type="float" office:value="674.685902273116">
            <text:p>675</text:p>
          </table:table-cell>
          <table:table-cell table:style-name="ce6" table:formula="of:=(INDIRECT(&quot;B1&quot;) - (2*INDIRECT(&quot;I5&quot;)*[.C85])) / (2 * INDIRECT(&quot;I5&quot;) * [.C85])" office:value-type="float" office:value="1350.37180454623">
            <text:p>1350</text:p>
          </table:table-cell>
          <table:table-cell table:style-name="ce6" table:formula="of:=(INDIRECT(&quot;B1&quot;) - (2*INDIRECT(&quot;J5&quot;)*[.C85])) / (2 * INDIRECT(&quot;J5&quot;) * [.C85])" office:value-type="float" office:value="2701.74360909246">
            <text:p>2702</text:p>
          </table:table-cell>
          <table:table-cell table:style-name="ce6" table:formula="of:=(INDIRECT(&quot;B1&quot;) - (2*INDIRECT(&quot;K5&quot;)*[.C85])) / (2 * INDIRECT(&quot;K5&quot;) * [.C85])" office:value-type="float" office:value="5404.48721818492">
            <text:p>5404</text:p>
          </table:table-cell>
          <table:table-cell table:style-name="ce6" table:formula="of:=(INDIRECT(&quot;B1&quot;) - (2*INDIRECT(&quot;L5&quot;)*[.C85])) / (2 * INDIRECT(&quot;L5&quot;) * [.C85])" office:value-type="float" office:value="10809.9744363699">
            <text:p>10810</text:p>
          </table:table-cell>
          <table:table-cell table:style-name="ce6" table:formula="of:=(INDIRECT(&quot;B1&quot;) - (2*INDIRECT(&quot;M5&quot;)*[.C85])) / (2 * INDIRECT(&quot;M5&quot;) * [.C85])" office:value-type="float" office:value="86486.7954909588">
            <text:p>86487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string">
            <text:p>F1</text:p>
          </table:table-cell>
          <table:table-cell table:style-name="ce3" office:value-type="float" office:value="43.6535">
            <text:p>43.6535</text:p>
          </table:table-cell>
          <table:table-cell table:style-name="ce6" table:formula="of:=(INDIRECT(&quot;B1&quot;) - (2*INDIRECT(&quot;D5&quot;)*[.C86])) / (2 * INDIRECT(&quot;D5&quot;) * [.C86])" office:value-type="float" office:value="43.7415442060774">
            <text:p>44</text:p>
          </table:table-cell>
          <table:table-cell table:style-name="ce6" table:formula="of:=(INDIRECT(&quot;B1&quot;) - (2*INDIRECT(&quot;E5&quot;)*[.C86])) / (2 * INDIRECT(&quot;E5&quot;) * [.C86])" office:value-type="float" office:value="88.4830884121548">
            <text:p>88</text:p>
          </table:table-cell>
          <table:table-cell table:style-name="ce6" table:formula="of:=(INDIRECT(&quot;B1&quot;) - (2*INDIRECT(&quot;F5&quot;)*[.C86])) / (2 * INDIRECT(&quot;F5&quot;) * [.C86])" office:value-type="float" office:value="177.96617682431">
            <text:p>178</text:p>
          </table:table-cell>
          <table:table-cell table:style-name="ce6" table:formula="of:=(INDIRECT(&quot;B1&quot;) - (2*INDIRECT(&quot;G5&quot;)*[.C86])) / (2 * INDIRECT(&quot;G5&quot;) * [.C86])" office:value-type="float" office:value="356.932353648619">
            <text:p>357</text:p>
          </table:table-cell>
          <table:table-cell table:style-name="ce6" table:formula="of:=(INDIRECT(&quot;B1&quot;) - (2*INDIRECT(&quot;H5&quot;)*[.C86])) / (2 * INDIRECT(&quot;H5&quot;) * [.C86])" office:value-type="float" office:value="714.864707297239">
            <text:p>715</text:p>
          </table:table-cell>
          <table:table-cell table:style-name="ce6" table:formula="of:=(INDIRECT(&quot;B1&quot;) - (2*INDIRECT(&quot;I5&quot;)*[.C86])) / (2 * INDIRECT(&quot;I5&quot;) * [.C86])" office:value-type="float" office:value="1430.72941459448">
            <text:p>1431</text:p>
          </table:table-cell>
          <table:table-cell table:style-name="ce6" table:formula="of:=(INDIRECT(&quot;B1&quot;) - (2*INDIRECT(&quot;J5&quot;)*[.C86])) / (2 * INDIRECT(&quot;J5&quot;) * [.C86])" office:value-type="float" office:value="2862.45882918895">
            <text:p>2862</text:p>
          </table:table-cell>
          <table:table-cell table:style-name="ce6" table:formula="of:=(INDIRECT(&quot;B1&quot;) - (2*INDIRECT(&quot;K5&quot;)*[.C86])) / (2 * INDIRECT(&quot;K5&quot;) * [.C86])" office:value-type="float" office:value="5725.91765837791">
            <text:p>5726</text:p>
          </table:table-cell>
          <table:table-cell table:style-name="ce6" table:formula="of:=(INDIRECT(&quot;B1&quot;) - (2*INDIRECT(&quot;L5&quot;)*[.C86])) / (2 * INDIRECT(&quot;L5&quot;) * [.C86])" office:value-type="float" office:value="11452.8353167558">
            <text:p>11453</text:p>
          </table:table-cell>
          <table:table-cell table:style-name="ce6" table:formula="of:=(INDIRECT(&quot;B1&quot;) - (2*INDIRECT(&quot;M5&quot;)*[.C86])) / (2 * INDIRECT(&quot;M5&quot;) * [.C86])" office:value-type="float" office:value="91629.6825340465">
            <text:p>9163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1</text:p>
          </table:table-cell>
          <table:table-cell table:style-name="ce3" office:value-type="float" office:value="41.2034">
            <text:p>41.2034</text:p>
          </table:table-cell>
          <table:table-cell table:style-name="ce6" table:formula="of:=(INDIRECT(&quot;B1&quot;) - (2*INDIRECT(&quot;D5&quot;)*[.C87])) / (2 * INDIRECT(&quot;D5&quot;) * [.C87])" office:value-type="float" office:value="46.4020347835373">
            <text:p>46</text:p>
          </table:table-cell>
          <table:table-cell table:style-name="ce6" table:formula="of:=(INDIRECT(&quot;B1&quot;) - (2*INDIRECT(&quot;E5&quot;)*[.C87])) / (2 * INDIRECT(&quot;E5&quot;) * [.C87])" office:value-type="float" office:value="93.8040695670746">
            <text:p>94</text:p>
          </table:table-cell>
          <table:table-cell table:style-name="ce6" table:formula="of:=(INDIRECT(&quot;B1&quot;) - (2*INDIRECT(&quot;F5&quot;)*[.C87])) / (2 * INDIRECT(&quot;F5&quot;) * [.C87])" office:value-type="float" office:value="188.608139134149">
            <text:p>189</text:p>
          </table:table-cell>
          <table:table-cell table:style-name="ce6" table:formula="of:=(INDIRECT(&quot;B1&quot;) - (2*INDIRECT(&quot;G5&quot;)*[.C87])) / (2 * INDIRECT(&quot;G5&quot;) * [.C87])" office:value-type="float" office:value="378.216278268298">
            <text:p>378</text:p>
          </table:table-cell>
          <table:table-cell table:style-name="ce6" table:formula="of:=(INDIRECT(&quot;B1&quot;) - (2*INDIRECT(&quot;H5&quot;)*[.C87])) / (2 * INDIRECT(&quot;H5&quot;) * [.C87])" office:value-type="float" office:value="757.432556536597">
            <text:p>757</text:p>
          </table:table-cell>
          <table:table-cell table:style-name="ce6" table:formula="of:=(INDIRECT(&quot;B1&quot;) - (2*INDIRECT(&quot;I5&quot;)*[.C87])) / (2 * INDIRECT(&quot;I5&quot;) * [.C87])" office:value-type="float" office:value="1515.86511307319">
            <text:p>1516</text:p>
          </table:table-cell>
          <table:table-cell table:style-name="ce6" table:formula="of:=(INDIRECT(&quot;B1&quot;) - (2*INDIRECT(&quot;J5&quot;)*[.C87])) / (2 * INDIRECT(&quot;J5&quot;) * [.C87])" office:value-type="float" office:value="3032.73022614639">
            <text:p>3033</text:p>
          </table:table-cell>
          <table:table-cell table:style-name="ce6" table:formula="of:=(INDIRECT(&quot;B1&quot;) - (2*INDIRECT(&quot;K5&quot;)*[.C87])) / (2 * INDIRECT(&quot;K5&quot;) * [.C87])" office:value-type="float" office:value="6066.46045229277">
            <text:p>6066</text:p>
          </table:table-cell>
          <table:table-cell table:style-name="ce6" table:formula="of:=(INDIRECT(&quot;B1&quot;) - (2*INDIRECT(&quot;L5&quot;)*[.C87])) / (2 * INDIRECT(&quot;L5&quot;) * [.C87])" office:value-type="float" office:value="12133.9209045855">
            <text:p>12134</text:p>
          </table:table-cell>
          <table:table-cell table:style-name="ce6" table:formula="of:=(INDIRECT(&quot;B1&quot;) - (2*INDIRECT(&quot;M5&quot;)*[.C87])) / (2 * INDIRECT(&quot;M5&quot;) * [.C87])" office:value-type="float" office:value="97078.3672366844">
            <text:p>97078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D♯1/E♭1</text:p>
          </table:table-cell>
          <table:table-cell table:style-name="ce3" office:value-type="float" office:value="38.8909">
            <text:p>38.8909</text:p>
          </table:table-cell>
          <table:table-cell table:style-name="ce6" table:formula="of:=(INDIRECT(&quot;B1&quot;) - (2*INDIRECT(&quot;D5&quot;)*[.C88])) / (2 * INDIRECT(&quot;D5&quot;) * [.C88])" office:value-type="float" office:value="49.2206171623696">
            <text:p>49</text:p>
          </table:table-cell>
          <table:table-cell table:style-name="ce6" table:formula="of:=(INDIRECT(&quot;B1&quot;) - (2*INDIRECT(&quot;E5&quot;)*[.C88])) / (2 * INDIRECT(&quot;E5&quot;) * [.C88])" office:value-type="float" office:value="99.4412343247392">
            <text:p>99</text:p>
          </table:table-cell>
          <table:table-cell table:style-name="ce6" table:formula="of:=(INDIRECT(&quot;B1&quot;) - (2*INDIRECT(&quot;F5&quot;)*[.C88])) / (2 * INDIRECT(&quot;F5&quot;) * [.C88])" office:value-type="float" office:value="199.882468649478">
            <text:p>200</text:p>
          </table:table-cell>
          <table:table-cell table:style-name="ce6" table:formula="of:=(INDIRECT(&quot;B1&quot;) - (2*INDIRECT(&quot;G5&quot;)*[.C88])) / (2 * INDIRECT(&quot;G5&quot;) * [.C88])" office:value-type="float" office:value="400.764937298957">
            <text:p>401</text:p>
          </table:table-cell>
          <table:table-cell table:style-name="ce6" table:formula="of:=(INDIRECT(&quot;B1&quot;) - (2*INDIRECT(&quot;H5&quot;)*[.C88])) / (2 * INDIRECT(&quot;H5&quot;) * [.C88])" office:value-type="float" office:value="802.529874597914">
            <text:p>803</text:p>
          </table:table-cell>
          <table:table-cell table:style-name="ce6" table:formula="of:=(INDIRECT(&quot;B1&quot;) - (2*INDIRECT(&quot;I5&quot;)*[.C88])) / (2 * INDIRECT(&quot;I5&quot;) * [.C88])" office:value-type="float" office:value="1606.05974919583">
            <text:p>1606</text:p>
          </table:table-cell>
          <table:table-cell table:style-name="ce6" table:formula="of:=(INDIRECT(&quot;B1&quot;) - (2*INDIRECT(&quot;J5&quot;)*[.C88])) / (2 * INDIRECT(&quot;J5&quot;) * [.C88])" office:value-type="float" office:value="3213.11949839165">
            <text:p>3213</text:p>
          </table:table-cell>
          <table:table-cell table:style-name="ce6" table:formula="of:=(INDIRECT(&quot;B1&quot;) - (2*INDIRECT(&quot;K5&quot;)*[.C88])) / (2 * INDIRECT(&quot;K5&quot;) * [.C88])" office:value-type="float" office:value="6427.23899678331">
            <text:p>6427</text:p>
          </table:table-cell>
          <table:table-cell table:style-name="ce6" table:formula="of:=(INDIRECT(&quot;B1&quot;) - (2*INDIRECT(&quot;L5&quot;)*[.C88])) / (2 * INDIRECT(&quot;L5&quot;) * [.C88])" office:value-type="float" office:value="12855.4779935666">
            <text:p>12855</text:p>
          </table:table-cell>
          <table:table-cell table:style-name="ce6" table:formula="of:=(INDIRECT(&quot;B1&quot;) - (2*INDIRECT(&quot;M5&quot;)*[.C88])) / (2 * INDIRECT(&quot;M5&quot;) * [.C88])" office:value-type="float" office:value="102850.823948533">
            <text:p>10285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D1</text:p>
          </table:table-cell>
          <table:table-cell table:style-name="ce3" office:value-type="float" office:value="36.7081">
            <text:p>36.7081</text:p>
          </table:table-cell>
          <table:table-cell table:style-name="ce6" table:formula="of:=(INDIRECT(&quot;B1&quot;) - (2*INDIRECT(&quot;D5&quot;)*[.C89])) / (2 * INDIRECT(&quot;D5&quot;) * [.C89])" office:value-type="float" office:value="52.2069216331">
            <text:p>52</text:p>
          </table:table-cell>
          <table:table-cell table:style-name="ce6" table:formula="of:=(INDIRECT(&quot;B1&quot;) - (2*INDIRECT(&quot;E5&quot;)*[.C89])) / (2 * INDIRECT(&quot;E5&quot;) * [.C89])" office:value-type="float" office:value="105.4138432662">
            <text:p>105</text:p>
          </table:table-cell>
          <table:table-cell table:style-name="ce6" table:formula="of:=(INDIRECT(&quot;B1&quot;) - (2*INDIRECT(&quot;F5&quot;)*[.C89])) / (2 * INDIRECT(&quot;F5&quot;) * [.C89])" office:value-type="float" office:value="211.8276865324">
            <text:p>212</text:p>
          </table:table-cell>
          <table:table-cell table:style-name="ce6" table:formula="of:=(INDIRECT(&quot;B1&quot;) - (2*INDIRECT(&quot;G5&quot;)*[.C89])) / (2 * INDIRECT(&quot;G5&quot;) * [.C89])" office:value-type="float" office:value="424.6553730648">
            <text:p>425</text:p>
          </table:table-cell>
          <table:table-cell table:style-name="ce6" table:formula="of:=(INDIRECT(&quot;B1&quot;) - (2*INDIRECT(&quot;H5&quot;)*[.C89])) / (2 * INDIRECT(&quot;H5&quot;) * [.C89])" office:value-type="float" office:value="850.310746129601">
            <text:p>850</text:p>
          </table:table-cell>
          <table:table-cell table:style-name="ce6" table:formula="of:=(INDIRECT(&quot;B1&quot;) - (2*INDIRECT(&quot;I5&quot;)*[.C89])) / (2 * INDIRECT(&quot;I5&quot;) * [.C89])" office:value-type="float" office:value="1701.6214922592">
            <text:p>1702</text:p>
          </table:table-cell>
          <table:table-cell table:style-name="ce6" table:formula="of:=(INDIRECT(&quot;B1&quot;) - (2*INDIRECT(&quot;J5&quot;)*[.C89])) / (2 * INDIRECT(&quot;J5&quot;) * [.C89])" office:value-type="float" office:value="3404.2429845184">
            <text:p>3404</text:p>
          </table:table-cell>
          <table:table-cell table:style-name="ce6" table:formula="of:=(INDIRECT(&quot;B1&quot;) - (2*INDIRECT(&quot;K5&quot;)*[.C89])) / (2 * INDIRECT(&quot;K5&quot;) * [.C89])" office:value-type="float" office:value="6809.48596903681">
            <text:p>6809</text:p>
          </table:table-cell>
          <table:table-cell table:style-name="ce6" table:formula="of:=(INDIRECT(&quot;B1&quot;) - (2*INDIRECT(&quot;L5&quot;)*[.C89])) / (2 * INDIRECT(&quot;L5&quot;) * [.C89])" office:value-type="float" office:value="13619.9719380736">
            <text:p>13620</text:p>
          </table:table-cell>
          <table:table-cell table:style-name="ce6" table:formula="of:=(INDIRECT(&quot;B1&quot;) - (2*INDIRECT(&quot;M5&quot;)*[.C89])) / (2 * INDIRECT(&quot;M5&quot;) * [.C89])" office:value-type="float" office:value="108966.775504589">
            <text:p>108967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C♯1/D♭1</text:p>
          </table:table-cell>
          <table:table-cell table:style-name="ce3" office:value-type="float" office:value="34.6478">
            <text:p>34.6478</text:p>
          </table:table-cell>
          <table:table-cell table:style-name="ce6" table:formula="of:=(INDIRECT(&quot;B1&quot;) - (2*INDIRECT(&quot;D5&quot;)*[.C90])) / (2 * INDIRECT(&quot;D5&quot;) * [.C90])" office:value-type="float" office:value="55.3708229671148">
            <text:p>55</text:p>
          </table:table-cell>
          <table:table-cell table:style-name="ce6" table:formula="of:=(INDIRECT(&quot;B1&quot;) - (2*INDIRECT(&quot;E5&quot;)*[.C90])) / (2 * INDIRECT(&quot;E5&quot;) * [.C90])" office:value-type="float" office:value="111.74164593423">
            <text:p>112</text:p>
          </table:table-cell>
          <table:table-cell table:style-name="ce6" table:formula="of:=(INDIRECT(&quot;B1&quot;) - (2*INDIRECT(&quot;F5&quot;)*[.C90])) / (2 * INDIRECT(&quot;F5&quot;) * [.C90])" office:value-type="float" office:value="224.483291868459">
            <text:p>224</text:p>
          </table:table-cell>
          <table:table-cell table:style-name="ce6" table:formula="of:=(INDIRECT(&quot;B1&quot;) - (2*INDIRECT(&quot;G5&quot;)*[.C90])) / (2 * INDIRECT(&quot;G5&quot;) * [.C90])" office:value-type="float" office:value="449.966583736918">
            <text:p>450</text:p>
          </table:table-cell>
          <table:table-cell table:style-name="ce6" table:formula="of:=(INDIRECT(&quot;B1&quot;) - (2*INDIRECT(&quot;H5&quot;)*[.C90])) / (2 * INDIRECT(&quot;H5&quot;) * [.C90])" office:value-type="float" office:value="900.933167473837">
            <text:p>901</text:p>
          </table:table-cell>
          <table:table-cell table:style-name="ce6" table:formula="of:=(INDIRECT(&quot;B1&quot;) - (2*INDIRECT(&quot;I5&quot;)*[.C90])) / (2 * INDIRECT(&quot;I5&quot;) * [.C90])" office:value-type="float" office:value="1802.86633494767">
            <text:p>1803</text:p>
          </table:table-cell>
          <table:table-cell table:style-name="ce6" table:formula="of:=(INDIRECT(&quot;B1&quot;) - (2*INDIRECT(&quot;J5&quot;)*[.C90])) / (2 * INDIRECT(&quot;J5&quot;) * [.C90])" office:value-type="float" office:value="3606.73266989535">
            <text:p>3607</text:p>
          </table:table-cell>
          <table:table-cell table:style-name="ce6" table:formula="of:=(INDIRECT(&quot;B1&quot;) - (2*INDIRECT(&quot;K5&quot;)*[.C90])) / (2 * INDIRECT(&quot;K5&quot;) * [.C90])" office:value-type="float" office:value="7214.46533979069">
            <text:p>7214</text:p>
          </table:table-cell>
          <table:table-cell table:style-name="ce6" table:formula="of:=(INDIRECT(&quot;B1&quot;) - (2*INDIRECT(&quot;L5&quot;)*[.C90])) / (2 * INDIRECT(&quot;L5&quot;) * [.C90])" office:value-type="float" office:value="14429.9306795814">
            <text:p>14430</text:p>
          </table:table-cell>
          <table:table-cell table:style-name="ce6" table:formula="of:=(INDIRECT(&quot;B1&quot;) - (2*INDIRECT(&quot;M5&quot;)*[.C90])) / (2 * INDIRECT(&quot;M5&quot;) * [.C90])" office:value-type="float" office:value="115446.445436651">
            <text:p>115446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string">
            <text:p>C1 Pedal C</text:p>
          </table:table-cell>
          <table:table-cell table:style-name="ce3" office:value-type="float" office:value="32.7032">
            <text:p>32.7032</text:p>
          </table:table-cell>
          <table:table-cell table:style-name="ce6" table:formula="of:=(INDIRECT(&quot;B1&quot;) - (2*INDIRECT(&quot;D5&quot;)*[.C91])) / (2 * INDIRECT(&quot;D5&quot;) * [.C91])" office:value-type="float" office:value="58.7227488441498">
            <text:p>59</text:p>
          </table:table-cell>
          <table:table-cell table:style-name="ce6" table:formula="of:=(INDIRECT(&quot;B1&quot;) - (2*INDIRECT(&quot;E5&quot;)*[.C91])) / (2 * INDIRECT(&quot;E5&quot;) * [.C91])" office:value-type="float" office:value="118.4454976883">
            <text:p>118</text:p>
          </table:table-cell>
          <table:table-cell table:style-name="ce6" table:formula="of:=(INDIRECT(&quot;B1&quot;) - (2*INDIRECT(&quot;F5&quot;)*[.C91])) / (2 * INDIRECT(&quot;F5&quot;) * [.C91])" office:value-type="float" office:value="237.890995376599">
            <text:p>238</text:p>
          </table:table-cell>
          <table:table-cell table:style-name="ce6" table:formula="of:=(INDIRECT(&quot;B1&quot;) - (2*INDIRECT(&quot;G5&quot;)*[.C91])) / (2 * INDIRECT(&quot;G5&quot;) * [.C91])" office:value-type="float" office:value="476.781990753198">
            <text:p>477</text:p>
          </table:table-cell>
          <table:table-cell table:style-name="ce6" table:formula="of:=(INDIRECT(&quot;B1&quot;) - (2*INDIRECT(&quot;H5&quot;)*[.C91])) / (2 * INDIRECT(&quot;H5&quot;) * [.C91])" office:value-type="float" office:value="954.563981506397">
            <text:p>955</text:p>
          </table:table-cell>
          <table:table-cell table:style-name="ce6" table:formula="of:=(INDIRECT(&quot;B1&quot;) - (2*INDIRECT(&quot;I5&quot;)*[.C91])) / (2 * INDIRECT(&quot;I5&quot;) * [.C91])" office:value-type="float" office:value="1910.12796301279">
            <text:p>1910</text:p>
          </table:table-cell>
          <table:table-cell table:style-name="ce6" table:formula="of:=(INDIRECT(&quot;B1&quot;) - (2*INDIRECT(&quot;J5&quot;)*[.C91])) / (2 * INDIRECT(&quot;J5&quot;) * [.C91])" office:value-type="float" office:value="3821.25592602559">
            <text:p>3821</text:p>
          </table:table-cell>
          <table:table-cell table:style-name="ce6" table:formula="of:=(INDIRECT(&quot;B1&quot;) - (2*INDIRECT(&quot;K5&quot;)*[.C91])) / (2 * INDIRECT(&quot;K5&quot;) * [.C91])" office:value-type="float" office:value="7643.51185205117">
            <text:p>7644</text:p>
          </table:table-cell>
          <table:table-cell table:style-name="ce6" table:formula="of:=(INDIRECT(&quot;B1&quot;) - (2*INDIRECT(&quot;L5&quot;)*[.C91])) / (2 * INDIRECT(&quot;L5&quot;) * [.C91])" office:value-type="float" office:value="15288.0237041024">
            <text:p>15288</text:p>
          </table:table-cell>
          <table:table-cell table:style-name="ce6" table:formula="of:=(INDIRECT(&quot;B1&quot;) - (2*INDIRECT(&quot;M5&quot;)*[.C91])) / (2 * INDIRECT(&quot;M5&quot;) * [.C91])" office:value-type="float" office:value="122311.189632819">
            <text:p>122311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B0</text:p>
          </table:table-cell>
          <table:table-cell table:style-name="ce3" office:value-type="float" office:value="30.8677">
            <text:p>30.8677</text:p>
          </table:table-cell>
          <table:table-cell table:style-name="ce6" table:formula="of:=(INDIRECT(&quot;B1&quot;) - (2*INDIRECT(&quot;D5&quot;)*[.C92])) / (2 * INDIRECT(&quot;D5&quot;) * [.C92])" office:value-type="float" office:value="62.2740696585751">
            <text:p>62</text:p>
          </table:table-cell>
          <table:table-cell table:style-name="ce6" table:formula="of:=(INDIRECT(&quot;B1&quot;) - (2*INDIRECT(&quot;E5&quot;)*[.C92])) / (2 * INDIRECT(&quot;E5&quot;) * [.C92])" office:value-type="float" office:value="125.54813931715">
            <text:p>126</text:p>
          </table:table-cell>
          <table:table-cell table:style-name="ce6" table:formula="of:=(INDIRECT(&quot;B1&quot;) - (2*INDIRECT(&quot;F5&quot;)*[.C92])) / (2 * INDIRECT(&quot;F5&quot;) * [.C92])" office:value-type="float" office:value="252.096278634301">
            <text:p>252</text:p>
          </table:table-cell>
          <table:table-cell table:style-name="ce6" table:formula="of:=(INDIRECT(&quot;B1&quot;) - (2*INDIRECT(&quot;G5&quot;)*[.C92])) / (2 * INDIRECT(&quot;G5&quot;) * [.C92])" office:value-type="float" office:value="505.192557268601">
            <text:p>505</text:p>
          </table:table-cell>
          <table:table-cell table:style-name="ce6" table:formula="of:=(INDIRECT(&quot;B1&quot;) - (2*INDIRECT(&quot;H5&quot;)*[.C92])) / (2 * INDIRECT(&quot;H5&quot;) * [.C92])" office:value-type="float" office:value="1011.3851145372">
            <text:p>1011</text:p>
          </table:table-cell>
          <table:table-cell table:style-name="ce6" table:formula="of:=(INDIRECT(&quot;B1&quot;) - (2*INDIRECT(&quot;I5&quot;)*[.C92])) / (2 * INDIRECT(&quot;I5&quot;) * [.C92])" office:value-type="float" office:value="2023.7702290744">
            <text:p>2024</text:p>
          </table:table-cell>
          <table:table-cell table:style-name="ce6" table:formula="of:=(INDIRECT(&quot;B1&quot;) - (2*INDIRECT(&quot;J5&quot;)*[.C92])) / (2 * INDIRECT(&quot;J5&quot;) * [.C92])" office:value-type="float" office:value="4048.54045814881">
            <text:p>4049</text:p>
          </table:table-cell>
          <table:table-cell table:style-name="ce6" table:formula="of:=(INDIRECT(&quot;B1&quot;) - (2*INDIRECT(&quot;K5&quot;)*[.C92])) / (2 * INDIRECT(&quot;K5&quot;) * [.C92])" office:value-type="float" office:value="8098.08091629762">
            <text:p>8098</text:p>
          </table:table-cell>
          <table:table-cell table:style-name="ce6" table:formula="of:=(INDIRECT(&quot;B1&quot;) - (2*INDIRECT(&quot;L5&quot;)*[.C92])) / (2 * INDIRECT(&quot;L5&quot;) * [.C92])" office:value-type="float" office:value="16197.1618325952">
            <text:p>16197</text:p>
          </table:table-cell>
          <table:table-cell table:style-name="ce6" table:formula="of:=(INDIRECT(&quot;B1&quot;) - (2*INDIRECT(&quot;M5&quot;)*[.C92])) / (2 * INDIRECT(&quot;M5&quot;) * [.C92])" office:value-type="float" office:value="129584.294660762">
            <text:p>12958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string">
            <text:p>A♯0/B♭0</text:p>
          </table:table-cell>
          <table:table-cell table:style-name="ce3" office:value-type="float" office:value="29.1352">
            <text:p>29.1352</text:p>
          </table:table-cell>
          <table:table-cell table:style-name="ce6" table:formula="of:=(INDIRECT(&quot;B1&quot;) - (2*INDIRECT(&quot;D5&quot;)*[.C93])) / (2 * INDIRECT(&quot;D5&quot;) * [.C93])" office:value-type="float" office:value="66.0366086383481">
            <text:p>66</text:p>
          </table:table-cell>
          <table:table-cell table:style-name="ce6" table:formula="of:=(INDIRECT(&quot;B1&quot;) - (2*INDIRECT(&quot;E5&quot;)*[.C93])) / (2 * INDIRECT(&quot;E5&quot;) * [.C93])" office:value-type="float" office:value="133.073217276696">
            <text:p>133</text:p>
          </table:table-cell>
          <table:table-cell table:style-name="ce6" table:formula="of:=(INDIRECT(&quot;B1&quot;) - (2*INDIRECT(&quot;F5&quot;)*[.C93])) / (2 * INDIRECT(&quot;F5&quot;) * [.C93])" office:value-type="float" office:value="267.146434553392">
            <text:p>267</text:p>
          </table:table-cell>
          <table:table-cell table:style-name="ce6" table:formula="of:=(INDIRECT(&quot;B1&quot;) - (2*INDIRECT(&quot;G5&quot;)*[.C93])) / (2 * INDIRECT(&quot;G5&quot;) * [.C93])" office:value-type="float" office:value="535.292869106785">
            <text:p>535</text:p>
          </table:table-cell>
          <table:table-cell table:style-name="ce6" table:formula="of:=(INDIRECT(&quot;B1&quot;) - (2*INDIRECT(&quot;H5&quot;)*[.C93])) / (2 * INDIRECT(&quot;H5&quot;) * [.C93])" office:value-type="float" office:value="1071.58573821357">
            <text:p>1072</text:p>
          </table:table-cell>
          <table:table-cell table:style-name="ce6" table:formula="of:=(INDIRECT(&quot;B1&quot;) - (2*INDIRECT(&quot;I5&quot;)*[.C93])) / (2 * INDIRECT(&quot;I5&quot;) * [.C93])" office:value-type="float" office:value="2144.17147642714">
            <text:p>2144</text:p>
          </table:table-cell>
          <table:table-cell table:style-name="ce6" table:formula="of:=(INDIRECT(&quot;B1&quot;) - (2*INDIRECT(&quot;J5&quot;)*[.C93])) / (2 * INDIRECT(&quot;J5&quot;) * [.C93])" office:value-type="float" office:value="4289.34295285428">
            <text:p>4289</text:p>
          </table:table-cell>
          <table:table-cell table:style-name="ce6" table:formula="of:=(INDIRECT(&quot;B1&quot;) - (2*INDIRECT(&quot;K5&quot;)*[.C93])) / (2 * INDIRECT(&quot;K5&quot;) * [.C93])" office:value-type="float" office:value="8579.68590570856">
            <text:p>8580</text:p>
          </table:table-cell>
          <table:table-cell table:style-name="ce6" table:formula="of:=(INDIRECT(&quot;B1&quot;) - (2*INDIRECT(&quot;L5&quot;)*[.C93])) / (2 * INDIRECT(&quot;L5&quot;) * [.C93])" office:value-type="float" office:value="17160.3718114171">
            <text:p>17160</text:p>
          </table:table-cell>
          <table:table-cell table:style-name="ce6" table:formula="of:=(INDIRECT(&quot;B1&quot;) - (2*INDIRECT(&quot;M5&quot;)*[.C93])) / (2 * INDIRECT(&quot;M5&quot;) * [.C93])" office:value-type="float" office:value="137289.974491337">
            <text:p>137290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A0 Double Pedal A</text:p>
          </table:table-cell>
          <table:table-cell table:style-name="ce3" office:value-type="float" office:value="27.5">
            <text:p>27.5</text:p>
          </table:table-cell>
          <table:table-cell table:style-name="ce6" table:formula="of:=(INDIRECT(&quot;B1&quot;) - (2*INDIRECT(&quot;D5&quot;)*[.C94])) / (2 * INDIRECT(&quot;D5&quot;) * [.C94])" office:value-type="float" office:value="70.0227272727273">
            <text:p>70</text:p>
          </table:table-cell>
          <table:table-cell table:style-name="ce6" table:formula="of:=(INDIRECT(&quot;B1&quot;) - (2*INDIRECT(&quot;E5&quot;)*[.C94])) / (2 * INDIRECT(&quot;E5&quot;) * [.C94])" office:value-type="float" office:value="141.045454545455">
            <text:p>141</text:p>
          </table:table-cell>
          <table:table-cell table:style-name="ce6" table:formula="of:=(INDIRECT(&quot;B1&quot;) - (2*INDIRECT(&quot;F5&quot;)*[.C94])) / (2 * INDIRECT(&quot;F5&quot;) * [.C94])" office:value-type="float" office:value="283.090909090909">
            <text:p>283</text:p>
          </table:table-cell>
          <table:table-cell table:style-name="ce6" table:formula="of:=(INDIRECT(&quot;B1&quot;) - (2*INDIRECT(&quot;G5&quot;)*[.C94])) / (2 * INDIRECT(&quot;G5&quot;) * [.C94])" office:value-type="float" office:value="567.181818181818">
            <text:p>567</text:p>
          </table:table-cell>
          <table:table-cell table:style-name="ce6" table:formula="of:=(INDIRECT(&quot;B1&quot;) - (2*INDIRECT(&quot;H5&quot;)*[.C94])) / (2 * INDIRECT(&quot;H5&quot;) * [.C94])" office:value-type="float" office:value="1135.36363636364">
            <text:p>1135</text:p>
          </table:table-cell>
          <table:table-cell table:style-name="ce6" table:formula="of:=(INDIRECT(&quot;B1&quot;) - (2*INDIRECT(&quot;I5&quot;)*[.C94])) / (2 * INDIRECT(&quot;I5&quot;) * [.C94])" office:value-type="float" office:value="2271.72727272727">
            <text:p>2272</text:p>
          </table:table-cell>
          <table:table-cell table:style-name="ce6" table:formula="of:=(INDIRECT(&quot;B1&quot;) - (2*INDIRECT(&quot;J5&quot;)*[.C94])) / (2 * INDIRECT(&quot;J5&quot;) * [.C94])" office:value-type="float" office:value="4544.45454545454">
            <text:p>4544</text:p>
          </table:table-cell>
          <table:table-cell table:style-name="ce6" table:formula="of:=(INDIRECT(&quot;B1&quot;) - (2*INDIRECT(&quot;K5&quot;)*[.C94])) / (2 * INDIRECT(&quot;K5&quot;) * [.C94])" office:value-type="float" office:value="9089.90909090909">
            <text:p>9090</text:p>
          </table:table-cell>
          <table:table-cell table:style-name="ce6" table:formula="of:=(INDIRECT(&quot;B1&quot;) - (2*INDIRECT(&quot;L5&quot;)*[.C94])) / (2 * INDIRECT(&quot;L5&quot;) * [.C94])" office:value-type="float" office:value="18180.8181818182">
            <text:p>18181</text:p>
          </table:table-cell>
          <table:table-cell table:style-name="ce6" table:formula="of:=(INDIRECT(&quot;B1&quot;) - (2*INDIRECT(&quot;M5&quot;)*[.C94])) / (2 * INDIRECT(&quot;M5&quot;) * [.C94])" office:value-type="float" office:value="145453.545454545">
            <text:p>145454</text:p>
          </table:table-cell>
          <table:table-cell table:number-columns-repeated="2"/>
          <table:table-cell table:style-name="ce3"/>
          <table:table-cell table:style-name="ce6"/>
        </table:table-row>
        <table:table-row table:style-name="ro2">
          <table:table-cell table:number-columns-repeated="16"/>
          <table:table-cell table:style-name="ce6"/>
        </table:table-row>
        <table:table-row table:style-name="ro2" table:number-rows-repeated="104848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11/22/2011</text:date>, <text:time>19:5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3T14:05:39</meta:creation-date>
    <meta:editing-duration>PT02H25M53S</meta:editing-duration>
    <meta:editing-cycles>3</meta:editing-cycles>
    <meta:generator>OpenOffice.org/3.2$Linux OpenOffice.org_project/320m19$Build-9505</meta:generator>
    <meta:initial-creator>john </meta:initial-creator>
    <dc:date>2011-11-22T19:56:47</dc:date>
    <dc:creator>john </dc:creator>
    <meta:document-statistic meta:table-count="3" meta:cell-count="1160" meta:object-count="0"/>
  </office:meta>
</office:document-meta>
</file>